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1" fo:font-size="17pt" style:text-underline-style="none" fo:font-weight="bold" officeooo:rsid="0a7edee9" officeooo:paragraph-rsid="1c86b3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380416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7cb744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f7aa166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3fbfca5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4d6d18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a1f4370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49071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a89c1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a8da7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cb2ef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ce168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3ce71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411a7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bbb085" officeooo:paragraph-rsid="411ba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ce22e99" officeooo:paragraph-rsid="3ce8a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d2d725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d4855c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9541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dfa4b0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beb1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d2e48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ee8ab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fb350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ff057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ff6d9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1a1f4370" officeooo:paragraph-rsid="3f9332d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29490711" officeooo:paragraph-rsid="39430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font-name="Liberation Serif" fo:font-size="17pt" fo:font-style="normal" fo:text-shadow="none" style:text-underline-style="none" fo:font-weight="bold" officeooo:rsid="35cd54f6" officeooo:paragraph-rsid="39430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949071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ce57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49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8a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8e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c9c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0c7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2bb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c3b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df5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2d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d74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22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3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f765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b8e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21aaf47d" officeooo:paragraph-rsid="40e77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85e58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d8f2c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ce578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16a6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0c73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dc3b0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e124b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7b63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9e4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1a1f4370" officeooo:paragraph-rsid="40f812c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b7beb9b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0a027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3df65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font-name="標楷體1" fo:font-size="17pt" fo:font-style="normal" fo:text-shadow="none" style:text-underline-style="none" fo:font-weight="bold" officeooo:rsid="3a573779" officeooo:paragraph-rsid="3f9332de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font-name="Liberation Serif1" fo:font-size="17pt" fo:font-style="normal" fo:text-shadow="none" style:text-underline-style="none" fo:font-weight="bold" officeooo:rsid="3a53df65" officeooo:paragraph-rsid="3f9332d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f319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2d299a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1e211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1eb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295a2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officeooo:paragraph-rsid="4085c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4ac02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8fa75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b23c03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cf0d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071c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4d27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d6dc6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ea64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31df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33a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911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baa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f4a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e68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6c8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b7d8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c07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c474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43208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c9c5e9" officeooo:paragraph-rsid="39d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a55c295" officeooo:paragraph-rsid="3a5974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c35ff" officeooo:paragraph-rsid="3aad0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dc35ff" officeooo:paragraph-rsid="3ad32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7acb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b027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87f8a47" officeooo:paragraph-rsid="3bc04d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09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bba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21f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7ec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b07c8c" officeooo:paragraph-rsid="3eb58b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fe04fc" officeooo:paragraph-rsid="3f05f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054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43c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6cc8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4c47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ccb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8a8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82af5" officeooo:paragraph-rsid="3f229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3e89a8" officeooo:paragraph-rsid="3f515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67cbf1" officeooo:paragraph-rsid="3f67cb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67cbf1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74fa87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1f3192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82c2b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d299a" officeooo:paragraph-rsid="3f9332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ff6d9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0f038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1d3102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35de3b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4107b5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41096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c071c4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ccf0da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c4097f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7a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74f2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7f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9e9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b875e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b8e7a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b9257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83b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b8757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9b1f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b7d8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c07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d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7f7ebb" officeooo:paragraph-rsid="398f4d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9d0f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1449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48e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80bd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4c51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4d15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56bb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5974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5b47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5c8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5e02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92b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9639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9145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ad0f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d32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ece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0d9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162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f56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936d" officeooo:paragraph-rsid="3af9d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936d" officeooo:paragraph-rsid="3b0576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936d" officeooo:paragraph-rsid="3b291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936d" officeooo:paragraph-rsid="3b2c1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936d" officeooo:paragraph-rsid="3aece5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def24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df022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4016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3dab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4bc5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486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dfe5e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dfb06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ae4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812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e2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513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337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eeb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f0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801d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82b0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9df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971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306769" officeooo:paragraph-rsid="3b3dab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a0bf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40876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4088f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b027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bcd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ba9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b80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bf6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3bc04d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7f8a47" officeooo:paragraph-rsid="40abfd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bae0a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a2f6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3da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3f8d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191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87ce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65bd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68fc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27a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6311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4cf8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40778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592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a8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5e8a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d873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c71f881" officeooo:paragraph-rsid="3c830e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9221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a434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909c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939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aa9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aca0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9597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bf72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86033b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8c2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8dc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c154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3f7e5" officeooo:paragraph-rsid="3dc3f7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3f7e5" officeooo:paragraph-rsid="3dcb3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4b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b1c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b3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7eb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3a2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9d91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e0ea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c09a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bd53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ebf6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3ec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fd3d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fde96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fde08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33af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34aa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0dde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466d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0ec8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295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0f03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1d36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3e0e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3741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2af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0fd9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1fa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24b4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22dc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1dec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407dd1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407d0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58cb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4d88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50fa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520e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f0e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d052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d8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ee6e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eb7fe" officeooo:paragraph-rsid="3dceb7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eb7fe" officeooo:paragraph-rsid="3dd49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eb7fe" officeooo:paragraph-rsid="3dd310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ceb7fe" officeooo:paragraph-rsid="3dddf1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fbfca5" officeooo:paragraph-rsid="3fd650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fbfca5" officeooo:paragraph-rsid="3fdc47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3fbfca5" officeooo:paragraph-rsid="3fd3d5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cee167" officeooo:paragraph-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efe0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0228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0b18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d75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efe5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1125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e87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878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8903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89c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32e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1e0d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2054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5335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6cc8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4b8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3af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8a8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2297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75d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6f0e20" officeooo:paragraph-rsid="3f707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95e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5a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85cd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a739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074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0c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92f2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9c6db2" officeooo:paragraph-rsid="409eef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a833a7" officeooo:paragraph-rsid="4090c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ccf0da" officeooo:paragraph-rsid="39430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ad0fa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aece57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278a3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dc92" officeooo:paragraph-rsid="3af5dc9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f5dc92" officeooo:paragraph-rsid="3af5659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9df8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a1e9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1d95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7acba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756212" officeooo:paragraph-rsid="3b75621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c27a6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6e063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6d5d5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73468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eb07c8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eb09a7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b09a77" officeooo:paragraph-rsid="3eb7ec8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c2db2" officeooo:paragraph-rsid="3d8c2d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7cd1d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c3f7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c154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3a5dc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3f94d1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85cd1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b56a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9ff0d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5d82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406d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8857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439e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f9bda9" officeooo:paragraph-rsid="40abec3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0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65b67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1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77e8d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2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dfa4b0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font-name="標楷體" fo:font-size="17pt" fo:font-style="normal" fo:text-shadow="none" style:text-underline-style="none" fo:font-weight="bold" officeooo:rsid="35ebeb1e" officeooo:paragraph-rsid="39430e6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font-name="Liberation Serif" officeooo:paragraph-rsid="3f9332de" style:font-name-asian="Liberation Serif"/>
    </style:style>
    <style:style style:name="P355" style:family="paragraph" style:parent-style-name="Standard" style:list-style-name="L1">
      <style:text-properties fo:color="#333333" style:font-name="Liberation Serif" officeooo:paragraph-rsid="398f4dd3" style:font-name-asian="Liberation Serif"/>
    </style:style>
    <style:style style:name="P356" style:family="paragraph" style:parent-style-name="Standard" style:list-style-name="L1">
      <style:text-properties fo:color="#333333" style:font-name="Liberation Serif" officeooo:paragraph-rsid="3dfb06b0" style:font-name-asian="Liberation Serif"/>
    </style:style>
    <style:style style:name="P357" style:family="paragraph" style:parent-style-name="Standard" style:list-style-name="L1">
      <style:text-properties fo:color="#333333" style:font-name="Liberation Serif" officeooo:paragraph-rsid="3dc09afb" style:font-name-asian="Liberation Serif"/>
    </style:style>
    <style:style style:name="P358" style:family="paragraph" style:parent-style-name="Standard" style:list-style-name="L1">
      <style:text-properties fo:color="#333333" style:font-name="Liberation Serif" officeooo:paragraph-rsid="3dbd53c1" style:font-name-asian="Liberation Serif"/>
    </style:style>
    <style:style style:name="P359" style:family="paragraph" style:parent-style-name="Standard" style:list-style-name="L1">
      <style:text-properties fo:color="#333333" style:font-name="Liberation Serif" fo:font-weight="bold" officeooo:paragraph-rsid="399e9a86" style:font-name-asian="Liberation Serif" style:font-weight-asian="bold" style:font-weight-complex="bold"/>
    </style:style>
    <style:style style:name="P360" style:family="paragraph" style:parent-style-name="Standard" style:list-style-name="L1">
      <style:text-properties fo:color="#333333" officeooo:paragraph-rsid="39430e67"/>
    </style:style>
    <style:style style:name="P361" style:family="paragraph" style:parent-style-name="Standard" style:list-style-name="L1">
      <style:text-properties fo:color="#1c1c1c" style:text-outline="false" style:text-line-through-style="none" style:text-line-through-type="none" style:font-name="Liberation Serif1" fo:font-size="17pt" fo:font-style="normal" fo:text-shadow="none" style:text-underline-style="none" fo:font-weight="bold" officeooo:rsid="3a53df65" officeooo:paragraph-rsid="3f9332de" style:font-name-asian="標楷體1" style:font-size-asian="17pt" style:language-asian="zh" style:country-asian="TW" style:font-style-asian="normal" style:font-weight-asian="bold" style:font-name-complex="Liberation Serif1" style:font-size-complex="17pt" style:font-weight-complex="bold" style:text-emphasize="none"/>
    </style:style>
    <style:style style:name="P362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1a1f4370" officeooo:paragraph-rsid="3f9332d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1c1c1c" style:text-outline="false" style:text-line-through-style="none" style:text-line-through-type="none" style:font-name="Liberation Serif" fo:font-size="17pt" fo:font-style="normal" fo:text-shadow="none" style:text-underline-style="none" fo:font-weight="bold" officeooo:rsid="29490711" officeooo:paragraph-rsid="39430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a6a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5ab652" officeooo:paragraph-rsid="399e9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344815" officeooo:paragraph-rsid="3b5337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40c01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40af42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40c587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bc1835" officeooo:paragraph-rsid="40be6e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23f5f" officeooo:paragraph-rsid="40b870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23f5f" officeooo:paragraph-rsid="40bd33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40778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d734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aca0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61ab4d" officeooo:paragraph-rsid="3ebd75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officeooo:paragraph-rsid="3d7cd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d5b29" officeooo:paragraph-rsid="39430e6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b09a77" officeooo:paragraph-rsid="3eb6e8c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ada7ff" officeooo:paragraph-rsid="3d73468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dc154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788559" officeooo:paragraph-rsid="3ec218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4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ba9a2e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a7edee9"/>
    </style:style>
    <style:style style:name="T3" style:family="text">
      <style:text-properties style:text-underline-style="solid" style:text-underline-width="auto" style:text-underline-color="font-color" style:font-name-asian="標楷體1"/>
    </style:style>
    <style:style style:name="T4" style:family="text">
      <style:text-properties style:text-underline-style="solid" style:text-underline-width="auto" style:text-underline-color="font-color" officeooo:rsid="3d61ab4d" style:font-name-asian="標楷體1"/>
    </style:style>
    <style:style style:name="T5" style:family="text">
      <style:text-properties style:text-underline-style="solid" style:text-underline-width="auto" style:text-underline-color="font-color" officeooo:rsid="0a7edee9" style:font-name-asian="標楷體1"/>
    </style:style>
    <style:style style:name="T6" style:family="text">
      <style:text-properties style:text-underline-style="solid" style:text-underline-width="auto" style:text-underline-color="font-color" officeooo:rsid="09d95731" style:font-name-asian="標楷體1"/>
    </style:style>
    <style:style style:name="T7" style:family="text">
      <style:text-properties style:text-underline-style="solid" style:text-underline-width="auto" style:text-underline-color="font-color" officeooo:rsid="17cb7444" style:font-name-asian="標楷體1" style:font-name-complex="Liberation Serif1"/>
    </style:style>
    <style:style style:name="T8" style:family="text">
      <style:text-properties style:text-underline-style="solid" style:text-underline-width="auto" style:text-underline-color="font-color" officeooo:rsid="1cbbd5b6" style:font-name-asian="標楷體1" style:font-name-complex="Liberation Serif1"/>
    </style:style>
    <style:style style:name="T9" style:family="text">
      <style:text-properties style:text-underline-style="solid" style:text-underline-width="auto" style:text-underline-color="font-color" officeooo:rsid="30570682"/>
    </style:style>
    <style:style style:name="T10" style:family="text">
      <style:text-properties style:font-name="標楷體" style:font-name-asian="標楷體"/>
    </style:style>
    <style:style style:name="T11" style:family="text">
      <style:text-properties style:font-name="標楷體" officeooo:rsid="35d65b67" style:font-name-asian="標楷體"/>
    </style:style>
    <style:style style:name="T12" style:family="text">
      <style:text-properties style:font-name="標楷體" officeooo:rsid="35e95419" style:font-name-asian="標楷體"/>
    </style:style>
    <style:style style:name="T13" style:family="text">
      <style:text-properties style:font-name="標楷體" officeooo:rsid="35ebd192" style:font-name-asian="標楷體"/>
    </style:style>
    <style:style style:name="T14" style:family="text">
      <style:text-properties style:font-name="標楷體" officeooo:rsid="35ed2e48" style:font-name-asian="標楷體"/>
    </style:style>
    <style:style style:name="T15" style:family="text">
      <style:text-properties style:font-name="標楷體" officeooo:rsid="3615ee8f" style:font-name-asian="標楷體"/>
    </style:style>
    <style:style style:name="T16" style:family="text">
      <style:text-properties style:font-name="標楷體" officeooo:rsid="36116b39" style:font-name-asian="標楷體"/>
    </style:style>
    <style:style style:name="T17" style:family="text">
      <style:text-properties style:font-name="標楷體" officeooo:rsid="36103401" style:font-name-asian="標楷體"/>
    </style:style>
    <style:style style:name="T18" style:family="text">
      <style:text-properties style:font-name="標楷體" officeooo:rsid="36124bd6" style:font-name-asian="標楷體"/>
    </style:style>
    <style:style style:name="T19" style:family="text">
      <style:text-properties style:font-name="標楷體" officeooo:rsid="3617c701" style:font-name-asian="標楷體"/>
    </style:style>
    <style:style style:name="T20" style:family="text">
      <style:text-properties officeooo:rsid="24ffe503"/>
    </style:style>
    <style:style style:name="T21" style:family="text">
      <style:text-properties fo:color="#050505"/>
    </style:style>
    <style:style style:name="T22" style:family="text">
      <style:text-properties fo:color="#050505" fo:font-size="14pt" style:font-size-asian="14pt" style:font-size-complex="14pt"/>
    </style:style>
    <style:style style:name="T23" style:family="text">
      <style:text-properties fo:color="#050505" style:font-name="標楷體1" fo:font-size="16pt" style:font-size-asian="16pt" style:font-size-complex="16pt"/>
    </style:style>
    <style:style style:name="T24" style:family="text">
      <style:text-properties fo:color="#050505" style:font-name="標楷體1" fo:font-size="16pt" officeooo:rsid="36276b6e" style:font-size-asian="16pt" style:font-size-complex="16pt"/>
    </style:style>
    <style:style style:name="T25" style:family="text">
      <style:text-properties fo:color="#050505" style:font-name="標楷體1" fo:font-size="16pt" officeooo:rsid="361d5f08" style:font-size-asian="16pt" style:font-size-complex="16pt"/>
    </style:style>
    <style:style style:name="T26" style:family="text">
      <style:text-properties fo:color="#050505" style:font-name="標楷體1" style:font-name-asian="標楷體1"/>
    </style:style>
    <style:style style:name="T27" style:family="text">
      <style:text-properties fo:color="#050505" style:font-name="標楷體1" officeooo:rsid="3d788559" style:font-name-asian="標楷體1"/>
    </style:style>
    <style:style style:name="T28" style:family="text">
      <style:text-properties fo:color="#050505" style:font-name="標楷體1" officeooo:rsid="3d8b0e16" style:font-name-asian="標楷體1"/>
    </style:style>
    <style:style style:name="T29" style:family="text">
      <style:text-properties fo:color="#050505" style:font-name="標楷體1" style:font-name-asian="標楷體1" style:font-name-complex="Liberation Serif1"/>
    </style:style>
    <style:style style:name="T30" style:family="text">
      <style:text-properties fo:color="#050505" style:font-name="標楷體1" officeooo:rsid="0880e60f" style:font-name-asian="標楷體1"/>
    </style:style>
    <style:style style:name="T31" style:family="text">
      <style:text-properties fo:color="#050505" style:font-name-asian="標楷體1"/>
    </style:style>
    <style:style style:name="T32" style:family="text">
      <style:text-properties fo:color="#050505" officeooo:rsid="3d8b0e16" style:font-name-asian="標楷體1"/>
    </style:style>
    <style:style style:name="T33" style:family="text">
      <style:text-properties fo:color="#050505" officeooo:rsid="409ff0d9" style:font-name-asian="標楷體1"/>
    </style:style>
    <style:style style:name="T34" style:family="text">
      <style:text-properties fo:color="#050505" officeooo:rsid="21aaf47d" style:font-name-asian="標楷體1"/>
    </style:style>
    <style:style style:name="T35" style:family="text">
      <style:text-properties fo:color="#050505" officeooo:rsid="3ef9bda9"/>
    </style:style>
    <style:style style:name="T36" style:family="text">
      <style:text-properties fo:color="#050505" fo:font-size="16pt" style:font-size-asian="16pt" style:font-size-complex="16pt"/>
    </style:style>
    <style:style style:name="T37" style:family="text">
      <style:text-properties fo:color="#050505" fo:font-size="6pt" style:font-size-asian="6pt" style:font-size-complex="6pt"/>
    </style:style>
    <style:style style:name="T38" style:family="text">
      <style:text-properties fo:color="#050505" fo:font-size="6pt" officeooo:rsid="3a383f6e" style:font-size-asian="6pt" style:font-size-complex="6pt"/>
    </style:style>
    <style:style style:name="T39" style:family="text">
      <style:text-properties fo:color="#050505" officeooo:rsid="187f8a47"/>
    </style:style>
    <style:style style:name="T40" style:family="text">
      <style:text-properties fo:color="#050505" officeooo:rsid="3bada7ff"/>
    </style:style>
    <style:style style:name="T41" style:family="text">
      <style:text-properties fo:color="#050505" officeooo:rsid="3c705146"/>
    </style:style>
    <style:style style:name="T42" style:family="text">
      <style:text-properties fo:color="#050505" fo:font-size="7pt" style:font-size-asian="7pt" style:font-size-complex="7pt"/>
    </style:style>
    <style:style style:name="T43" style:family="text">
      <style:text-properties fo:color="#050505" fo:font-size="7pt" officeooo:rsid="40e77999" style:font-size-asian="7pt" style:font-size-complex="7pt"/>
    </style:style>
    <style:style style:name="T44" style:family="text">
      <style:text-properties fo:color="#050505" style:font-name="Arial" officeooo:rsid="3c705146" style:font-name-asian="Arial"/>
    </style:style>
    <style:style style:name="T45" style:family="text">
      <style:text-properties officeooo:rsid="3582de89"/>
    </style:style>
    <style:style style:name="T46" style:family="text">
      <style:text-properties officeooo:rsid="360425b4"/>
    </style:style>
    <style:style style:name="T47" style:family="text">
      <style:text-properties style:font-name-asian="標楷體1"/>
    </style:style>
    <style:style style:name="T48" style:family="text">
      <style:text-properties officeooo:rsid="359426eb" style:font-name-asian="標楷體1"/>
    </style:style>
    <style:style style:name="T49" style:family="text">
      <style:text-properties officeooo:rsid="2af8317e" style:font-name-asian="標楷體1"/>
    </style:style>
    <style:style style:name="T50" style:family="text">
      <style:text-properties officeooo:rsid="2f6367eb" style:font-name-asian="標楷體1"/>
    </style:style>
    <style:style style:name="T51" style:family="text">
      <style:text-properties officeooo:rsid="35a9fa00" style:font-name-asian="標楷體1"/>
    </style:style>
    <style:style style:name="T52" style:family="text">
      <style:text-properties officeooo:rsid="35bbb085" style:font-name-asian="標楷體1"/>
    </style:style>
    <style:style style:name="T53" style:family="text">
      <style:text-properties officeooo:rsid="36e05500" style:font-name-asian="標楷體1"/>
    </style:style>
    <style:style style:name="T54" style:family="text">
      <style:text-properties officeooo:rsid="368fa757" style:font-name-asian="標楷體1"/>
    </style:style>
    <style:style style:name="T55" style:family="text">
      <style:text-properties officeooo:rsid="397e60cb" style:font-name-asian="標楷體1"/>
    </style:style>
    <style:style style:name="T56" style:family="text">
      <style:text-properties officeooo:rsid="3aece57f" style:font-name-asian="標楷體1"/>
    </style:style>
    <style:style style:name="T57" style:family="text">
      <style:text-properties officeooo:rsid="3af5936d" style:font-name-asian="標楷體1"/>
    </style:style>
    <style:style style:name="T58" style:family="text">
      <style:text-properties officeooo:rsid="3b26a616" style:font-name-asian="標楷體1"/>
    </style:style>
    <style:style style:name="T59" style:family="text">
      <style:text-properties officeooo:rsid="187f8a47" style:font-name-asian="標楷體1"/>
    </style:style>
    <style:style style:name="T60" style:family="text">
      <style:text-properties officeooo:rsid="3d61ab4d" style:font-name-asian="標楷體1"/>
    </style:style>
    <style:style style:name="T61" style:family="text">
      <style:text-properties officeooo:rsid="1886033b" style:font-name-asian="標楷體1"/>
    </style:style>
    <style:style style:name="T62" style:family="text">
      <style:text-properties officeooo:rsid="3dc15438" style:font-name-asian="標楷體1"/>
    </style:style>
    <style:style style:name="T63" style:family="text">
      <style:text-properties officeooo:rsid="3dc23321" style:font-name-asian="標楷體1"/>
    </style:style>
    <style:style style:name="T64" style:family="text">
      <style:text-properties officeooo:rsid="3dc3f7e5" style:font-name-asian="標楷體1"/>
    </style:style>
    <style:style style:name="T65" style:family="text">
      <style:text-properties officeooo:rsid="3dc9f768" style:font-name-asian="標楷體1"/>
    </style:style>
    <style:style style:name="T66" style:family="text">
      <style:text-properties officeooo:rsid="3eb07c8c" style:font-name-asian="標楷體1"/>
    </style:style>
    <style:style style:name="T67" style:family="text">
      <style:text-properties officeooo:rsid="3f082af5" style:font-name-asian="標楷體1"/>
    </style:style>
    <style:style style:name="T68" style:family="text">
      <style:text-properties officeooo:rsid="3a53df65" style:font-name-asian="標楷體1" style:font-name-complex="Liberation Serif1"/>
    </style:style>
    <style:style style:name="T69" style:family="text">
      <style:text-properties officeooo:rsid="3a7474bb" style:font-name-asian="標楷體1" style:font-name-complex="Liberation Serif1"/>
    </style:style>
    <style:style style:name="T70" style:family="text">
      <style:text-properties officeooo:rsid="17cb7444" style:font-name-asian="標楷體1" style:font-name-complex="Liberation Serif1"/>
    </style:style>
    <style:style style:name="T71" style:family="text">
      <style:text-properties officeooo:rsid="3a558197" style:font-name-asian="標楷體1"/>
    </style:style>
    <style:style style:name="T72" style:family="text">
      <style:text-properties officeooo:rsid="34d6d182" style:font-name-asian="標楷體1"/>
    </style:style>
    <style:style style:name="T73" style:family="text">
      <style:text-properties officeooo:rsid="3ab7a9a1" style:font-name-asian="標楷體1"/>
    </style:style>
    <style:style style:name="T74" style:family="text">
      <style:text-properties officeooo:rsid="3a6291ae" style:font-name-asian="標楷體1"/>
    </style:style>
    <style:style style:name="T75" style:family="text">
      <style:text-properties officeooo:rsid="3ab986e7" style:font-name-asian="標楷體1"/>
    </style:style>
    <style:style style:name="T76" style:family="text">
      <style:text-properties officeooo:rsid="3ecee167" style:font-name-asian="標楷體1"/>
    </style:style>
    <style:style style:name="T77" style:family="text">
      <style:text-properties officeooo:rsid="3f94d117" style:font-name-asian="標楷體1"/>
    </style:style>
    <style:style style:name="T78" style:family="text">
      <style:text-properties officeooo:rsid="3fa81f17" style:font-name-asian="標楷體1"/>
    </style:style>
    <style:style style:name="T79" style:family="text">
      <style:text-properties officeooo:rsid="409c6db2" style:font-name-asian="標楷體1"/>
    </style:style>
    <style:style style:name="T80" style:family="text">
      <style:text-properties officeooo:rsid="409fae37" style:font-name-asian="標楷體1"/>
    </style:style>
    <style:style style:name="T81" style:family="text">
      <style:text-properties officeooo:rsid="409ff0d9" style:font-name-asian="標楷體1"/>
    </style:style>
    <style:style style:name="T82" style:family="text">
      <style:text-properties officeooo:rsid="21aaf47d" style:font-name-asian="標楷體1"/>
    </style:style>
    <style:style style:name="T83" style:family="text">
      <style:text-properties officeooo:rsid="40f7b630" style:font-name-asian="標楷體1"/>
    </style:style>
    <style:style style:name="T84" style:family="text">
      <style:text-properties officeooo:rsid="40f9e4e0" style:font-name-asian="標楷體1"/>
    </style:style>
    <style:style style:name="T85" style:family="text">
      <style:text-properties style:font-name="標楷體1"/>
    </style:style>
    <style:style style:name="T86" style:family="text">
      <style:text-properties style:font-name="標楷體1" style:font-name-asian="標楷體1"/>
    </style:style>
    <style:style style:name="T87" style:family="text">
      <style:text-properties style:font-name="標楷體1" officeooo:rsid="2f6367eb" style:font-name-asian="標楷體1"/>
    </style:style>
    <style:style style:name="T88" style:family="text">
      <style:text-properties style:font-name="標楷體1" officeooo:rsid="35a9fa00" style:font-name-asian="標楷體1"/>
    </style:style>
    <style:style style:name="T89" style:family="text">
      <style:text-properties style:font-name="標楷體1" officeooo:rsid="35ae5dac" style:font-name-asian="標楷體1"/>
    </style:style>
    <style:style style:name="T90" style:family="text">
      <style:text-properties style:font-name="標楷體1" officeooo:rsid="368fa757" style:font-name-asian="標楷體1"/>
    </style:style>
    <style:style style:name="T91" style:family="text">
      <style:text-properties style:font-name="標楷體1" officeooo:rsid="39470b50" style:font-name-asian="標楷體1"/>
    </style:style>
    <style:style style:name="T92" style:family="text">
      <style:text-properties style:font-name="標楷體1" officeooo:rsid="3a55c295" style:font-name-asian="標楷體1"/>
    </style:style>
    <style:style style:name="T93" style:family="text">
      <style:text-properties style:font-name="標楷體1" officeooo:rsid="3a56bbd6" style:font-name-asian="標楷體1"/>
    </style:style>
    <style:style style:name="T94" style:family="text">
      <style:text-properties style:font-name="標楷體1" officeooo:rsid="3abdae7b" style:font-name-asian="標楷體1"/>
    </style:style>
    <style:style style:name="T95" style:family="text">
      <style:text-properties style:font-name="標楷體1" officeooo:rsid="3af5936d" style:font-name-asian="標楷體1"/>
    </style:style>
    <style:style style:name="T96" style:family="text">
      <style:text-properties style:font-name="標楷體1" officeooo:rsid="3b07f6fb" style:font-name-asian="標楷體1"/>
    </style:style>
    <style:style style:name="T97" style:family="text">
      <style:text-properties style:font-name="標楷體1" officeooo:rsid="3b335329" style:font-name-asian="標楷體1"/>
    </style:style>
    <style:style style:name="T98" style:family="text">
      <style:text-properties style:font-name="標楷體1" officeooo:rsid="187f8a47" style:font-name-asian="標楷體1"/>
    </style:style>
    <style:style style:name="T99" style:family="text">
      <style:text-properties style:font-name="標楷體1" officeooo:rsid="2e7a502c" style:font-name-asian="標楷體1"/>
    </style:style>
    <style:style style:name="T100" style:family="text">
      <style:text-properties style:font-name="標楷體1" officeooo:rsid="2e7d252a" style:font-name-asian="標楷體1"/>
    </style:style>
    <style:style style:name="T101" style:family="text">
      <style:text-properties style:font-name="標楷體1" officeooo:rsid="3b71453a" style:font-name-asian="標楷體1"/>
    </style:style>
    <style:style style:name="T102" style:family="text">
      <style:text-properties style:font-name="標楷體1" officeooo:rsid="3b756212" style:font-name-asian="標楷體1"/>
    </style:style>
    <style:style style:name="T103" style:family="text">
      <style:text-properties style:font-name="標楷體1" officeooo:rsid="3ba6b414" style:font-name-asian="標楷體1"/>
    </style:style>
    <style:style style:name="T104" style:family="text">
      <style:text-properties style:font-name="標楷體1" officeooo:rsid="3baa3a93" style:font-name-asian="標楷體1"/>
    </style:style>
    <style:style style:name="T105" style:family="text">
      <style:text-properties style:font-name="標楷體1" officeooo:rsid="3bae0a5f" style:font-name-asian="標楷體1"/>
    </style:style>
    <style:style style:name="T106" style:family="text">
      <style:text-properties style:font-name="標楷體1" officeooo:rsid="3bbdebb9" style:font-name-asian="標楷體1"/>
    </style:style>
    <style:style style:name="T107" style:family="text">
      <style:text-properties style:font-name="標楷體1" officeooo:rsid="3ca96dea" style:font-name-asian="標楷體1"/>
    </style:style>
    <style:style style:name="T108" style:family="text">
      <style:text-properties style:font-name="標楷體1" officeooo:rsid="3ce1684d" style:font-name-asian="標楷體1"/>
    </style:style>
    <style:style style:name="T109" style:family="text">
      <style:text-properties style:font-name="標楷體1" officeooo:rsid="3d716e16" style:font-name-asian="標楷體1"/>
    </style:style>
    <style:style style:name="T110" style:family="text">
      <style:text-properties style:font-name="標楷體1" officeooo:rsid="3d788559" style:font-name-asian="標楷體1"/>
    </style:style>
    <style:style style:name="T111" style:family="text">
      <style:text-properties style:font-name="標楷體1" officeooo:rsid="3dc23321" style:font-name-asian="標楷體1"/>
    </style:style>
    <style:style style:name="T112" style:family="text">
      <style:text-properties style:font-name="標楷體1" officeooo:rsid="3dc3f7e5" style:font-name-asian="標楷體1"/>
    </style:style>
    <style:style style:name="T113" style:family="text">
      <style:text-properties style:font-name="標楷體1" officeooo:rsid="3dc9f768" style:font-name-asian="標楷體1"/>
    </style:style>
    <style:style style:name="T114" style:family="text">
      <style:text-properties style:font-name="標楷體1" officeooo:rsid="3e0ddec7" style:font-name-asian="標楷體1"/>
    </style:style>
    <style:style style:name="T115" style:family="text">
      <style:text-properties style:font-name="標楷體1" officeooo:rsid="3e26dc81" style:font-name-asian="標楷體1"/>
    </style:style>
    <style:style style:name="T116" style:family="text">
      <style:text-properties style:font-name="標楷體1" officeooo:rsid="1c90e499" style:font-name-asian="標楷體1"/>
    </style:style>
    <style:style style:name="T117" style:family="text">
      <style:text-properties style:font-name="標楷體1" officeooo:rsid="3eb07c8c" style:font-name-asian="標楷體1"/>
    </style:style>
    <style:style style:name="T118" style:family="text">
      <style:text-properties style:font-name="標楷體1" officeooo:rsid="3eb09a77" style:font-name-asian="標楷體1"/>
    </style:style>
    <style:style style:name="T119" style:family="text">
      <style:text-properties style:font-name="標楷體1" officeooo:rsid="3eb2b733" style:font-name-asian="標楷體1"/>
    </style:style>
    <style:style style:name="T120" style:family="text">
      <style:text-properties style:font-name="標楷體1" officeooo:rsid="3ec470be" style:font-name-asian="標楷體1"/>
    </style:style>
    <style:style style:name="T121" style:family="text">
      <style:text-properties style:font-name="標楷體1" officeooo:rsid="3f0228ea" style:font-name-asian="標楷體1"/>
    </style:style>
    <style:style style:name="T122" style:family="text">
      <style:text-properties style:font-name="標楷體1" officeooo:rsid="3efe04fc" style:font-name-asian="標楷體1"/>
    </style:style>
    <style:style style:name="T123" style:family="text">
      <style:text-properties style:font-name="標楷體1" officeooo:rsid="3efe54ae" style:font-name-asian="標楷體1"/>
    </style:style>
    <style:style style:name="T124" style:family="text">
      <style:text-properties style:font-name="標楷體1" officeooo:rsid="3f0b189f" style:font-name-asian="標楷體1"/>
    </style:style>
    <style:style style:name="T125" style:family="text">
      <style:text-properties style:font-name="標楷體1" officeooo:rsid="3f280708" style:font-name-asian="標楷體1"/>
    </style:style>
    <style:style style:name="T126" style:family="text">
      <style:text-properties style:font-name="標楷體1" officeooo:rsid="3f3e3ec4" style:font-name-asian="標楷體1"/>
    </style:style>
    <style:style style:name="T127" style:family="text">
      <style:text-properties style:font-name="標楷體1" officeooo:rsid="3f082af5" style:font-name-asian="標楷體1"/>
    </style:style>
    <style:style style:name="T128" style:family="text">
      <style:text-properties style:font-name="標楷體1" style:font-name-asian="標楷體1" style:font-name-complex="Liberation Serif1"/>
    </style:style>
    <style:style style:name="T129" style:family="text">
      <style:text-properties style:font-name="標楷體1" officeooo:rsid="3a53df65" style:font-name-asian="標楷體1" style:font-name-complex="Liberation Serif1"/>
    </style:style>
    <style:style style:name="T130" style:family="text">
      <style:text-properties style:font-name="標楷體1" officeooo:rsid="3b05cfb2" style:font-name-asian="標楷體1" style:font-name-complex="Liberation Serif1"/>
    </style:style>
    <style:style style:name="T131" style:family="text">
      <style:text-properties style:font-name="標楷體1" officeooo:rsid="3a5917e4" style:font-name-asian="標楷體1" style:font-name-complex="Liberation Serif1"/>
    </style:style>
    <style:style style:name="T132" style:family="text">
      <style:text-properties style:font-name="標楷體1" officeooo:rsid="3a762a1d" style:font-name-asian="標楷體1" style:font-name-complex="Liberation Serif1"/>
    </style:style>
    <style:style style:name="T133" style:family="text">
      <style:text-properties style:font-name="標楷體1" officeooo:rsid="3a7474bb" style:font-name-asian="標楷體1" style:font-name-complex="Liberation Serif1"/>
    </style:style>
    <style:style style:name="T134" style:family="text">
      <style:text-properties style:font-name="標楷體1" officeooo:rsid="3d61ab4d" style:font-name-asian="標楷體1"/>
    </style:style>
    <style:style style:name="T135" style:family="text">
      <style:text-properties style:font-name="標楷體1" officeooo:rsid="407ebbd3" style:font-name-asian="標楷體1"/>
    </style:style>
    <style:style style:name="T136" style:family="text">
      <style:text-properties style:font-name="標楷體1" officeooo:rsid="0880e60f" style:font-name-asian="標楷體1"/>
    </style:style>
    <style:style style:name="T137" style:family="text">
      <style:text-properties style:font-name="標楷體1" officeooo:rsid="3a53df65" style:font-name-asian="標楷體1"/>
    </style:style>
    <style:style style:name="T138" style:family="text">
      <style:text-properties style:font-name="標楷體1" officeooo:rsid="3a57dafd" style:font-name-asian="標楷體1"/>
    </style:style>
    <style:style style:name="T139" style:family="text">
      <style:text-properties style:font-name="標楷體1" officeooo:rsid="3a445a24" style:font-name-asian="標楷體1"/>
    </style:style>
    <style:style style:name="T140" style:family="text">
      <style:text-properties style:font-name="標楷體1" style:text-underline-style="solid" style:text-underline-width="auto" style:text-underline-color="font-color"/>
    </style:style>
    <style:style style:name="T141" style:family="text">
      <style:text-properties style:font-name="標楷體1" style:text-underline-style="solid" style:text-underline-width="auto" style:text-underline-color="font-color" style:font-name-asian="標楷體1"/>
    </style:style>
    <style:style style:name="T142" style:family="text">
      <style:text-properties style:font-name="標楷體1" style:text-underline-style="solid" style:text-underline-width="auto" style:text-underline-color="font-color" officeooo:rsid="2f6367eb" style:font-name-asian="標楷體1"/>
    </style:style>
    <style:style style:name="T143" style:family="text">
      <style:text-properties style:font-name="標楷體1" style:text-underline-style="solid" style:text-underline-width="auto" style:text-underline-color="font-color" officeooo:rsid="368fa757" style:font-name-asian="標楷體1"/>
    </style:style>
    <style:style style:name="T144" style:family="text">
      <style:text-properties style:font-name="標楷體1" style:text-underline-style="solid" style:text-underline-width="auto" style:text-underline-color="font-color" officeooo:rsid="23377c9f" style:font-name-asian="標楷體1"/>
    </style:style>
    <style:style style:name="T14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146" style:family="text">
      <style:text-properties style:font-name="標楷體1" style:text-underline-style="solid" style:text-underline-width="auto" style:text-underline-color="font-color" officeooo:rsid="2350e7ea" style:font-name-asian="標楷體1"/>
    </style:style>
    <style:style style:name="T147" style:family="text">
      <style:text-properties style:font-name="標楷體1" style:text-underline-style="solid" style:text-underline-width="auto" style:text-underline-color="font-color" officeooo:rsid="1c90e499" style:font-name-asian="標楷體1"/>
    </style:style>
    <style:style style:name="T148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149" style:family="text">
      <style:text-properties style:font-name="標楷體1" style:text-underline-style="solid" style:text-underline-width="auto" style:text-underline-color="font-color" officeooo:rsid="368fa757"/>
    </style:style>
    <style:style style:name="T150" style:family="text">
      <style:text-properties style:font-name="標楷體1" style:text-underline-style="solid" style:text-underline-width="auto" style:text-underline-color="font-color" officeooo:rsid="16cf433e"/>
    </style:style>
    <style:style style:name="T151" style:family="text">
      <style:text-properties style:font-name="標楷體1" style:text-underline-style="solid" style:text-underline-width="auto" style:text-underline-color="font-color" officeooo:rsid="0a7edee9"/>
    </style:style>
    <style:style style:name="T152" style:family="text">
      <style:text-properties style:font-name="標楷體1" style:text-underline-style="solid" style:text-underline-width="auto" style:text-underline-color="font-color" officeooo:rsid="221126fb"/>
    </style:style>
    <style:style style:name="T153" style:family="text">
      <style:text-properties style:font-name="標楷體1" style:text-underline-style="solid" style:text-underline-width="auto" style:text-underline-color="font-color" officeooo:rsid="1c90e499"/>
    </style:style>
    <style:style style:name="T154" style:family="text">
      <style:text-properties style:font-name="標楷體1" style:text-underline-style="solid" style:text-underline-width="auto" style:text-underline-color="font-color" officeooo:rsid="1a1f4370" style:font-name-asian="標楷體" style:font-name-complex="標楷體"/>
    </style:style>
    <style:style style:name="T155" style:family="text">
      <style:text-properties style:font-name="標楷體1" style:text-underline-style="solid" style:text-underline-width="auto" style:text-underline-color="font-color" officeooo:rsid="30570682"/>
    </style:style>
    <style:style style:name="T156" style:family="text">
      <style:text-properties style:font-name="標楷體1" officeooo:rsid="35f70353"/>
    </style:style>
    <style:style style:name="T157" style:family="text">
      <style:text-properties style:font-name="標楷體1" officeooo:rsid="35eebd13"/>
    </style:style>
    <style:style style:name="T158" style:family="text">
      <style:text-properties style:font-name="標楷體1" officeooo:rsid="35f9bb11"/>
    </style:style>
    <style:style style:name="T159" style:family="text">
      <style:text-properties style:font-name="標楷體1" officeooo:rsid="35f6c3c0"/>
    </style:style>
    <style:style style:name="T160" style:family="text">
      <style:text-properties style:font-name="標楷體1" officeooo:rsid="360c3cf6"/>
    </style:style>
    <style:style style:name="T161" style:family="text">
      <style:text-properties style:font-name="標楷體1" officeooo:rsid="360b12af"/>
    </style:style>
    <style:style style:name="T162" style:family="text">
      <style:text-properties style:font-name="標楷體1" officeooo:rsid="3615ee8f"/>
    </style:style>
    <style:style style:name="T163" style:family="text">
      <style:text-properties style:font-name="標楷體1" officeooo:rsid="36103401"/>
    </style:style>
    <style:style style:name="T164" style:family="text">
      <style:text-properties style:font-name="標楷體1" officeooo:rsid="36276b6e"/>
    </style:style>
    <style:style style:name="T165" style:family="text">
      <style:text-properties style:font-name="標楷體1" officeooo:rsid="361d5f08"/>
    </style:style>
    <style:style style:name="T166" style:family="text">
      <style:text-properties style:font-name="標楷體1" officeooo:rsid="362338c8"/>
    </style:style>
    <style:style style:name="T167" style:family="text">
      <style:text-properties style:font-name="標楷體1" officeooo:rsid="361e211b"/>
    </style:style>
    <style:style style:name="T168" style:family="text">
      <style:text-properties style:font-name="標楷體1" officeooo:rsid="361ebedd"/>
    </style:style>
    <style:style style:name="T169" style:family="text">
      <style:text-properties style:font-name="標楷體1" officeooo:rsid="36295a2a"/>
    </style:style>
    <style:style style:name="T170" style:family="text">
      <style:text-properties style:font-name="標楷體1" officeooo:rsid="3635de3b"/>
    </style:style>
    <style:style style:name="T171" style:family="text">
      <style:text-properties style:font-name="標楷體1" officeooo:rsid="364ac02a"/>
    </style:style>
    <style:style style:name="T172" style:family="text">
      <style:text-properties style:font-name="標楷體1" officeooo:rsid="365891ce"/>
    </style:style>
    <style:style style:name="T173" style:family="text">
      <style:text-properties style:font-name="標楷體1" officeooo:rsid="362e4757"/>
    </style:style>
    <style:style style:name="T174" style:family="text">
      <style:text-properties style:font-name="標楷體1" officeooo:rsid="362d5b29"/>
    </style:style>
    <style:style style:name="T175" style:family="text">
      <style:text-properties style:font-name="標楷體1" officeooo:rsid="368fa757"/>
    </style:style>
    <style:style style:name="T176" style:family="text">
      <style:text-properties style:font-name="標楷體1" officeooo:rsid="36c4d271"/>
    </style:style>
    <style:style style:name="T177" style:family="text">
      <style:text-properties style:font-name="標楷體1" officeooo:rsid="36ce49a1"/>
    </style:style>
    <style:style style:name="T178" style:family="text">
      <style:text-properties style:font-name="標楷體1" officeooo:rsid="36d2ec52"/>
    </style:style>
    <style:style style:name="T179" style:family="text">
      <style:text-properties style:font-name="標楷體1" officeooo:rsid="36ccf0da"/>
    </style:style>
    <style:style style:name="T180" style:family="text">
      <style:text-properties style:font-name="標楷體1" officeooo:rsid="374da6c0"/>
    </style:style>
    <style:style style:name="T181" style:family="text">
      <style:text-properties style:font-name="標楷體1" officeooo:rsid="23377c9f"/>
    </style:style>
    <style:style style:name="T182" style:family="text">
      <style:text-properties style:font-name="標楷體1" officeooo:rsid="36cea649"/>
    </style:style>
    <style:style style:name="T183" style:family="text">
      <style:text-properties style:font-name="標楷體1" officeooo:rsid="36c31df1"/>
    </style:style>
    <style:style style:name="T184" style:family="text">
      <style:text-properties style:font-name="標楷體1" officeooo:rsid="369661f9"/>
    </style:style>
    <style:style style:name="T185" style:family="text">
      <style:text-properties style:font-name="標楷體1" officeooo:rsid="16cf433e"/>
    </style:style>
    <style:style style:name="T186" style:family="text">
      <style:text-properties style:font-name="標楷體1" officeooo:rsid="0679415e"/>
    </style:style>
    <style:style style:name="T187" style:family="text">
      <style:text-properties style:font-name="標楷體1" officeooo:rsid="2350e7ea"/>
    </style:style>
    <style:style style:name="T188" style:family="text">
      <style:text-properties style:font-name="標楷體1" officeooo:rsid="2345833f"/>
    </style:style>
    <style:style style:name="T189" style:family="text">
      <style:text-properties style:font-name="標楷體1" officeooo:rsid="0a7edee9"/>
    </style:style>
    <style:style style:name="T190" style:family="text">
      <style:text-properties style:font-name="標楷體1" officeooo:rsid="39bcd7d0"/>
    </style:style>
    <style:style style:name="T191" style:family="text">
      <style:text-properties style:font-name="標楷體1" officeooo:rsid="39c9c5e9"/>
    </style:style>
    <style:style style:name="T192" style:family="text">
      <style:text-properties style:font-name="標楷體1" officeooo:rsid="39d23bf0"/>
    </style:style>
    <style:style style:name="T193" style:family="text">
      <style:text-properties style:font-name="標楷體1" officeooo:rsid="3a55c295"/>
    </style:style>
    <style:style style:name="T194" style:family="text">
      <style:text-properties style:font-name="標楷體1" officeooo:rsid="187f8a47"/>
    </style:style>
    <style:style style:name="T195" style:family="text">
      <style:text-properties style:font-name="標楷體1" officeooo:rsid="2e7d252a"/>
    </style:style>
    <style:style style:name="T196" style:family="text">
      <style:text-properties style:font-name="標楷體1" officeooo:rsid="2e7a502c"/>
    </style:style>
    <style:style style:name="T197" style:family="text">
      <style:text-properties style:font-name="標楷體1" officeooo:rsid="3bae0a5f"/>
    </style:style>
    <style:style style:name="T198" style:family="text">
      <style:text-properties style:font-name="標楷體1" officeooo:rsid="1ca2ed02"/>
    </style:style>
    <style:style style:name="T199" style:family="text">
      <style:text-properties style:font-name="標楷體1" officeooo:rsid="3e26dc81"/>
    </style:style>
    <style:style style:name="T200" style:family="text">
      <style:text-properties style:font-name="標楷體1" officeooo:rsid="1c90e499"/>
    </style:style>
    <style:style style:name="T201" style:family="text">
      <style:text-properties style:font-name="標楷體1" officeooo:rsid="3ecee167"/>
    </style:style>
    <style:style style:name="T202" style:family="text">
      <style:text-properties style:font-name="標楷體1" officeooo:rsid="3ec344cb"/>
    </style:style>
    <style:style style:name="T203" style:family="text">
      <style:text-properties style:font-name="標楷體1" officeooo:rsid="3ef9bda9"/>
    </style:style>
    <style:style style:name="T204" style:family="text">
      <style:text-properties style:font-name="標楷體1" officeooo:rsid="3efe04fc"/>
    </style:style>
    <style:style style:name="T205" style:family="text">
      <style:text-properties style:font-name="標楷體1" officeooo:rsid="3efe54ae"/>
    </style:style>
    <style:style style:name="T206" style:family="text">
      <style:text-properties style:font-name="標楷體1" officeooo:rsid="3f082af5"/>
    </style:style>
    <style:style style:name="T207" style:family="text">
      <style:text-properties style:font-name="標楷體1" officeooo:rsid="3f0a22d3"/>
    </style:style>
    <style:style style:name="T208" style:family="text">
      <style:text-properties style:font-name="標楷體1" officeooo:rsid="3f0b189f"/>
    </style:style>
    <style:style style:name="T209" style:family="text">
      <style:text-properties style:font-name="標楷體1" officeooo:rsid="3f229732"/>
    </style:style>
    <style:style style:name="T210" style:family="text">
      <style:text-properties style:font-name="標楷體1" officeooo:rsid="3f25e549"/>
    </style:style>
    <style:style style:name="T211" style:family="text">
      <style:text-properties style:font-name="標楷體1" officeooo:rsid="3f3d757a"/>
    </style:style>
    <style:style style:name="T212" style:family="text">
      <style:text-properties style:font-name="標楷體1" officeooo:rsid="3f3e89a8"/>
    </style:style>
    <style:style style:name="T213" style:family="text">
      <style:text-properties style:font-name="標楷體1" officeooo:rsid="3f67cbf1"/>
    </style:style>
    <style:style style:name="T214" style:family="text">
      <style:text-properties style:font-name="標楷體1" officeooo:rsid="3f69facc"/>
    </style:style>
    <style:style style:name="T215" style:family="text">
      <style:text-properties style:font-name="標楷體1" officeooo:rsid="3f74fa87"/>
    </style:style>
    <style:style style:name="T216" style:family="text">
      <style:text-properties style:font-name="標楷體1" officeooo:rsid="3f3e3ec4"/>
    </style:style>
    <style:style style:name="T217" style:family="text">
      <style:text-properties style:font-name="標楷體1" officeooo:rsid="3f0228ea"/>
    </style:style>
    <style:style style:name="T218" style:family="text">
      <style:text-properties style:font-name="標楷體1" officeooo:rsid="3f8784db"/>
    </style:style>
    <style:style style:name="T219" style:family="text">
      <style:text-properties style:font-name="標楷體1" officeooo:rsid="3f8a8957"/>
    </style:style>
    <style:style style:name="T220" style:family="text">
      <style:text-properties style:font-name="標楷體1" style:font-name-asian="標楷體"/>
    </style:style>
    <style:style style:name="T221" style:family="text">
      <style:text-properties style:font-name="標楷體1" officeooo:rsid="1a1f4370" style:font-name-asian="標楷體" style:font-name-complex="標楷體"/>
    </style:style>
    <style:style style:name="T222" style:family="text">
      <style:text-properties style:font-name="標楷體1" officeooo:rsid="3a383f6e" style:font-name-asian="標楷體" style:font-name-complex="標楷體"/>
    </style:style>
    <style:style style:name="T223" style:family="text">
      <style:text-properties style:font-name="標楷體1" officeooo:rsid="3a6291ae" style:font-name-asian="標楷體" style:font-name-complex="標楷體"/>
    </style:style>
    <style:style style:name="T224" style:family="text">
      <style:text-properties style:font-name="標楷體1" officeooo:rsid="3ac6424d" style:font-name-asian="標楷體"/>
    </style:style>
    <style:style style:name="T225" style:family="text">
      <style:text-properties style:font-name="標楷體1" officeooo:rsid="3a3d9d4c" style:font-name-asian="標楷體"/>
    </style:style>
    <style:style style:name="T226" style:family="text">
      <style:text-properties style:font-name="標楷體1" officeooo:rsid="3ab2f623"/>
    </style:style>
    <style:style style:name="T227" style:family="text">
      <style:text-properties style:font-name="標楷體1" officeooo:rsid="2e2d83da" style:font-style-complex="normal"/>
    </style:style>
    <style:style style:name="T228" style:family="text">
      <style:text-properties style:font-name="標楷體1" officeooo:rsid="3ba6b414"/>
    </style:style>
    <style:style style:name="T229" style:family="text">
      <style:text-properties style:font-name="標楷體1" officeooo:rsid="1f9ae539"/>
    </style:style>
    <style:style style:name="T230" style:family="text">
      <style:text-properties style:font-name="標楷體1" officeooo:rsid="21e45484"/>
    </style:style>
    <style:style style:name="T231" style:family="text">
      <style:text-properties style:font-name="標楷體1" officeooo:rsid="2f8b85c2"/>
    </style:style>
    <style:style style:name="T232" style:family="text">
      <style:text-properties style:font-name="標楷體1" officeooo:rsid="3b344815"/>
    </style:style>
    <style:style style:name="T233" style:family="text">
      <style:text-properties style:font-name="標楷體1" officeooo:rsid="3bbdebb9"/>
    </style:style>
    <style:style style:name="T234" style:family="text">
      <style:text-properties style:font-name="標楷體1" officeooo:rsid="40b22271"/>
    </style:style>
    <style:style style:name="T235" style:family="text">
      <style:text-properties style:font-name="標楷體1" officeooo:rsid="0d6637af"/>
    </style:style>
    <style:style style:name="T236" style:family="text">
      <style:text-properties style:font-name="標楷體1" officeooo:rsid="23a3c7a5"/>
    </style:style>
    <style:style style:name="T237" style:family="text">
      <style:text-properties style:font-name="標楷體1" officeooo:rsid="23a3a7a8"/>
    </style:style>
    <style:style style:name="T238" style:family="text">
      <style:text-properties style:font-name="標楷體1" officeooo:rsid="40b87013"/>
    </style:style>
    <style:style style:name="T239" style:family="text">
      <style:text-properties style:font-name="標楷體1" officeooo:rsid="4107b502"/>
    </style:style>
    <style:style style:name="T240" style:family="text">
      <style:text-properties style:text-position="super 58%" style:font-name="標楷體" style:font-name-asian="標楷體"/>
    </style:style>
    <style:style style:name="T241" style:family="text">
      <style:text-properties style:text-position="super 58%" style:font-name="標楷體" officeooo:rsid="35ebd192" style:font-name-asian="標楷體"/>
    </style:style>
    <style:style style:name="T242" style:family="text">
      <style:text-properties style:text-position="super 58%" style:font-name="標楷體" officeooo:rsid="35e95419" style:font-name-asian="標楷體"/>
    </style:style>
    <style:style style:name="T243" style:family="text">
      <style:text-properties style:text-position="super 58%" style:font-name="標楷體" officeooo:rsid="3615ee8f" style:font-name-asian="標楷體"/>
    </style:style>
    <style:style style:name="T244" style:family="text">
      <style:text-properties style:text-position="super 58%" style:font-name="標楷體1"/>
    </style:style>
    <style:style style:name="T245" style:family="text">
      <style:text-properties style:text-position="super 58%" style:font-name="標楷體1" officeooo:rsid="35eebd13"/>
    </style:style>
    <style:style style:name="T246" style:family="text">
      <style:text-properties style:text-position="super 58%" style:font-name="標楷體1" officeooo:rsid="35f6c3c0"/>
    </style:style>
    <style:style style:name="T247" style:family="text">
      <style:text-properties style:text-position="super 58%" style:font-name="標楷體1" officeooo:rsid="35f7f1bb"/>
    </style:style>
    <style:style style:name="T248" style:family="text">
      <style:text-properties style:text-position="super 58%" style:font-name="標楷體1" officeooo:rsid="35f0c3b6"/>
    </style:style>
    <style:style style:name="T249" style:family="text">
      <style:text-properties style:text-position="super 58%" style:font-name="標楷體1" officeooo:rsid="360b12af"/>
    </style:style>
    <style:style style:name="T250" style:family="text">
      <style:text-properties style:text-position="super 58%" officeooo:rsid="360b12af"/>
    </style:style>
    <style:style style:name="T251" style:family="text">
      <style:text-properties style:text-position="sub 58%" style:font-name="標楷體1"/>
    </style:style>
    <style:style style:name="T252" style:family="text">
      <style:text-properties style:text-position="sub 58%" style:font-name="標楷體1" officeooo:rsid="35eebd13"/>
    </style:style>
    <style:style style:name="T253" style:family="text">
      <style:text-properties style:text-position="sub 58%" style:font-name="標楷體1" officeooo:rsid="35f428d6"/>
    </style:style>
    <style:style style:name="T254" style:family="text">
      <style:text-properties style:text-position="sub 58%" style:font-name="標楷體1" officeooo:rsid="360b12af"/>
    </style:style>
    <style:style style:name="T255" style:family="text">
      <style:text-properties style:text-position="sub 58%" style:font-name="標楷體1" officeooo:rsid="3618c25b"/>
    </style:style>
    <style:style style:name="T256" style:family="text">
      <style:text-properties style:text-position="sub 58%" style:font-name="標楷體1" officeooo:rsid="3a550b4e" style:font-name-asian="標楷體1"/>
    </style:style>
    <style:style style:name="T257" style:family="text">
      <style:text-properties style:text-position="sub 58%" style:font-name="標楷體1" officeooo:rsid="3a53df65" style:font-name-asian="標楷體1"/>
    </style:style>
    <style:style style:name="T258" style:family="text">
      <style:text-properties style:text-position="sub 58%" style:font-name-asian="標楷體1"/>
    </style:style>
    <style:style style:name="T259" style:family="text">
      <style:text-properties style:text-position="sub 58%" officeooo:rsid="3a550b4e" style:font-name-asian="標楷體1"/>
    </style:style>
    <style:style style:name="T260" style:family="text">
      <style:text-properties style:text-position="0% 100%"/>
    </style:style>
    <style:style style:name="T261" style:family="text">
      <style:text-properties style:text-position="0% 100%" style:font-name="標楷體1"/>
    </style:style>
    <style:style style:name="T262" style:family="text">
      <style:text-properties style:text-position="0% 100%" style:font-name="標楷體1" officeooo:rsid="35ef1bb9"/>
    </style:style>
    <style:style style:name="T263" style:family="text">
      <style:text-properties style:text-position="0% 100%" style:font-name="標楷體1" officeooo:rsid="35f0c3b6"/>
    </style:style>
    <style:style style:name="T264" style:family="text">
      <style:text-properties style:text-position="0% 100%" style:font-name="標楷體1" officeooo:rsid="35f70353"/>
    </style:style>
    <style:style style:name="T265" style:family="text">
      <style:text-properties style:text-position="0% 100%" style:font-name="標楷體1" officeooo:rsid="35ee8abf"/>
    </style:style>
    <style:style style:name="T266" style:family="text">
      <style:text-properties style:text-position="0% 100%" style:font-name="標楷體1" officeooo:rsid="35eebd13"/>
    </style:style>
    <style:style style:name="T267" style:family="text">
      <style:text-properties style:text-position="0% 100%" style:font-name="標楷體1" officeooo:rsid="35fcd06f"/>
    </style:style>
    <style:style style:name="T268" style:family="text">
      <style:text-properties style:text-position="0% 100%" style:font-name="標楷體1" style:font-name-asian="標楷體1"/>
    </style:style>
    <style:style style:name="T269" style:family="text">
      <style:text-properties style:text-position="0% 100%" style:font-name="標楷體1" officeooo:rsid="3b1f3192" style:font-name-asian="標楷體1"/>
    </style:style>
    <style:style style:name="T270" style:family="text">
      <style:text-properties style:text-position="0% 100%" style:font-name="標楷體1" officeooo:rsid="3b382c2b" style:font-name-asian="標楷體1"/>
    </style:style>
    <style:style style:name="T271" style:family="text">
      <style:text-properties style:text-position="0% 100%" style:font-name="標楷體1" officeooo:rsid="3a53df65" style:font-name-asian="標楷體1"/>
    </style:style>
    <style:style style:name="T272" style:family="text">
      <style:text-properties style:text-position="0% 100%" style:font-name-asian="標楷體1"/>
    </style:style>
    <style:style style:name="T273" style:family="text">
      <style:text-properties style:text-position="0% 100%" officeooo:rsid="3635de3b" style:font-name-asian="標楷體1"/>
    </style:style>
    <style:style style:name="T274" style:family="text">
      <style:text-properties style:text-position="0% 100%" officeooo:rsid="3b1f3192" style:font-name-asian="標楷體1"/>
    </style:style>
    <style:style style:name="T275" style:family="text">
      <style:text-properties style:text-position="0% 100%" officeooo:rsid="3b382c2b" style:font-name-asian="標楷體1"/>
    </style:style>
    <style:style style:name="T276" style:family="text">
      <style:text-properties style:text-position="0% 100%" officeooo:rsid="3635de3b"/>
    </style:style>
    <style:style style:name="T277" style:family="text">
      <style:text-properties officeooo:rsid="360c3cf6"/>
    </style:style>
    <style:style style:name="T278" style:family="text">
      <style:text-properties officeooo:rsid="360b12af"/>
    </style:style>
    <style:style style:name="T279" style:family="text">
      <style:text-properties style:font-name="Liberation Serif1" style:font-name-asian="Liberation Serif1" style:font-name-complex="Liberation Serif1"/>
    </style:style>
    <style:style style:name="T280" style:family="text">
      <style:text-properties style:font-name="Liberation Serif1" officeooo:rsid="3bae0a5f" style:font-name-asian="Liberation Serif1" style:font-name-complex="Liberation Serif1"/>
    </style:style>
    <style:style style:name="T281" style:family="text">
      <style:text-properties style:font-name="Liberation Serif1" officeooo:rsid="3eb09a77" style:font-name-asian="Liberation Serif1" style:font-name-complex="Liberation Serif1"/>
    </style:style>
    <style:style style:name="T282" style:family="text">
      <style:text-properties style:font-name="Liberation Serif1" officeooo:rsid="40b4d42f" style:font-name-asian="Liberation Serif1" style:font-name-complex="Liberation Serif1"/>
    </style:style>
    <style:style style:name="T283" style:family="text">
      <style:text-properties style:font-name="Liberation Serif1" style:font-name-asian="標楷體1" style:font-name-complex="Liberation Serif1"/>
    </style:style>
    <style:style style:name="T284" style:family="text">
      <style:text-properties style:font-name="Liberation Serif1" officeooo:rsid="3a53df65" style:font-name-asian="標楷體1" style:font-name-complex="Liberation Serif1"/>
    </style:style>
    <style:style style:name="T285" style:family="text">
      <style:text-properties style:font-name="Liberation Serif1" officeooo:rsid="3a7474bb" style:font-name-asian="標楷體1" style:font-name-complex="Liberation Serif1"/>
    </style:style>
    <style:style style:name="T286" style:family="text">
      <style:text-properties style:font-name="Liberation Serif1" officeooo:rsid="3a762a1d" style:font-name-asian="標楷體1" style:font-name-complex="Liberation Serif1"/>
    </style:style>
    <style:style style:name="T287" style:family="text">
      <style:text-properties style:font-name="Liberation Serif1" officeooo:rsid="3b05cfb2" style:font-name-asian="標楷體1" style:font-name-complex="Liberation Serif1"/>
    </style:style>
    <style:style style:name="T288" style:family="text">
      <style:text-properties style:font-name="Liberation Serif1" style:text-underline-style="solid" style:text-underline-width="auto" style:text-underline-color="font-color" officeooo:rsid="3a53df65" style:font-name-asian="標楷體1" style:font-name-complex="Liberation Serif1"/>
    </style:style>
    <style:style style:name="T28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ccf0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d4dd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f3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7f7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fce2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1f3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99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0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bd53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1" style:family="text">
      <style:text-properties style:text-outline="false" style:text-line-through-style="none" style:text-line-through-type="none" style:text-position="0% 100%" style:font-name="Arial" fo:font-size="17pt" fo:font-style="normal" fo:text-shadow="none" style:text-underline-style="none" fo:font-weight="bold" officeooo:rsid="397f7ebb" style:font-name-asian="Arial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02" style:family="text">
      <style:text-properties officeooo:rsid="36ccf0da"/>
    </style:style>
    <style:style style:name="T303" style:family="text">
      <style:text-properties officeooo:rsid="368fa757"/>
    </style:style>
    <style:style style:name="T304" style:family="text">
      <style:text-properties officeooo:rsid="39470b50"/>
    </style:style>
    <style:style style:name="T305" style:family="text">
      <style:text-properties officeooo:rsid="397bf35e"/>
    </style:style>
    <style:style style:name="T306" style:family="text">
      <style:text-properties officeooo:rsid="397f7ebb"/>
    </style:style>
    <style:style style:name="T307" style:family="text">
      <style:text-properties style:font-name="Liberation Serif" style:font-name-asian="標楷體1"/>
    </style:style>
    <style:style style:name="T308" style:family="text">
      <style:text-properties style:font-name="Liberation Serif" officeooo:rsid="397e60cb" style:font-name-asian="標楷體1"/>
    </style:style>
    <style:style style:name="T309" style:family="text">
      <style:text-properties style:font-name="Liberation Serif" officeooo:rsid="187f8a47" style:font-name-asian="標楷體1"/>
    </style:style>
    <style:style style:name="T310" style:family="text">
      <style:text-properties style:font-name="Liberation Serif" officeooo:rsid="3d61ab4d" style:font-name-asian="標楷體1"/>
    </style:style>
    <style:style style:name="T311" style:family="text">
      <style:text-properties style:font-name="Liberation Serif" officeooo:rsid="2e6d485a" style:font-name-asian="標楷體1"/>
    </style:style>
    <style:style style:name="T312" style:family="text">
      <style:text-properties style:font-name="Liberation Serif" officeooo:rsid="3ab7a9a1" style:font-name-asian="標楷體1"/>
    </style:style>
    <style:style style:name="T313" style:family="text">
      <style:text-properties style:font-name="Liberation Serif" officeooo:rsid="3ab7a9a1" style:font-name-complex="標楷體"/>
    </style:style>
    <style:style style:name="T314" style:family="text">
      <style:text-properties style:font-name="Liberation Serif" officeooo:rsid="34d6d182" style:font-name-complex="標楷體"/>
    </style:style>
    <style:style style:name="T315" style:family="text">
      <style:text-properties officeooo:rsid="398a8ba1"/>
    </style:style>
    <style:style style:name="T316" style:family="text">
      <style:text-properties officeooo:rsid="39dc35ff"/>
    </style:style>
    <style:style style:name="T317" style:family="text">
      <style:text-properties officeooo:rsid="39edd376"/>
    </style:style>
    <style:style style:name="T318" style:family="text">
      <style:text-properties officeooo:rsid="3a55c295"/>
    </style:style>
    <style:style style:name="T319" style:family="text">
      <style:text-properties officeooo:rsid="3a88455a"/>
    </style:style>
    <style:style style:name="T320" style:family="text">
      <style:text-properties officeooo:rsid="3a980a21"/>
    </style:style>
    <style:style style:name="T321" style:family="text">
      <style:text-properties officeooo:rsid="3a9bc235"/>
    </style:style>
    <style:style style:name="T322" style:family="text">
      <style:text-properties officeooo:rsid="3abdae7b"/>
    </style:style>
    <style:style style:name="T323" style:family="text">
      <style:text-properties officeooo:rsid="3b382c48"/>
    </style:style>
    <style:style style:name="T324" style:family="text">
      <style:text-properties officeooo:rsid="3b3ad699"/>
    </style:style>
    <style:style style:name="T325" style:family="text">
      <style:text-properties officeooo:rsid="3b3bd6e7"/>
    </style:style>
    <style:style style:name="T326" style:family="text">
      <style:text-properties fo:color="#010101"/>
    </style:style>
    <style:style style:name="T327" style:family="text">
      <style:text-properties fo:color="#010101" officeooo:rsid="3b382c48"/>
    </style:style>
    <style:style style:name="T328" style:family="text">
      <style:text-properties fo:color="#010101" style:font-name="標楷體1" style:font-name-asian="標楷體1"/>
    </style:style>
    <style:style style:name="T329" style:family="text">
      <style:text-properties fo:color="#010101" style:font-name="標楷體1" officeooo:rsid="3d9f7195" style:font-name-asian="標楷體1"/>
    </style:style>
    <style:style style:name="T330" style:family="text">
      <style:text-properties fo:color="#010101" style:font-name="標楷體1" officeooo:rsid="3de989bc" style:font-name-asian="標楷體1"/>
    </style:style>
    <style:style style:name="T331" style:family="text">
      <style:text-properties fo:color="#010101" officeooo:rsid="3d9f7195"/>
    </style:style>
    <style:style style:name="T332" style:family="text">
      <style:text-properties fo:color="#010101" style:font-name="Liberation Serif" officeooo:rsid="2e6d485a" style:font-name-asian="標楷體1"/>
    </style:style>
    <style:style style:name="T333" style:family="text">
      <style:text-properties officeooo:rsid="12306769"/>
    </style:style>
    <style:style style:name="T334" style:family="text">
      <style:text-properties officeooo:rsid="254b39c8"/>
    </style:style>
    <style:style style:name="T335" style:family="text">
      <style:text-properties officeooo:rsid="0e9f5f17"/>
    </style:style>
    <style:style style:name="T336" style:family="text">
      <style:text-properties officeooo:rsid="3ba6b414"/>
    </style:style>
    <style:style style:name="T337" style:family="text">
      <style:text-properties officeooo:rsid="3ba81cb2"/>
    </style:style>
    <style:style style:name="T338" style:family="text">
      <style:text-properties officeooo:rsid="3baa3a93"/>
    </style:style>
    <style:style style:name="T339" style:family="text">
      <style:text-properties officeooo:rsid="3c355613"/>
    </style:style>
    <style:style style:name="T340" style:family="text">
      <style:text-properties officeooo:rsid="3c705146"/>
    </style:style>
    <style:style style:name="T341" style:family="text">
      <style:text-properties officeooo:rsid="3c73e35e"/>
    </style:style>
    <style:style style:name="T342" style:family="text">
      <style:text-properties officeooo:rsid="3c77a7d1"/>
    </style:style>
    <style:style style:name="T343" style:family="text">
      <style:text-properties officeooo:rsid="3bada7ff"/>
    </style:style>
    <style:style style:name="T344" style:family="text">
      <style:text-properties officeooo:rsid="3c7ec606"/>
    </style:style>
    <style:style style:name="T345" style:family="text">
      <style:text-properties officeooo:rsid="3cb907ac"/>
    </style:style>
    <style:style style:name="T346" style:family="text">
      <style:text-properties officeooo:rsid="3cba6207"/>
    </style:style>
    <style:style style:name="T347" style:family="text">
      <style:text-properties officeooo:rsid="3ce1684d"/>
    </style:style>
    <style:style style:name="T348" style:family="text">
      <style:text-properties officeooo:rsid="3ce22e99"/>
    </style:style>
    <style:style style:name="T349" style:family="text">
      <style:text-properties officeooo:rsid="3d61ab4d"/>
    </style:style>
    <style:style style:name="T350" style:family="text">
      <style:text-properties officeooo:rsid="3d670f43"/>
    </style:style>
    <style:style style:name="T351" style:family="text">
      <style:text-properties officeooo:rsid="3d76c5cc"/>
    </style:style>
    <style:style style:name="T352" style:family="text">
      <style:text-properties officeooo:rsid="3d788559"/>
    </style:style>
    <style:style style:name="T353" style:family="text">
      <style:text-properties officeooo:rsid="3da634c0"/>
    </style:style>
    <style:style style:name="T354" style:family="text">
      <style:text-properties officeooo:rsid="3dbd53c1"/>
    </style:style>
    <style:style style:name="T355" style:family="text">
      <style:text-properties officeooo:rsid="13fbfca5"/>
    </style:style>
    <style:style style:name="T356" style:family="text">
      <style:text-properties officeooo:rsid="1c52c4e0"/>
    </style:style>
    <style:style style:name="T357" style:family="text">
      <style:text-properties officeooo:rsid="3ec470be"/>
    </style:style>
    <style:style style:name="T358" style:family="text">
      <style:text-properties officeooo:rsid="3ecee167"/>
    </style:style>
    <style:style style:name="T359" style:family="text">
      <style:text-properties officeooo:rsid="3ef9bda9"/>
    </style:style>
    <style:style style:name="T360" style:family="text">
      <style:text-properties officeooo:rsid="3efe04fc"/>
    </style:style>
    <style:style style:name="T361" style:family="text">
      <style:text-properties officeooo:rsid="3f0228ea"/>
    </style:style>
    <style:style style:name="T362" style:family="text">
      <style:text-properties officeooo:rsid="39b01f0c"/>
    </style:style>
    <style:style style:name="T363" style:family="text">
      <style:text-properties officeooo:rsid="39b30dcf"/>
    </style:style>
    <style:style style:name="T364" style:family="text">
      <style:text-properties officeooo:rsid="3b831273"/>
    </style:style>
    <style:style style:name="T365" style:family="text">
      <style:text-properties officeooo:rsid="3b7beb9b"/>
    </style:style>
    <style:style style:name="T366" style:family="text">
      <style:text-properties officeooo:rsid="3b863818"/>
    </style:style>
    <style:style style:name="T367" style:family="text">
      <style:text-properties officeooo:rsid="3b91a11a"/>
    </style:style>
    <style:style style:name="T368" style:family="text">
      <style:text-properties officeooo:rsid="3a5ccdb7"/>
    </style:style>
    <style:style style:name="T369" style:family="text">
      <style:text-properties officeooo:rsid="3a383f6e"/>
    </style:style>
    <style:style style:name="T370" style:family="text">
      <style:text-properties officeooo:rsid="3a6291ae"/>
    </style:style>
    <style:style style:name="T371" style:family="text">
      <style:text-properties officeooo:rsid="3ab986e7"/>
    </style:style>
    <style:style style:name="T372" style:family="text">
      <style:text-properties officeooo:rsid="3a3d9d4c"/>
    </style:style>
    <style:style style:name="T373" style:family="text">
      <style:text-properties officeooo:rsid="3a50a027"/>
    </style:style>
    <style:style style:name="T374" style:family="text">
      <style:text-properties officeooo:rsid="3a527e41"/>
    </style:style>
    <style:style style:name="T375" style:family="text">
      <style:text-properties officeooo:rsid="3a513a3a"/>
    </style:style>
    <style:style style:name="T376" style:family="text">
      <style:text-properties officeooo:rsid="3a591869"/>
    </style:style>
    <style:style style:name="T377" style:family="text">
      <style:text-properties officeooo:rsid="3a53df65"/>
    </style:style>
    <style:style style:name="T378" style:family="text">
      <style:text-properties officeooo:rsid="3bad6d19"/>
    </style:style>
    <style:style style:name="T379" style:family="text">
      <style:text-properties officeooo:rsid="3fcf49d9"/>
    </style:style>
    <style:style style:name="T380" style:family="text">
      <style:text-properties officeooo:rsid="407d04cd"/>
    </style:style>
    <style:style style:name="T381" style:family="text">
      <style:text-properties officeooo:rsid="40917529"/>
    </style:style>
    <style:style style:name="T382" style:family="text">
      <style:text-properties officeooo:rsid="40ad34f2"/>
    </style:style>
    <style:style style:name="T383" style:family="text">
      <style:text-properties officeooo:rsid="187f8a47"/>
    </style:style>
    <style:style style:name="T384" style:family="text">
      <style:text-properties officeooo:rsid="1a1f4370" style:font-name-asian="標楷體"/>
    </style:style>
    <style:style style:name="T385" style:family="text">
      <style:text-properties officeooo:rsid="40d8a8cb" style:font-name-asian="標楷體"/>
    </style:style>
    <style:style style:name="T386" style:family="text">
      <style:text-properties officeooo:rsid="40ef8b39"/>
    </style:style>
    <style:style style:name="T387" style:family="text">
      <style:text-properties officeooo:rsid="40f7b630"/>
    </style:style>
    <style:style style:name="T388" style:family="text">
      <style:text-properties officeooo:rsid="35ed2e48"/>
    </style:style>
    <style:style style:name="T389" style:family="text">
      <style:text-properties style:font-name="Arial" style:font-name-asian="Arial"/>
    </style:style>
    <style:style style:name="T390" style:family="text">
      <style:text-properties style:font-name="Arial" officeooo:rsid="39b01f0c" style:font-name-asian="Arial"/>
    </style:style>
    <style:style style:name="T391" style:family="text">
      <style:text-properties style:font-name="Arial" officeooo:rsid="39b30dcf" style:font-name-asian="Arial"/>
    </style:style>
    <style:style style:name="T392" style:family="text">
      <style:text-properties style:font-name="Arial" officeooo:rsid="3b7beb9b" style:font-name-asian="Arial"/>
    </style:style>
    <style:style style:name="T393" style:family="text">
      <style:text-properties style:font-name="Arial" officeooo:rsid="360425b4" style:font-name-asian="Arial"/>
    </style:style>
    <style:style style:name="T394" style:family="text">
      <style:text-properties style:font-name="Arial" officeooo:rsid="2f6367eb" style:font-name-asian="Arial"/>
    </style:style>
    <style:style style:name="T395" style:family="text">
      <style:text-properties style:font-name="Arial" officeooo:rsid="35bbb085" style:font-name-asian="Arial"/>
    </style:style>
    <style:style style:name="T396" style:family="text">
      <style:text-properties style:font-name="Arial" officeooo:rsid="3a88455a" style:font-name-asian="Arial"/>
    </style:style>
    <style:style style:name="T397" style:family="text">
      <style:text-properties style:font-name="Arial" officeooo:rsid="3ce1684d" style:font-name-asian="Arial"/>
    </style:style>
    <style:style style:name="T398" style:family="text">
      <style:text-properties style:font-name="Arial" officeooo:rsid="360b12af" style:font-name-asian="Arial"/>
    </style:style>
    <style:style style:name="T399" style:family="text">
      <style:text-properties style:font-name="Arial" officeooo:rsid="36ce49a1" style:font-name-asian="Arial"/>
    </style:style>
    <style:style style:name="T400" style:family="text">
      <style:text-properties style:font-name="Arial" officeooo:rsid="36ccf0da" style:font-name-asian="Arial"/>
    </style:style>
    <style:style style:name="T401" style:family="text">
      <style:text-properties style:font-name="Arial" officeooo:rsid="374da6c0" style:font-name-asian="Arial"/>
    </style:style>
    <style:style style:name="T402" style:family="text">
      <style:text-properties style:font-name="Arial" officeooo:rsid="36e05500" style:font-name-asian="Arial"/>
    </style:style>
    <style:style style:name="T403" style:family="text">
      <style:text-properties style:font-name="Arial" officeooo:rsid="36cea649" style:font-name-asian="Arial"/>
    </style:style>
    <style:style style:name="T404" style:family="text">
      <style:text-properties style:font-name="Arial" officeooo:rsid="36c4d271" style:font-name-asian="Arial"/>
    </style:style>
    <style:style style:name="T405" style:family="text">
      <style:text-properties style:font-name="Arial" officeooo:rsid="368fa757" style:font-name-asian="Arial"/>
    </style:style>
    <style:style style:name="T406" style:family="text">
      <style:text-properties style:font-name="Arial" officeooo:rsid="397bf35e" style:font-name-asian="Arial"/>
    </style:style>
    <style:style style:name="T407" style:family="text">
      <style:text-properties style:font-name="Arial" officeooo:rsid="397f7ebb" style:font-name-asian="Arial"/>
    </style:style>
    <style:style style:name="T408" style:family="text">
      <style:text-properties style:font-name="Arial" officeooo:rsid="397e60cb" style:font-name-asian="Arial"/>
    </style:style>
    <style:style style:name="T409" style:family="text">
      <style:text-properties style:font-name="Arial" officeooo:rsid="398a8ba1" style:font-name-asian="Arial"/>
    </style:style>
    <style:style style:name="T410" style:family="text">
      <style:text-properties style:font-name="Arial" officeooo:rsid="39c9c5e9" style:font-name-asian="Arial"/>
    </style:style>
    <style:style style:name="T411" style:family="text">
      <style:text-properties style:font-name="Arial" officeooo:rsid="3ae6e771" style:font-name-asian="Arial"/>
    </style:style>
    <style:style style:name="T412" style:family="text">
      <style:text-properties style:font-name="Arial" officeooo:rsid="3aece57f" style:font-name-asian="Arial"/>
    </style:style>
    <style:style style:name="T413" style:family="text">
      <style:text-properties style:font-name="Arial" officeooo:rsid="3b26a616" style:font-name-asian="Arial"/>
    </style:style>
    <style:style style:name="T414" style:family="text">
      <style:text-properties style:font-name="Arial" officeooo:rsid="3b3ad699" style:font-name-asian="Arial"/>
    </style:style>
    <style:style style:name="T415" style:family="text">
      <style:text-properties style:font-name="Arial" officeooo:rsid="3b382c48" style:font-name-asian="Arial"/>
    </style:style>
    <style:style style:name="T416" style:family="text">
      <style:text-properties style:font-name="Arial" officeooo:rsid="3b3bd6e7" style:font-name-asian="Arial"/>
    </style:style>
    <style:style style:name="T417" style:family="text">
      <style:text-properties style:font-name="Arial" officeooo:rsid="3ba81cb2" style:font-name-asian="Arial"/>
    </style:style>
    <style:style style:name="T418" style:family="text">
      <style:text-properties style:font-name="Arial" officeooo:rsid="3baa3a93" style:font-name-asian="Arial"/>
    </style:style>
    <style:style style:name="T419" style:family="text">
      <style:text-properties style:font-name="Arial" officeooo:rsid="3c355613" style:font-name-asian="Arial"/>
    </style:style>
    <style:style style:name="T420" style:family="text">
      <style:text-properties style:font-name="Arial" officeooo:rsid="3c77a7d1" style:font-name-asian="Arial"/>
    </style:style>
    <style:style style:name="T421" style:family="text">
      <style:text-properties style:font-name="Arial" officeooo:rsid="3c73e35e" style:font-name-asian="Arial"/>
    </style:style>
    <style:style style:name="T422" style:family="text">
      <style:text-properties style:font-name="Arial" officeooo:rsid="3c7ec606" style:font-name-asian="Arial"/>
    </style:style>
    <style:style style:name="T423" style:family="text">
      <style:text-properties style:font-name="Arial" officeooo:rsid="3c705146" style:font-name-asian="Arial"/>
    </style:style>
    <style:style style:name="T424" style:family="text">
      <style:text-properties style:font-name="Arial" officeooo:rsid="3d61ab4d" style:font-name-asian="Arial"/>
    </style:style>
    <style:style style:name="T425" style:family="text">
      <style:text-properties style:font-name="Arial" officeooo:rsid="3d670f43" style:font-name-asian="Arial"/>
    </style:style>
    <style:style style:name="T426" style:family="text">
      <style:text-properties style:font-name="Arial" officeooo:rsid="3cb907ac" style:font-name-asian="Arial"/>
    </style:style>
    <style:style style:name="T427" style:family="text">
      <style:text-properties style:font-name="Arial" officeooo:rsid="3cba6207" style:font-name-asian="Arial"/>
    </style:style>
    <style:style style:name="T428" style:family="text">
      <style:text-properties style:font-name="Arial" officeooo:rsid="3cd6af48" style:font-name-asian="Arial"/>
    </style:style>
    <style:style style:name="T429" style:family="text">
      <style:text-properties style:font-name="Arial" officeooo:rsid="3d76c5cc" style:font-name-asian="Arial"/>
    </style:style>
    <style:style style:name="T430" style:family="text">
      <style:text-properties style:font-name="Arial" officeooo:rsid="3d788559" style:font-name-asian="Arial"/>
    </style:style>
    <style:style style:name="T431" style:family="text">
      <style:text-properties style:font-name="Arial" officeooo:rsid="3dc15438" style:font-name-asian="Arial"/>
    </style:style>
    <style:style style:name="T432" style:family="text">
      <style:text-properties style:font-name="Arial" officeooo:rsid="3da634c0" style:font-name-asian="Arial"/>
    </style:style>
    <style:style style:name="T433" style:family="text">
      <style:text-properties style:font-name="Arial" officeooo:rsid="3fcf49d9" style:font-name-asian="Arial"/>
    </style:style>
    <style:style style:name="T434" style:family="text">
      <style:text-properties style:font-name="Arial" officeooo:rsid="3f94d117" style:font-name-asian="Arial"/>
    </style:style>
    <style:style style:name="T435" style:family="text">
      <style:text-properties style:font-name="Arial" officeooo:rsid="409ff0d9" style:font-name-asian="Arial"/>
    </style:style>
    <style:style style:name="T436" style:family="text">
      <style:text-properties style:font-name="Arial" officeooo:rsid="40917529" style:font-name-asian="Arial"/>
    </style:style>
    <style:style style:name="T437" style:family="text">
      <style:text-properties officeooo:rsid="411a7632"/>
    </style:style>
    <style:style style:name="T438" style:family="text">
      <style:text-properties officeooo:rsid="2f7a95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3312735830" text:style-name="L1">
        <text:list-item>
          <text:p text:style-name="P3"><text:bookmark-start text:name="情緒"/>情緒<text:bookmark-end text:name="情緒"/></text:p>
          <text:list>
            <text:list-item>
              <text:p text:style-name="P3">波濤洶湧 是 入戲太深。</text:p>
              <text:list>
                <text:list-item>
                  <text:p text:style-name="P3">某一特定個體的 情緒、情感、感情 越起伏不定、越交流、越暫態，該個體 越波濤洶湧。</text:p>
                </text:list-item>
                <text:list-item>
                  <text:p text:style-name="P3">該個體 蘊含 情緒。</text:p>
                </text:list-item>
                <text:list-item>
                  <text:p text:style-name="P3">某一特定個體 越受到 外物、記憶、內部機制 影響，該個體 波濤洶湧的 機率 越高。</text:p>
                  <text:list>
                    <text:list-item>
                      <text:p text:style-name="P3">受到 是 有意識、潛意識、無意識 受到、感受到。</text:p>
                    </text:list-item>
                    <text:list-item>
                      <text:p text:style-name="P3">外物 是（莊子 認定的）外物。</text:p>
                    </text:list-item>
                    <text:list-item>
                      <text:p text:style-name="P3">記憶 是 該個體的 記憶。</text:p>
                    </text:list-item>
                    <text:list-item>
                      <text:p text:style-name="P3">內部機制 是 該個體的 內部機制。</text:p>
                    </text:list-item>
                  </text:list>
                </text:list-item>
              </text:list>
            </text:list-item>
            <text:list-item>
              <text:p text:style-name="P3">心靈平靜 是 自然態。</text:p>
              <text:list>
                <text:list-item>
                  <text:p text:style-name="P3">某一特定個體的 情緒、情感、感情 越穩如泰山、越直流、越穩態，該個體 越心靈平靜。</text:p>
                </text:list-item>
                <text:list-item>
                  <text:p text:style-name="P3">該個體 蘊含 心境。</text:p>
                  <text:list>
                    <text:list-item>
                      <text:p text:style-name="P3">心境層級。</text:p>
                      <text:list>
                        <text:list-item>
                          <text:p text:style-name="P3">第零層級心境 是 變化。</text:p>
                          <text:list>
                            <text:list-item>
                              <text:p text:style-name="P3">明顯例子，情緒、情感、感情 波濤洶湧。</text:p>
                            </text:list-item>
                          </text:list>
                        </text:list-item>
                        <text:list-item>
                          <text:p text:style-name="P3">第一層級心境 是 存在。</text:p>
                          <text:list>
                            <text:list-item>
                              <text:p text:style-name="P3">明顯例子，好奇、思想、非監督式學習、冥想、心靈平靜、心流、無我、虛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某一特定個體的 情緒、情感、感情 越容易受到 外物 影響，該個體的 變化 越大。</text:p>
              <text:list>
                <text:list-item>
                  <text:p text:style-name="P3">外物 的 明顯例子，名、利、權、錢、資源、原物料、其他個體（本身）、其他個體的反應。</text:p>
                  <text:list>
                    <text:list-item>
                      <text:p text:style-name="P3">反應 是 回饋、行動、作用、輸出、響應、釋出、釋放、情感、感情、情緒、交互作用。</text:p>
                    </text:list-item>
                  </text:list>
                </text:list-item>
                <text:list-item>
                  <text:p text:style-name="P3">變化 的 明顯例子，憤怒、惱怒、憂鬱、憂傷、恐懼、羨慕、忌妒、希望、絕望、比較心、競爭、優越感、自卑感、相對剝奪感、<text:span text:style-name="T20">驕傲、忌妒、憤怒、懶惰、貪婪、暴食、色慾</text:span>。<text:span text:style-name="T22">七宗罪</text:span></text:p>
                </text:list-item>
                <text:list-item>
                  <text:p text:style-name="P4">（存在 /（存在 + 變化））。</text:p>
                  <text:list>
                    <text:list-item>
                      <text:p text:style-name="P32">變化 越大，存在的 影響越小。</text:p>
                      <text:list>
                        <text:list-item>
                          <text:p text:style-name="P32">存在 越小，存在的 影響越小。</text:p>
                        </text:list-item>
                        <text:list-item>
                          <text:p text:style-name="P32">該個體 越波濤洶湧。</text:p>
                        </text:list-item>
                      </text:list>
                    </text:list-item>
                    <text:list-item>
                      <text:p text:style-name="P32">變化 越小，存在的 影響越大。</text:p>
                      <text:list>
                        <text:list-item>
                          <text:p text:style-name="P32">存在 越大，存在的 影響越大。</text:p>
                        </text:list-item>
                        <text:list-item>
                          <text:p text:style-name="P32">該個體 越心靈平靜。</text:p>
                        </text:list-item>
                      </text:list>
                    </text:list-item>
                    <text:list-item>
                      <text:p text:style-name="P32">變化 是 狀態轉移。</text:p>
                      <text:list>
                        <text:list-item>
                          <text:p text:style-name="P32">明顯例子，心靈平靜 →<text:span text:style-name="T45"> 憤怒</text:span> →<text:span text:style-name="T45"> 好奇。</text:span></text:p>
                        </text:list-item>
                        <text:list-item>
                          <text:p text:style-name="P32">變化 越大，狀態轉移 越頻繁。</text:p>
                        </text:list-item>
                        <text:list-item>
                          <text:p text:style-name="P32">明顯例子，心情、情緒、情感。</text:p>
                        </text:list-item>
                      </text:list>
                    </text:list-item>
                    <text:list-item>
                      <text:p text:style-name="P32">存在 是 狀態（本身）。</text:p>
                      <text:list>
                        <text:list-item>
                          <text:p text:style-name="P32">明顯例子，心靈平靜、憤怒、好奇。</text:p>
                        </text:list-item>
                        <text:list-item>
                          <text:p text:style-name="P32">存在 越大，狀態轉移 越緩慢。</text:p>
                        </text:list-item>
                        <text:list-item>
                          <text:p text:style-name="P32">明顯例子，心境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飲食"/>飲食<text:bookmark-end text:name="飲食"/></text:p>
          <text:list>
            <text:list-item>
              <text:p text:style-name="P5">攝取 素食、無機體個體。</text:p>
              <text:list>
                <text:list-item>
                  <text:p text:style-name="P49">攝取 素食。</text:p>
                  <text:list>
                    <text:list-item>
                      <text:p text:style-name="P49">素食 不是 人類 認定的 素食。</text:p>
                      <text:list>
                        <text:list-item>
                          <text:p text:style-name="P49">明顯例子，植物的 根莖 是 人類 認定的 素食。</text:p>
                        </text:list-item>
                        <text:list-item>
                          <text:p text:style-name="P49">明顯例子，植物的 水果 是 人類 認定的 素食。</text:p>
                        </text:list-item>
                      </text:list>
                    </text:list-item>
                    <text:list-item>
                      <text:p text:style-name="P49">素食 是 能夠 共生的 食物。</text:p>
                      <text:list>
                        <text:list-item>
                          <text:p text:style-name="P49">明顯例子，植物的 根莖 不是 素食。</text:p>
                          <text:list>
                            <text:list-item>
                              <text:p text:style-name="P49">植物的 根莖 不是 能夠 共生的 食物。</text:p>
                            </text:list-item>
                            <text:list-item>
                              <text:p text:style-name="P49">原因很明顯，假定，某一特定個體 攝取 某一特定植物的 根莖。</text:p>
                              <text:list>
                                <text:list-item>
                                  <text:p text:style-name="P49">該攝取 會 危害、傷害、殲滅，該植物的 存在、生存、生活。</text:p>
                                </text:list-item>
                                <text:list-item>
                                  <text:p text:style-name="P49">該攝取 有機率會 導致、造成，該植物 衰弱、病痛、枯萎。</text:p>
                                </text:list-item>
                                <text:list-item>
                                  <text:p text:style-name="P49">該攝取 有機率會 危害、傷害、殲滅，該植物的 子代。</text:p>
                                </text:list-item>
                                <text:list-item>
                                  <text:p text:style-name="P49">該攝取 有機率會 危害、傷害、殲滅，相依於 該植物的 其他物種。</text:p>
                                  <text:list>
                                    <text:list-item>
                                      <text:p text:style-name="P49">其他物種 的 明顯例子，共生於 該植物的 其他物種。</text:p>
                                    </text:list-item>
                                    <text:list-item>
                                      <text:p text:style-name="P49">其他物種 的 明顯例子，攝取 該植物 維生的 其他物種。</text:p>
                                    </text:list-item>
                                  </text:list>
                                </text:list-item>
                                <text:list-item>
                                  <text:p text:style-name="P49">該植物 有機率無法 維持、提升、昇華 存在、生存、生活。</text:p>
                                </text:list-item>
                                <text:list-item>
                                  <text:p text:style-name="P49">該植物 有機率無法 活到 衰亡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明顯例子，植物的 水果 是 素食。</text:p>
                          <text:list>
                            <text:list-item>
                              <text:p text:style-name="P49">植物的 水果 是 能夠 共生的 食物。</text:p>
                            </text:list-item>
                            <text:list-item>
                              <text:p text:style-name="P49">原因很明顯，假定，某一特定個體 攝取 某一特定植物的 水果。</text:p>
                              <text:list>
                                <text:list-item>
                                  <text:p text:style-name="P49">該攝取 不會 危害、傷害、殲滅，該植物的 存在、生存、生活。</text:p>
                                  <text:list>
                                    <text:list-item>
                                      <text:p text:style-name="P49">該攝取 不會 導致、造成，該植物 降低、退化 存在、生存、生活。</text:p>
                                    </text:list-item>
                                  </text:list>
                                </text:list-item>
                                <text:list-item>
                                  <text:p text:style-name="P49">該攝取 不會 導致、造成，該植物 衰弱、病痛、枯萎。</text:p>
                                </text:list-item>
                                <text:list-item>
                                  <text:p text:style-name="P49">該攝取 不會 危害、傷害、殲滅，該植物的 子代。</text:p>
                                </text:list-item>
                                <text:list-item>
                                  <text:p text:style-name="P49">該攝取 不會 危害、傷害、殲滅，相依於 該植物的 其他物種、其他個體。</text:p>
                                </text:list-item>
                                <text:list-item>
                                  <text:p text:style-name="P49">該植物 有機率能夠 維持、提升、昇華 存在、生存、生活。</text:p>
                                </text:list-item>
                                <text:list-item>
                                  <text:p text:style-name="P49">該植物 有機率能夠 活到 衰亡期。</text:p>
                                </text:list-item>
                                <text:list-item>
                                  <text:p text:style-name="P49">水果 不是 人為、強迫 的 產出。</text:p>
                                </text:list-item>
                                <text:list-item>
                                  <text:p text:style-name="P49">水果 是 自然而然、理所當然 的 產出。</text:p>
                                  <text:list>
                                    <text:list-item>
                                      <text:p text:style-name="P49">順應自然、自然無為、無為而治。</text:p>
                                    </text:list-item>
                                    <text:list-item>
                                      <text:p text:style-name="P6">自然而然、理所當然 攝取 系統輸出。</text:p>
                                    </text:list-item>
                                    <text:list-item>
                                      <text:p text:style-name="P6">抽象例子，太陽風、地球地磁、閃電、龍捲風、雨水動能、大氣離子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明顯例子，某一特定個體、水果 共生。</text:p>
                      <text:list>
                        <text:list-item>
                          <text:p text:style-name="P49">該個體 攝取 水果。</text:p>
                        </text:list-item>
                        <text:list-item>
                          <text:p text:style-name="P49">該個體 攝取 果肉。</text:p>
                        </text:list-item>
                        <text:list-item>
                          <text:p text:style-name="P49">該個體 灑落 種子。</text:p>
                        </text:list-item>
                        <text:list-item>
                          <text:p text:style-name="P49">該個體 幫助 播種。</text:p>
                        </text:list-item>
                        <text:list-item>
                          <text:p text:style-name="P49">水果 含有 果糖。</text:p>
                          <text:list>
                            <text:list-item>
                              <text:p text:style-name="P49">攝取水果 要注意 血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明顯例子，某一特定個體、蔬菜 共生。</text:p>
                      <text:list>
                        <text:list-item>
                          <text:p text:style-name="P49">該個體 攝取 蔬菜。</text:p>
                        </text:list-item>
                        <text:list-item>
                          <text:p text:style-name="P49">該個體 攝取 葉片。</text:p>
                        </text:list-item>
                        <text:list-item>
                          <text:p text:style-name="P49">該個體 灑落 種子。</text:p>
                        </text:list-item>
                        <text:list-item>
                          <text:p text:style-name="P49">該個體 幫助 播種。</text:p>
                        </text:list-item>
                      </text:list>
                    </text:list-item>
                    <text:list-item>
                      <text:p text:style-name="P49">明顯例子，蜜蜂、花朵 共生。</text:p>
                      <text:list>
                        <text:list-item>
                          <text:p text:style-name="P49">蜜蜂 攝取 花蜜。</text:p>
                        </text:list-item>
                        <text:list-item>
                          <text:p text:style-name="P49">蜜蜂 灑落 花粉。</text:p>
                        </text:list-item>
                        <text:list-item>
                          <text:p text:style-name="P49">蜜蜂 幫助 授粉。</text:p>
                        </text:list-item>
                      </text:list>
                    </text:list-item>
                    <text:list-item>
                      <text:p text:style-name="P49">明顯例子，猴子、樹木 共生。</text:p>
                      <text:list>
                        <text:list-item>
                          <text:p text:style-name="P49">猴子 攝取 果實。</text:p>
                        </text:list-item>
                        <text:list-item>
                          <text:p text:style-name="P49">猴子 灑落 種子。</text:p>
                        </text:list-item>
                        <text:list-item>
                          <text:p text:style-name="P49">猴子 幫助 播種。</text:p>
                        </text:list-item>
                      </text:list>
                    </text:list-item>
                    <text:list-item>
                      <text:p text:style-name="P49"><text:span text:style-name="T311">不共生 的 明顯例子，蝗蟲、稻米 不 共生。</text:span><text:span text:style-name="T332">（癌細胞、正常細胞 不共生）</text:span></text:p>
                      <text:list>
                        <text:list-item>
                          <text:p text:style-name="P49">蝗蟲 攝取 稻葉。</text:p>
                        </text:list-item>
                        <text:list-item>
                          <text:p text:style-name="P49">蝗蟲 攝取 稻種。<text:span text:style-name="T326">（</text:span><text:span text:style-name="T332">癌細胞 危害、殲滅、滅絕 正常細胞、其他個體、人體）</text:span></text:p>
                        </text:list-item>
                        <text:list-item>
                          <text:p text:style-name="P49">蝗蟲 危害、殲滅、滅絕 稻米、其他個體、生態圈。</text:p>
                          <text:list>
                            <text:list-item>
                              <text:p text:style-name="P49">其他個體 是 直接、間接 攝取、需要、相依於 稻米的 個體。</text:p>
                              <text:list>
                                <text:list-item>
                                  <text:p text:style-name="P49">抽象例子，稻米 <text:span text:style-name="T390">↔</text:span> 節點。</text:p>
                                  <text:list>
                                    <text:list-item>
                                      <text:p text:style-name="P49">其他個體 <text:span text:style-name="T390">↔</text:span><text:span text:style-name="T362"> 節點</text:span>。</text:p>
                                    </text:list-item>
                                    <text:list-item>
                                      <text:p text:style-name="P49">直接、間接 攝取、需要、相依於 稻米 <text:span text:style-name="T390">↔</text:span><text:span text:style-name="T362"> 節點 之間的 連線、線條。</text:span></text:p>
                                    </text:list-item>
                                    <text:list-item>
                                      <text:p text:style-name="P49">生態圈 <text:span text:style-name="T391">↔</text:span><text:span text:style-name="T363"> 整體、整張圖、關聯網、關聯網路、關聯網路圖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攝取 無機體個體。</text:p>
                  <text:list>
                    <text:list-item>
                      <text:p text:style-name="P49">無機體個體 是 某一特定無機體個體、多種無機體個體合成的無機體個體。</text:p>
                    </text:list-item>
                    <text:list-item>
                      <text:p text:style-name="P5">降低、退化 攝取 有機體個體、游離體個體、其他意識層個體的 機率。</text:p>
                      <text:list>
                        <text:list-item>
                          <text:p text:style-name="P49">降低、退化 缺德、無德、反德 的 機率。</text:p>
                        </text:list-item>
                      </text:list>
                    </text:list-item>
                    <text:list-item>
                      <text:p text:style-name="P49">明顯例子，鹽、水、維他命、礦物質、蛋白質、纖維、味精、空氣、光、陽光、電磁波。</text:p>
                    </text:list-item>
                    <text:list-item>
                      <text:p text:style-name="P49">明顯例子，使用 工具，自然而然、理所當然 生產出 該個體能夠攝取的 無機體個體。</text:p>
                      <text:list>
                        <text:list-item>
                          <text:p text:style-name="P49">該個體、該群體、該文明 只需要 設計、製造、使用、維護、優化 該工具。</text:p>
                        </text:list-item>
                      </text:list>
                    </text:list-item>
                    <text:list-item>
                      <text:p text:style-name="P49">明顯例子，使用 泥板 記載、紀錄。</text:p>
                      <text:list>
                        <text:list-item>
                          <text:p text:style-name="P60">不使用 動物紙、植物紙 記載、紀錄 <text:span text:style-name="T389">↔</text:span> 不攝取 葷食。</text:p>
                          <text:list>
                            <text:list-item>
                              <text:p text:style-name="P49">動物紙 的 明顯例子，傷害、殺死 羊 →<text:span text:style-name="T364"> 割下羊皮 → 製作成 動物紙。</text:span></text:p>
                            </text:list-item>
                            <text:list-item>
                              <text:p text:style-name="P49">植物紙 的 明顯例子，傷害、殺死 樹 →<text:span text:style-name="T364"> 割下樹皮 → 製作成 植物紙。</text:span></text:p>
                            </text:list-item>
                          </text:list>
                        </text:list-item>
                        <text:list-item>
                          <text:p text:style-name="P49">使用 泥板、石板、金屬板、硬碟、記憶卡、晶體 記載、紀錄 <text:span text:style-name="T392">↔</text:span><text:span text:style-name="T365"> 攝取 無機體個體</text:span>。</text:p>
                          <text:list>
                            <text:list-item>
                              <text:p text:style-name="P49">泥板 的 明顯例子，收集、使用 泥土 →<text:span text:style-name="T366"> 製作成 泥板。</text:span></text:p>
                            </text:list-item>
                            <text:list-item>
                              <text:p text:style-name="P49">石板 的 明顯例子，收集、使用 石頭 →<text:span text:style-name="T366"> 製作成 石板。</text:span></text:p>
                            </text:list-item>
                            <text:list-item>
                              <text:p text:style-name="P49">金屬板 的 明顯例子，收集、使用 銅 →<text:span text:style-name="T366"> 製作成 銅板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明顯例子，使用 泥土、石頭、金屬 生存、生活。</text:p>
                      <text:list>
                        <text:list-item>
                          <text:p text:style-name="P60">不使用 動物製、植物製 生活用品、修練用品 <text:span text:style-name="T389">↔</text:span> 不攝取 葷食。</text:p>
                          <text:list>
                            <text:list-item>
                              <text:p text:style-name="P49"><text:span text:style-name="T365">動物製</text:span> 的 明顯例子，傷害、殺死 羊 →<text:span text:style-name="T364"> 砍下羊身 → 製作成 小羊排。</text:span></text:p>
                            </text:list-item>
                            <text:list-item>
                              <text:p text:style-name="P49"><text:span text:style-name="T365">植物製</text:span> 的 明顯例子，傷害、殺死 樹 →<text:span text:style-name="T364"> 砍下樹幹 → 製作成 小木屋。</text:span></text:p>
                            </text:list-item>
                          </text:list>
                        </text:list-item>
                        <text:list-item>
                          <text:p text:style-name="P49">使用 <text:span text:style-name="T367">陶器、石器、金屬器、合金、晶體 生活用品、修練用品</text:span> <text:span text:style-name="T392">↔</text:span><text:span text:style-name="T365"> 攝取 無機體個體</text:span>。</text:p>
                          <text:list>
                            <text:list-item>
                              <text:p text:style-name="P49">陶器 的 <text:s/>明顯例子，收集、使用 泥土 →<text:span text:style-name="T367"> 製作成 陶器 生活用品、修練用品。</text:span></text:p>
                            </text:list-item>
                            <text:list-item>
                              <text:p text:style-name="P49">石器 的 <text:s/>明顯例子，收集、使用 石頭 →<text:span text:style-name="T367"> 製作成 石器 生活用品、修練用品。</text:span></text:p>
                            </text:list-item>
                            <text:list-item>
                              <text:p text:style-name="P49"><text:span text:style-name="T367">金屬器</text:span> 的 明顯例子，收集、使用 銅 →<text:span text:style-name="T367"> 製作成 銅器 生活用品、修練用品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9">假定，某一特定個體 吃肉、葷食。</text:p>
                  <text:list>
                    <text:list-item>
                      <text:p text:style-name="P49">該個體、其他個體 弱肉強食、互相殘殺、全是輸家、浪費時間在宰殺、直到被天敵攝取。</text:p>
                    </text:list-item>
                    <text:list-item>
                      <text:p text:style-name="P49">該個體 扼殺、殺害、殘害 其他個體的 多樣性、當下、未來。</text:p>
                    </text:list-item>
                    <text:list-item>
                      <text:p text:style-name="P49">該個體 扼殺、殺害、殘害 其他個體的 子代的 多樣性、當下、未來。</text:p>
                      <text:list>
                        <text:list-item>
                          <text:p text:style-name="P49">該個體 不只 攝取 其他個體的 生命，該個體 也攝取 其他個體的 未來。</text:p>
                        </text:list-item>
                      </text:list>
                    </text:list-item>
                    <text:list-item>
                      <text:p text:style-name="P49">該個體 造孽、造業。</text:p>
                      <text:list>
                        <text:list-item>
                          <text:p text:style-name="P49">造孽、造業 是 佛教 認定的 造孽、造業。</text:p>
                        </text:list-item>
                      </text:list>
                    </text:list-item>
                    <text:list-item>
                      <text:p text:style-name="P49">該個體 缺德、無德、反德。</text:p>
                    </text:list-item>
                  </text:list>
                </text:list-item>
              </text:list>
            </text:list-item>
            <text:list-item>
              <text:p text:style-name="P49">攝取 素食、無機體個體 的 原因很明顯，共生。</text:p>
              <text:list>
                <text:list-item>
                  <text:p text:style-name="P49">假定，某一特定&lt;?<text:span text:style-name="T368">2&gt;</text:span>個體 以 生態圈個體、地球個體、&lt;_?<text:span text:style-name="T369">3_&gt;個體</text:span> 為中心思想。<text:span text:style-name="T37">（&lt;_?</text:span><text:span text:style-name="T38">a_&gt;個體、&lt;?a&gt;個體）</text:span></text:p>
                  <text:list>
                    <text:list-item>
                      <text:p text:style-name="P49">該個體 自然而然、理所當然 思想、決策、行動，共生，自然而然、理所當然 維持、提升、昇華 生態圈個體、地球個體、&lt;_?<text:span text:style-name="T370">3_&gt;個體</text:span> 的 反脆弱性、生存機率、生活品質。</text:p>
                      <text:list>
                        <text:list-item>
                          <text:p text:style-name="P7">假定，該個體 是 第零層級湧現的 個體。</text:p>
                          <text:list>
                            <text:list-item>
                              <text:p text:style-name="P361"><text:span text:style-name="T221">（湧現、層級湧現 的 描述在 </text:span><text:span text:style-name="T154">_</text:span><text:span text:style-name="T221"> 文件群的 </text:span><text:span text:style-name="T154">湧現</text:span><text:span text:style-name="T221"> 的 </text:span><text:span text:style-name="T154">湧現層級</text:span><text:span text:style-name="T221">）</text:span></text:p>
                            </text:list-item>
                            <text:list-item>
                              <text:p text:style-name="P64"><text:span text:style-name="T313">該個體 本能 有意識、潛意識、無意識 </text:span><text:span text:style-name="T221">維持、提升、昇華 生態圈個體、地球個體、&lt;_?</text:span><text:span text:style-name="T222">3_&gt;個體</text:span><text:span text:style-name="T221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49">假定，該個體 是 第一層級湧現的 個體。</text:p>
                          <text:list>
                            <text:list-item>
                              <text:p text:style-name="P49"><text:span text:style-name="T312">該個體 傳承 有意識、潛意識、無意識 </text:span>維持、提升、昇華 生態圈個體、地球個體、&lt;_?<text:span text:style-name="T369">3_&gt;個體</text:span> 的 反脆弱性、生存機率、生活品質。</text:p>
                            </text:list-item>
                          </text:list>
                        </text:list-item>
                        <text:list-item>
                          <text:p text:style-name="P49">假定，該個體 是 第二層級湧現的 個體。</text:p>
                          <text:list>
                            <text:list-item>
                              <text:p text:style-name="P49"><text:span text:style-name="T371">該個體 新生、自然而然、理所當然 </text:span><text:span text:style-name="T312">有意識、潛意識、無意識 </text:span>維持、提升、昇華 生態圈個體、地球個體、&lt;_?<text:span text:style-name="T369">3_&gt;個體</text:span> 的 反脆弱性、生存機率、生活品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該個體 自然而然、理所當然 共生 其他&lt;?<text:span text:style-name="T372">2&gt;個體、地球個體、&lt;_?3_&gt;個體、&lt;?a&gt;個體。</text:span></text:p>
                    </text:list-item>
                    <text:list-item>
                      <text:p text:style-name="P49">該個體 自然而然、理所當然 共生 無機體個體、有機體個體、游離體個體。</text:p>
                    </text:list-item>
                    <text:list-item>
                      <text:p text:style-name="P49">該個體 自然而然、理所當然 攝取 無機體個體。</text:p>
                      <text:list>
                        <text:list-item>
                          <text:p text:style-name="P49">假定，該個體的 本能、傳承 不夠高。</text:p>
                          <text:list>
                            <text:list-item>
                              <text:p text:style-name="P49">該個體 有機率攝取 素食。</text:p>
                              <text:list>
                                <text:list-item>
                                  <text:p text:style-name="P49">明顯例子，攝取 水果、果肉、蔬菜、葉片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假定，該個體的 本能、傳承 不夠高。</text:p>
                          <text:list>
                            <text:list-item>
                              <text:p text:style-name="P49">該個體 有機率攝取 葷食。</text:p>
                              <text:list>
                                <text:list-item>
                                  <text:p text:style-name="P49">雜食、葷食 轉 素食 不是 突波式。</text:p>
                                </text:list-item>
                                <text:list-item>
                                  <text:p text:style-name="P49">雜食、葷食 轉 素食 是 漸進式。</text:p>
                                </text:list-item>
                                <text:list-item>
                                  <text:p text:style-name="P49">明顯例子，攝取食物 =（<text:span text:style-name="T373">x%</text:span>）攝取葷食 <text:span text:style-name="T373">+（100% - x%）素食。</text:span></text:p>
                                  <text:list>
                                    <text:list-item>
                                      <text:p text:style-name="P61">明顯例子，<text:span text:style-name="T374">x%</text:span>，100% → 95% → 90% → <text:span text:style-name="T375">85% → 80% → 75% → 70%</text:span>。</text:p>
                                      <text:list>
                                        <text:list-item>
                                          <text:p text:style-name="P61">→ 是 經過 d天 之後。</text:p>
                                          <text:list>
                                            <text:list-item>
                                              <text:p text:style-name="P61">d天 的 明顯例子，30天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假定，該個體的 食物來源 不足。</text:p>
                          <text:list>
                            <text:list-item>
                              <text:p text:style-name="P49">該個體 有機率 降低、退化 生育率、出生率。</text:p>
                              <text:list>
                                <text:list-item>
                                  <text:p text:style-name="P49">降低 的 明顯例子，出生數量 &lt; 死亡數量<text:span text:style-name="T273">。</text:span></text:p>
                                </text:list-item>
                                <text:list-item>
                                  <text:p text:style-name="P49"><text:span text:style-name="T273">退化 的 明顯例子，出生數量 &lt;&lt;&lt;&lt;&lt;&lt;&lt;&lt;&lt;&lt; 死亡數量</text:span><text:span text:style-name="T274">。</text:span></text:p>
                                  <text:list>
                                    <text:list-item>
                                      <text:p text:style-name="P65">&lt;&lt;&lt;&lt;&lt;&lt;&lt;&lt;&lt;&lt; 是 遠遠小於。</text:p>
                                    </text:list-item>
                                    <text:list-item>
                                      <text:p text:style-name="P66">抽象例子，退化 越明顯，長鞭效應 越大。</text:p>
                                    </text:list-item>
                                    <text:list-item>
                                      <text:p text:style-name="P66">抽象例子，退化 越明顯，運動慣性 越大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假定，該個體的 食物來源 充足。</text:p>
                          <text:list>
                            <text:list-item>
                              <text:p text:style-name="P8">該個體 有機率 維持、提升、昇華 生育率、出生率。</text:p>
                              <text:list>
                                <text:list-item>
                                  <text:p text:style-name="P29"><text:span text:style-name="T86">維持 的 明顯例子，</text:span><text:span text:style-name="T269">出生數量 = 死亡數量</text:span><text:span text:style-name="T274">。</text:span></text:p>
                                  <text:list>
                                    <text:list-item>
                                      <text:p text:style-name="P117">明顯例子，這個月的開始懷孕數量（額度）+= 上個月的死亡數量 +（上個月的出生數量 - 上個月的開始懷孕數量 * 懷孕平均生出的小孩數量）。</text:p>
                                      <text:list>
                                        <text:list-item>
                                          <text:p text:style-name="P117">開始懷孕數量 不是 出生數量。</text:p>
                                        </text:list-item>
                                        <text:list-item>
                                          <text:p text:style-name="P118">開始懷孕數量 是 這個月 受精、開始懷孕 的 數量。</text:p>
                                        </text:list-item>
                                        <text:list-item>
                                          <text:p text:style-name="P118">+= 是 累加、累計、自適應。</text:p>
                                        </text:list-item>
                                        <text:list-item>
                                          <text:p text:style-name="P29"><text:span text:style-name="T274">出生數量</text:span><text:span text:style-name="T275"> 和 </text:span><text:span text:style-name="T274">開始懷孕數量 * 懷孕平均生出的小孩數量，會有誤差。</text:span></text:p>
                                          <text:list>
                                            <text:list-item>
                                              <text:p text:style-name="P117">該誤差 是 累計誤差。</text:p>
                                            </text:list-item>
                                            <text:list-item>
                                              <text:p text:style-name="P117">明顯例子，氣溫下降，造成 實際出生數量、出生平均值 有誤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18">假定，出現 大規模死亡、大規模滅絕。</text:p>
                                      <text:list>
                                        <text:list-item>
                                          <text:p text:style-name="P118">這個月的開始懷孕數量（額度）會 大幅上升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9"><text:span text:style-name="T269">提升 的 </text:span><text:span text:style-name="T268">明顯例子，</text:span><text:span text:style-name="T270">出生數量 &gt; 死亡數量</text:span><text:span text:style-name="T275">。</text:span></text:p>
                                </text:list-item>
                                <text:list-item>
                                  <text:p text:style-name="P354"><text:span text:style-name="T291">昇華 的 </text:span><text:span text:style-name="T292">明顯例子，出生數量 &gt;&gt;&gt;&gt;&gt;&gt;&gt;&gt;&gt;&gt; 死亡數量</text:span><text:span text:style-name="T298">。</text:span></text:p>
                                  <text:list>
                                    <text:list-item>
                                      <text:p text:style-name="P354"><text:span text:style-name="T291">&gt;&gt;&gt;&gt;&gt;&gt;&gt;&gt;&gt;&gt; 是 遠遠大於</text:span><text:span text:style-name="T298">。</text:span></text:p>
                                    </text:list-item>
                                    <text:list-item>
                                      <text:p text:style-name="P119">抽象例子，昇華 越明顯，長鞭效應 越大。</text:p>
                                    </text:list-item>
                                    <text:list-item>
                                      <text:p text:style-name="P65">抽象例子，昇華 越明顯，運動慣性 越大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9">假定，該個體的 本能、傳承 足夠高。</text:p>
                      <text:list>
                        <text:list-item>
                          <text:p text:style-name="P49">該個體 不攝取 素食、無機體個體。</text:p>
                          <text:list>
                            <text:list-item>
                              <text:p text:style-name="P49"><text:span text:style-name="T376">該個體 不攝取 &lt;?2&gt;</text:span>無機體個體、<text:span text:style-name="T376">&lt;?2&gt;有機體個體、&lt;?2&gt;游離體個體</text:span>。</text:p>
                            </text:list-item>
                            <text:list-item>
                              <text:p text:style-name="P49"><text:span text:style-name="T376">該個體 不攝取 &lt;?n&gt;~&lt;?2&gt; </text:span>無機體個體、<text:span text:style-name="T376">有機體個體、游離體個體</text:span>。</text:p>
                            </text:list-item>
                          </text:list>
                        </text:list-item>
                        <text:list-item>
                          <text:p text:style-name="P49"><text:span text:style-name="T86">該個體 攝取 &lt;?</text:span><text:span text:style-name="T139">1&gt;個體 ~ &lt;?u&gt;個體</text:span>。</text:p>
                          <text:list>
                            <text:list-item>
                              <text:p text:style-name="P49">明顯例子，光、力。</text:p>
                            </text:list-item>
                            <text:list-item>
                              <text:p text:style-name="P49"><text:span text:style-name="T86">明顯例子，攝取食物 </text:span><text:span text:style-name="T137">=Σ</text:span><text:span text:style-name="T256">b</text:span><text:span text:style-name="T137">（（x</text:span><text:span text:style-name="T257">b</text:span><text:span text:style-name="T271">%</text:span><text:span text:style-name="T137">）攝取&lt;?b&gt;個體）</text:span><text:span text:style-name="T377">。</text:span></text:p>
                              <text:list>
                                <text:list-item>
                                  <text:p text:style-name="P62"><text:span text:style-name="T86">n </text:span><text:span text:style-name="T128">≥ </text:span><text:span text:style-name="T131">a &gt;</text:span><text:span text:style-name="T128">（</text:span><text:span text:style-name="T86">a-</text:span><text:span text:style-name="T138">1</text:span><text:span text:style-name="T86">）</text:span><text:span text:style-name="T128">≥</text:span><text:span text:style-name="T86"> b </text:span><text:span text:style-name="T128">≥ u</text:span><text:span text:style-name="T283">。</text:span></text:p>
                                </text:list-item>
                                <text:list-item>
                                  <text:p text:style-name="P62"><text:span text:style-name="T47">Σ</text:span><text:span text:style-name="T259">b</text:span><text:span text:style-name="T47">（x</text:span><text:span text:style-name="T258">b</text:span><text:span text:style-name="T272">%</text:span><text:span text:style-name="T47">）</text:span><text:span text:style-name="T71">= 100%</text:span><text:span text:style-name="T283">。</text:span></text:p>
                                  <text:list>
                                    <text:list-item>
                                      <text:p text:style-name="P63"><text:span text:style-name="T129">（</text:span><text:span text:style-name="T137">a-</text:span><text:span text:style-name="T138">1</text:span><text:span text:style-name="T137">）</text:span><text:span text:style-name="T129">≥</text:span><text:span text:style-name="T137"> </text:span><text:span text:style-name="T128">b </text:span><text:span text:style-name="T129">≥ u</text:span><text:span text:style-name="T284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4">一昧追求，只會 累死自己、餓死自己。</text:p>
                          <text:list>
                            <text:list-item>
                              <text:p text:style-name="P64">過與不及 皆為 大忌。</text:p>
                            </text:list-item>
                            <text:list-item>
                              <text:p text:style-name="P64">要 循序漸進。</text:p>
                            </text:list-item>
                            <text:list-item>
                              <text:p text:style-name="P64">要 非監督式學習。</text:p>
                            </text:list-item>
                            <text:list-item>
                              <text:p text:style-name="P64">要 定期、不定期、週期性 調整、修正。</text:p>
                            </text:list-item>
                            <text:list-item>
                              <text:p text:style-name="P63"><text:span text:style-name="T129">明顯例子，假定，某一特定個體 一昧追求 攝取 &lt;?</text:span><text:span text:style-name="T133">1&gt;個體</text:span><text:span text:style-name="T284">。</text:span></text:p>
                              <text:list>
                                <text:list-item>
                                  <text:p text:style-name="P63"><text:span text:style-name="T129">該個體 有機率 不攝取、拒絕攝取 &lt;?</text:span><text:span text:style-name="T132">2&gt;個體、&lt;?2&gt;無機體個體</text:span><text:span text:style-name="T286">。</text:span></text:p>
                                </text:list-item>
                                <text:list-item>
                                  <text:p text:style-name="P64">該個體 有機率沒有 定期、不定期、週期性 調整、修正。</text:p>
                                </text:list-item>
                                <text:list-item>
                                  <text:p text:style-name="P64">該個體 有機率 營養不良、渾身病痛、餓死自己。</text:p>
                                  <text:list>
                                    <text:list-item>
                                      <text:p text:style-name="P64">明顯例子，缺乏 水、維生素、礦物質。</text:p>
                                    </text:list-item>
                                  </text:list>
                                </text:list-item>
                                <text:list-item>
                                  <text:p text:style-name="P64">假定，該個體 缺鈉。</text:p>
                                  <text:list>
                                    <text:list-item>
                                      <text:p text:style-name="P64">該個體 要攝取 鹽、礦<text:span text:style-name="T85">物質、&lt;?</text:span><text:span text:style-name="T226">2&gt;無機體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3"><text:span text:style-name="T284">明顯例子，假定，某一特定個體 一昧追求 攝取</text:span><text:span text:style-name="T68"> </text:span><text:span text:style-name="T69">無機體</text:span><text:span text:style-name="T285">個體</text:span><text:span text:style-name="T284">。</text:span></text:p>
                              <text:list>
                                <text:list-item>
                                  <text:p text:style-name="P63"><text:span text:style-name="T284">該個體 有機率 不</text:span><text:span text:style-name="T68">攝取、拒絕攝取 素食</text:span><text:span text:style-name="T286">。</text:span></text:p>
                                </text:list-item>
                                <text:list-item>
                                  <text:p text:style-name="P64">該個體 有機率沒有 定期、不定期、週期性 調整、修正。</text:p>
                                </text:list-item>
                                <text:list-item>
                                  <text:p text:style-name="P64">該個體 有機率 營養不良、渾身病痛、餓死自己。</text:p>
                                </text:list-item>
                                <text:list-item>
                                  <text:p text:style-name="P64">假定，該個體 缺鈣。</text:p>
                                  <text:list>
                                    <text:list-item>
                                      <text:p text:style-name="P64">該個體 要攝取 牛奶、羊奶、素食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4">明顯例子，順序，葷食 →<text:span text:style-name="T378"> 雜食 →（人類 認定的）素食 → 素食 → 無機體食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4">明顯例子，某一特定細胞個體 以 某一特定人類個體、人體 為中心思想。</text:p>
                  <text:list>
                    <text:list-item>
                      <text:p text:style-name="P64">該細胞個體<text:span text:style-name="T221"> 自然而然、理所當然 思想、決策、行動，共生，自然而然、理所當然 維持、提升、昇華 其他細胞個體、該人類</text:span><text:span text:style-name="T223">個體、人體</text:span><text:span text:style-name="T221"> 的 反脆弱性、生存機率、生活品質。</text:span></text:p>
                      <text:list>
                        <text:list-item>
                          <text:p text:style-name="P7">假定，該細胞個體 是 第零層級湧現的 個體。</text:p>
                          <text:list>
                            <text:list-item>
                              <text:p text:style-name="P361"><text:span text:style-name="T221">（湧現、層級湧現 的 描述在 </text:span><text:span text:style-name="T154">_</text:span><text:span text:style-name="T221"> 文件群的 </text:span><text:span text:style-name="T154">湧現</text:span><text:span text:style-name="T221"> 的 </text:span><text:span text:style-name="T154">湧現層級</text:span><text:span text:style-name="T221">）</text:span></text:p>
                            </text:list-item>
                            <text:list-item>
                              <text:p text:style-name="P64"><text:span text:style-name="T313">該</text:span><text:span text:style-name="T314">細胞</text:span><text:span text:style-name="T313">個體 本能 有意識、潛意識、無意識 </text:span><text:span text:style-name="T221">維持、提升、昇華 其他細胞個體、該人類</text:span><text:span text:style-name="T223">個體、人體</text:span><text:span text:style-name="T221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29"><text:span text:style-name="T47">假定，該</text:span><text:span text:style-name="T72">細胞</text:span><text:span text:style-name="T47">個體 是 第一層級湧現的 個體。</text:span></text:p>
                          <text:list>
                            <text:list-item>
                              <text:p text:style-name="P29"><text:span text:style-name="T73">該細胞個體 傳承 有意識、潛意識、無意識 </text:span><text:span text:style-name="T47">維持、提升、昇華 其他細胞個體、該人類</text:span><text:span text:style-name="T74">個體、人體</text:span><text:span text:style-name="T47"> 的 反脆弱性、生存機率、生活品質。</text:span></text:p>
                            </text:list-item>
                          </text:list>
                        </text:list-item>
                        <text:list-item>
                          <text:p text:style-name="P29"><text:span text:style-name="T47">假定，該</text:span><text:span text:style-name="T72">細胞</text:span><text:span text:style-name="T47">個體 是 第二層級湧現的 個體。</text:span></text:p>
                          <text:list>
                            <text:list-item>
                              <text:p text:style-name="P29"><text:span text:style-name="T75">該細胞個體 新生、自然而然、理所當然 有意識、潛意識、無意識 </text:span><text:span text:style-name="T47">維持、提升、昇華 其他細胞個體、該人類</text:span><text:span text:style-name="T74">個體、人體</text:span><text:span text:style-name="T47"> 的 反脆弱性、生存機率、生活品質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220">該</text:span><text:span text:style-name="T224">細胞</text:span><text:span text:style-name="T220">個體 自然而然、理所當然 共生 其他細胞</text:span><text:span text:style-name="T225">個體、</text:span><text:span text:style-name="T47">該人類</text:span><text:span text:style-name="T74">個體、人體</text:span><text:span text:style-name="T225">。</text:span></text:p>
                    </text:list-item>
                  </text:list>
                </text:list-item>
                <text:list-item>
                  <text:p text:style-name="P64">明顯例子，某一特定細胞個體 以 某一特定人類個體、人體 為中心思想。</text:p>
                  <text:list>
                    <text:list-item>
                      <text:p text:style-name="P64">該細胞個體 自然而然、理所當然 幫助、共生 其他細胞個體、該人類個體、人體。</text:p>
                    </text:list-item>
                    <text:list-item>
                      <text:p text:style-name="P29"><text:span text:style-name="T284">該細胞個體 自然而然、理所當然 攝取 無機體個體</text:span><text:span text:style-name="T129">、&lt;?</text:span><text:span text:style-name="T130">1&gt;</text:span><text:span text:style-name="T287">個體</text:span><text:span text:style-name="T284">。</text:span></text:p>
                      <text:list>
                        <text:list-item>
                          <text:p text:style-name="P64">無機體個體 的 明顯例子，水、氧氣、葡萄糖。</text:p>
                        </text:list-item>
                        <text:list-item>
                          <text:p text:style-name="P29"><text:span text:style-name="T129">&lt;?</text:span><text:span text:style-name="T130">1&gt;個</text:span><text:span text:style-name="T287">體 的 明顯例子，光。</text:span></text:p>
                          <text:list>
                            <text:list-item>
                              <text:p text:style-name="P29"><text:span text:style-name="T287">明顯例子，人類的維生</text:span><text:span text:style-name="T130">素D、植物的光合作用</text:span><text:span text:style-name="T287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該細胞個體 自然而然、理所當然 不會攝取 其他細胞個體。</text:p>
                      <text:list>
                        <text:list-item>
                          <text:p text:style-name="P64">明顯例子，紅血球個體 不會攝取 其他紅血球個體、其他細胞個體。</text:p>
                        </text:list-item>
                        <text:list-item>
                          <text:p text:style-name="P64">明顯例子，呼吸系統個體 不會 攝取、分解、消化 細胞個體、其他系統個體。</text:p>
                        </text:list-item>
                        <text:list-item>
                          <text:p text:style-name="P64">明顯例子，細胞自噬。</text:p>
                          <text:list>
                            <text:list-item>
                              <text:p text:style-name="P64">修復 受損的、有問題的 部位。</text:p>
                            </text:list-item>
                            <text:list-item>
                              <text:p text:style-name="P64">抽象例子，程式語言的 重構。</text:p>
                            </text:list-item>
                          </text:list>
                        </text:list-item>
                        <text:list-item>
                          <text:p text:style-name="P64">抽象例子，生態循環。</text:p>
                          <text:list>
                            <text:list-item>
                              <text:p text:style-name="P64">細菌 分解出 礦物質、蛋白質。</text:p>
                              <text:list>
                                <text:list-item>
                                  <text:p text:style-name="P64">礦物質 的 明顯例子，植物攝取的 氮肥。</text:p>
                                </text:list-item>
                                <text:list-item>
                                  <text:p text:style-name="P64">細菌、植物、動物 生態循環。</text:p>
                                </text:list-item>
                              </text:list>
                            </text:list-item>
                            <text:list-item>
                              <text:p text:style-name="P29"><text:span text:style-name="T284">抽象例子，程式語言的</text:span><text:span text:style-name="T129"> GC</text:span><text:span text:style-name="T284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4">該細胞個體 自然而然、理所當然 不會 危害、傷害、攻擊 其他細胞個體。</text:p>
                      <text:list>
                        <text:list-item>
                          <text:p text:style-name="P64">明顯例子，紅血球個體 不會 危害、傷害、攻擊 其他紅血球個體、其他細胞個體。</text:p>
                        </text:list-item>
                        <text:list-item>
                          <text:p text:style-name="P64">明顯例子，呼吸系統個體 不會 危害、傷害、攻擊 細胞個體、其他系統個體。</text:p>
                        </text:list-item>
                        <text:list-item>
                          <text:p text:style-name="P29"><text:span text:style-name="T284">假定，該細胞個體 是</text:span><text:span text:style-name="T129"> T細胞</text:span><text:span text:style-name="T284">個體。</text:span></text:p>
                          <text:list>
                            <text:list-item>
                              <text:p text:style-name="P64">該細胞個體 有機率 危害、傷害、攻擊（該細胞個體 認定的）異常細胞個體。</text:p>
                              <text:list>
                                <text:list-item>
                                  <text:p text:style-name="P64">異常細胞個體 是 以 該人類個體、人體 為中心思想，認定的 異常細胞個體。</text:p>
                                </text:list-item>
                              </text:list>
                            </text:list-item>
                            <text:list-item>
                              <text:p text:style-name="P64">假定，該細胞個體 認定，某一特定細胞個體 是 異常細胞個體。</text:p>
                              <text:list>
                                <text:list-item>
                                  <text:p text:style-name="P64">該異常細胞個體 不一定是（該人類個體、人體 認定的）異常細胞個體。</text:p>
                                </text:list-item>
                                <text:list-item>
                                  <text:p text:style-name="P64">明顯例子，痛風、禿頭、花粉症、免疫系統風暴。</text:p>
                                </text:list-item>
                                <text:list-item>
                                  <text:p text:style-name="P64">抽象例子，信念戰爭。</text:p>
                                </text:list-item>
                              </text:list>
                            </text:list-item>
                            <text:list-item>
                              <text:p text:style-name="P64">該細胞個體 有機率 守護（該細胞個體 認定的）正常細胞個體。</text:p>
                            </text:list-item>
                            <text:list-item>
                              <text:p text:style-name="P64">假定，該細胞個體 認定，某一特定細胞個體 是 正常細胞個體。</text:p>
                              <text:list>
                                <text:list-item>
                                  <text:p text:style-name="P64">該正常細胞個體 不一定是（該人類個體、人體 認定的）正常細胞個體。</text:p>
                                </text:list-item>
                                <text:list-item>
                                  <text:p text:style-name="P29"><text:span text:style-name="T284">明顯例子，守護 癌細胞的 </text:span><text:span text:style-name="T129">T</text:span><text:span text:style-name="T284">細胞。</text:span></text:p>
                                </text:list-item>
                                <text:list-item>
                                  <text:p text:style-name="P64">抽象例子，（人類 認定的）聖母情結、人質症候群。</text:p>
                                </text:list-item>
                              </text:list>
                            </text:list-item>
                            <text:list-item>
                              <text:p text:style-name="P64">該細胞個體 有機率認定 自己在 替天行道、替該人類個體行道、替人體行道。</text:p>
                              <text:list>
                                <text:list-item>
                                  <text:p text:style-name="P64">對於 該人類個體、人體 來說。</text:p>
                                  <text:list>
                                    <text:list-item>
                                      <text:p text:style-name="P64">該細胞個體的 存在、變化，有機率是 缺德、無德、反德。</text:p>
                                    </text:list-item>
                                    <text:list-item>
                                      <text:p text:style-name="P64">該細胞個體的 思想、決策、行動，有機率是 缺德、無德、反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62"><text:span text:style-name="T284">（相關描述在 </text:span><text:span text:style-name="T288">德</text:span><text:span text:style-name="T284"> 文件群的 </text:span><text:span text:style-name="T7">德 不是 單純、無知、易騙</text:span><text:span text:style-name="T70"> 的 </text:span><text:span text:style-name="T8">動用私刑 不是 德</text:span><text:span text:style-name="T284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假定，某一特定個體 要攝取 營養。</text:p>
              <text:list>
                <text:list-item>
                  <text:p text:style-name="P49">該個體 有機率攝取 無機體個體。</text:p>
                  <text:list>
                    <text:list-item>
                      <text:p text:style-name="P49">明顯例子，無機體個體、無機體蛋白質、無機體個體包含的維他命。</text:p>
                    </text:list-item>
                  </text:list>
                </text:list-item>
                <text:list-item>
                  <text:p text:style-name="P49">假定，該個體 攝取 無機體個體 有機率 營養不良。</text:p>
                  <text:list>
                    <text:list-item>
                      <text:p text:style-name="P49">該個體 要攝取 素食。</text:p>
                    </text:list-item>
                    <text:list-item>
                      <text:p text:style-name="P49">明顯例子，植物、植物性蛋白質、植物包含的維他命。</text:p>
                    </text:list-item>
                    <text:list-item>
                      <text:p text:style-name="P49">明顯例子，該個體、該群體、該文明 的 本能、傳承 還不夠，無法生產出 無機體個體。</text:p>
                      <text:list>
                        <text:list-item>
                          <text:p text:style-name="P49">該個體、該群體、該文明 生產出的 無機體個體 不夠供應 所有個體 攝取。</text:p>
                        </text:list-item>
                      </text:list>
                    </text:list-item>
                  </text:list>
                </text:list-item>
                <text:list-item>
                  <text:p text:style-name="P49">假定，該個體 攝取 無機體個體、素食 有機率 營養不良。</text:p>
                  <text:list>
                    <text:list-item>
                      <text:p text:style-name="P49">該個體 要攝取（人類 認定的）素食。</text:p>
                    </text:list-item>
                  </text:list>
                </text:list-item>
                <text:list-item>
                  <text:p text:style-name="P49">假定，該個體 攝取 無機體個體、素食、（人類 認定的）素食 有機率 營養不良。</text:p>
                  <text:list>
                    <text:list-item>
                      <text:p text:style-name="P49">該個體 要攝取 葷食。</text:p>
                    </text:list-item>
                    <text:list-item>
                      <text:p text:style-name="P49">明顯例子，動物、動物性蛋白質、動物包含的維他命。</text:p>
                    </text:list-item>
                  </text:list>
                </text:list-item>
              </text:list>
            </text:list-item>
            <text:list-item>
              <text:p text:style-name="P49">飲食相態。</text:p>
              <text:list>
                <text:list-item>
                  <text:p text:style-name="P50">明顯例子，<text:span text:style-name="T82">氣態、液態、固態。</text:span></text:p>
                  <text:list>
                    <text:list-item>
                      <text:p text:style-name="P51">明顯例子，假定，某一特定個體 不輸入、不攝取 <text:span text:style-name="T82">物質、養分 無法、不足以 生存、生活。</text:span></text:p>
                      <text:list>
                        <text:list-item>
                          <text:p text:style-name="P51">該<text:span text:style-name="T82">個體 </text:span>有機率 輸入、<text:span text:style-name="T82">攝取 氣態 生存、生活。</text:span></text:p>
                          <text:list>
                            <text:list-item>
                              <text:p text:style-name="P52"><text:span text:style-name="T82">明顯例子，</text:span>該個體 <text:span text:style-name="T82">生存、生活 在 大氣。</text:span></text:p>
                              <text:list>
                                <text:list-item>
                                  <text:p text:style-name="P33">該個體 攝取（該個體周遭的、大氣當中的）氣態物質、氣態養分。</text:p>
                                </text:list-item>
                              </text:list>
                            </text:list-item>
                            <text:list-item>
                              <text:p text:style-name="P34">明顯例子，該個體<text:span text:style-name="T384">的</text:span> 皮膚 攝取 氣態物質、氣態養分。</text:p>
                              <text:list>
                                <text:list-item>
                                  <text:p text:style-name="P35">明顯例子，該個體<text:span text:style-name="T384">的</text:span> 皮膚 攝取 氣體、氣凝膠、漂浮在大氣的物質和養分。</text:p>
                                  <text:list>
                                    <text:list-item>
                                      <text:p text:style-name="P36">漂浮在大氣的物質和養分 <text:span text:style-name="T384">有機率</text:span><text:span text:style-name="T385">是 </text:span>氣態<text:span text:style-name="T385">。</text:span></text:p>
                                    </text:list-item>
                                    <text:list-item>
                                      <text:p text:style-name="P36">漂浮在大氣的物質和養分 <text:span text:style-name="T384">有機率</text:span><text:span text:style-name="T385">是 細微、細小 的 </text:span>液態物質、液態養分<text:span text:style-name="T385">。</text:span></text:p>
                                    </text:list-item>
                                    <text:list-item>
                                      <text:p text:style-name="P36">漂浮在大氣的物質和養分 <text:span text:style-name="T384">有機率</text:span><text:span text:style-name="T385">是 細微、細小 的 </text:span>固態物質、固態養分<text:span text:style-name="T385">。</text:span></text:p>
                                      <text:list>
                                        <text:list-item>
                                          <text:p text:style-name="P36">該個體<text:span text:style-name="T384">的</text:span> 皮膚 能夠直接 輸入、攝取 該物質、該養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明顯例子，假定，某一特定個體 輸入、攝取 <text:span text:style-name="T82">氣態 無法、不足以 生存、生活。</text:span></text:p>
                      <text:list>
                        <text:list-item>
                          <text:p text:style-name="P52">該個體 有機率 輸入、<text:span text:style-name="T82">攝取 氣態、液態 生存、生活。</text:span></text:p>
                          <text:list>
                            <text:list-item>
                              <text:p text:style-name="P33">明顯例子，該個體 生存、生活 在 海底火山口。</text:p>
                              <text:list>
                                <text:list-item>
                                  <text:p text:style-name="P37">明顯例子，該個體 攝取（該個體周遭的、火山噴發的）氣態物質、氣態養分。</text:p>
                                </text:list-item>
                                <text:list-item>
                                  <text:p text:style-name="P38">明顯例子，該個體 攝取（該個體周遭的、海洋當中的）液態物質、液態養分。</text:p>
                                </text:list-item>
                              </text:list>
                            </text:list-item>
                            <text:list-item>
                              <text:p text:style-name="P39">明顯例子，（<text:span text:style-name="T384">人類 認定的</text:span>）流質<text:span text:style-name="T384">食</text:span>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明顯例子，假定，某一特定個體 輸入、攝取 <text:span text:style-name="T82">氣態、液態 無法、不足以 生存、生活。</text:span></text:p>
                      <text:list>
                        <text:list-item>
                          <text:p text:style-name="P54">該個體 有機率 輸入、<text:span text:style-name="T82">攝取 氣態、液態、固態 生存、生活。</text:span></text:p>
                          <text:list>
                            <text:list-item>
                              <text:p text:style-name="P38">明顯例子，該個體 生存、生活 在 陸地。</text:p>
                              <text:list>
                                <text:list-item>
                                  <text:p text:style-name="P38">明顯例子，該個體 攝取（該個體周遭的、大氣當中的）氣態物質、氣態養分。</text:p>
                                </text:list-item>
                                <text:list-item>
                                  <text:p text:style-name="P38">明顯例子，該個體 攝取（該個體周遭的、海洋當中的）液態物質、液態養分。</text:p>
                                </text:list-item>
                                <text:list-item>
                                  <text:p text:style-name="P38">明顯例子，該個體 攝取（該個體周遭的、陸地當中的）固態物質、固態養分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假定，<text:span text:style-name="T384">某一特定個體 輸入、</text:span>攝取 氣態、液態、固態 才能夠 生存、生活。</text:p>
                      <text:list>
                        <text:list-item>
                          <text:p text:style-name="P55">該個體 有機率 提升、昇華 本能、傳承。</text:p>
                        </text:list-item>
                        <text:list-item>
                          <text:p text:style-name="P55">該個體 有機率 設計、製造、使用 工具。</text:p>
                          <text:list>
                            <text:list-item>
                              <text:p text:style-name="P41"><text:span text:style-name="T384">讓 該個體、其他個體 輸入、</text:span>攝取 氣態、液態（就能夠）生存、生活。</text:p>
                            </text:list-item>
                            <text:list-item>
                              <text:p text:style-name="P41"><text:span text:style-name="T384">讓 該個體、其他個體 輸入、</text:span>攝取 氣態（就能夠）生存、生活。</text:p>
                            </text:list-item>
                            <text:list-item>
                              <text:p text:style-name="P40"><text:span text:style-name="T384">讓 該個體、其他個體 不輸入、不</text:span>攝取 物質、養分（就能夠）生存、生活。</text:p>
                            </text:list-item>
                          </text:list>
                        </text:list-item>
                        <text:list-item>
                          <text:p text:style-name="P56">原因很明顯，飲食相態、（飲食 的）相態 不重要。</text:p>
                          <text:list>
                            <text:list-item>
                              <text:p text:style-name="P42"><text:span text:style-name="T384">重要的是（飲食 的）</text:span>物質、養分 輸入到 正確的地方。</text:p>
                              <text:list>
                                <text:list-item>
                                  <text:p text:style-name="P42">明顯例子，<text:span text:style-name="T276">有機體奇點</text:span>，皮膚 能夠 輸入、攝取 的 物質、養分。</text:p>
                                  <text:list>
                                    <text:list-item>
                                      <text:p text:style-name="P43">明顯例子，依照 所需種類、權重比例（權重式）分配到 各個肉質層部位。</text:p>
                                      <text:list>
                                        <text:list-item>
                                          <text:p text:style-name="P44">明顯例子，大腦 附近的皮膚 特化成<text:span text:style-name="T384"> 輸入、</text:span>攝取 氧氣。</text:p>
                                          <text:list>
                                            <text:list-item>
                                              <text:p text:style-name="P45">假定，大腦 附近的皮膚 受到損傷，大腦 有機率無法 <text:span text:style-name="T384">輸入、</text:span>攝取。</text:p>
                                            </text:list-item>
                                            <text:list-item>
                                              <text:p text:style-name="P46">反制，氧氣、<text:span text:style-name="T386">80%（</text:span>直接 從 皮膚 表層、迴路 傳遞<text:span text:style-name="T386">）</text:span>分配到 大腦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2">明顯例子，衣服 前處理、轉換成，皮膚 能夠 輸入、攝取 的 物質、養分。</text:p>
                                  <text:list>
                                    <text:list-item>
                                      <text:p text:style-name="P47">明顯例子，直接 分配到、滲透到 腸胃。</text:p>
                                    </text:list-item>
                                  </text:list>
                                </text:list-item>
                                <text:list-item>
                                  <text:p text:style-name="P48">抽象例子，鼻胃導管。<text:span text:style-name="T42">（本書 極端不建議（讀者、任何個體</text:span><text:span text:style-name="T43"> 在 健康、沒有必要 的時候）</text:span><text:span text:style-name="T42">使用 鼻胃導管。原因很明顯，不方便、不安全、不舒適）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7">明顯例子，&lt;?<text:span text:style-name="T387">a&gt;個體</text:span><text:span text:style-name="T82">。</text:span></text:p>
                  <text:list>
                    <text:list-item>
                      <text:p text:style-name="P57">明顯例子，假定，某一特定個體 不輸入、不攝取 <text:span text:style-name="T82">物質、養分 無法、不足以 生存、生活。</text:span></text:p>
                      <text:list>
                        <text:list-item>
                          <text:p text:style-name="P57"><text:span text:style-name="T82">該個體 有機率 輸入、攝取 </text:span><text:span text:style-name="T83">&lt;?1&gt;</text:span><text:span text:style-name="T387">個體</text:span><text:span text:style-name="T82"> 生存、生活。</text:span></text:p>
                          <text:list>
                            <text:list-item>
                              <text:p text:style-name="P58"><text:span text:style-name="T83">&lt;?1&gt;</text:span><text:span text:style-name="T387">個體 的 </text:span>明顯例子，光。<text:span text:style-name="T21">、電磁波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明顯例子，假定，某一特定個體 輸入、攝取 <text:span text:style-name="T83">&lt;?1&gt;</text:span><text:span text:style-name="T387">個體</text:span><text:span text:style-name="T82"> 無法、不足以 生存、生活。</text:span></text:p>
                      <text:list>
                        <text:list-item>
                          <text:p text:style-name="P59">該個體 有機率 輸入、<text:span text:style-name="T82">攝取 </text:span><text:span text:style-name="T83">&lt;?1&gt;</text:span><text:span text:style-name="T387">個體</text:span><text:span text:style-name="T83">、&lt;?2&gt;</text:span><text:span text:style-name="T387">個體</text:span><text:span text:style-name="T82"> 生存、生活。</text:span></text:p>
                          <text:list>
                            <text:list-item>
                              <text:p text:style-name="P58"><text:span text:style-name="T83">&lt;?2&gt;</text:span><text:span text:style-name="T387">個體 的 </text:span><text:span text:style-name="T82">明顯例子，物質。</text:span><text:span text:style-name="T34">（氣態、液態、固態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明顯例子，假定，某一特定個體 輸入、攝取 <text:span text:style-name="T83">&lt;?1&gt;</text:span><text:span text:style-name="T387">個體</text:span><text:span text:style-name="T83">、&lt;?2&gt;</text:span><text:span text:style-name="T387">個體</text:span><text:span text:style-name="T82"> 無法、不足以 生存。</text:span></text:p>
                      <text:list>
                        <text:list-item>
                          <text:p text:style-name="P58">該個體 有機率 輸入、<text:span text:style-name="T82">攝取 </text:span><text:span text:style-name="T83">&lt;?1&gt;</text:span><text:span text:style-name="T387">個體</text:span><text:span text:style-name="T83">、&lt;?2&gt;</text:span><text:span text:style-name="T387">個體</text:span><text:span text:style-name="T83">、&lt;?</text:span><text:span text:style-name="T84">3</text:span><text:span text:style-name="T83">&gt;</text:span><text:span text:style-name="T387">個體</text:span><text:span text:style-name="T82"> 生存、生活。</text:span></text:p>
                          <text:list>
                            <text:list-item>
                              <text:p text:style-name="P58"><text:span text:style-name="T83">&lt;?</text:span><text:span text:style-name="T84">3</text:span><text:span text:style-name="T83">&gt;</text:span><text:span text:style-name="T387">個體 的 </text:span><text:span text:style-name="T82">明顯例子，空間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多重人格"/>多重人格<text:bookmark-end text:name="多重人格"/></text:p>
          <text:list>
            <text:list-item>
              <text:p text:style-name="P9">肉質層型多重人格。</text:p>
              <text:list>
                <text:list-item>
                  <text:p text:style-name="P9">某一特定意識層個體 使用 不同方式 控制 肉質層個體。</text:p>
                  <text:list>
                    <text:list-item>
                      <text:p text:style-name="P9">該意識層個體 的 明顯例子，祖代型、進入該肉質層個體的某一特定 意識層個體。</text:p>
                    </text:list-item>
                  </text:list>
                </text:list-item>
                <text:list-item>
                  <text:p text:style-name="P9">抽象例子，（某一特定個體 使用）不同方式 駕駛 汽車。</text:p>
                  <text:list>
                    <text:list-item>
                      <text:p text:style-name="P9">某一特定個體 <text:span text:style-name="T393">↔</text:span><text:span text:style-name="T46"> 主意識。</text:span></text:p>
                    </text:list-item>
                  </text:list>
                </text:list-item>
                <text:list-item>
                  <text:p text:style-name="P9">抽象例子，不同自動駕駛 駕駛 汽車。</text:p>
                  <text:list>
                    <text:list-item>
                      <text:p text:style-name="P9">自動駕駛 <text:span text:style-name="T393">↔</text:span><text:span text:style-name="T46"> 潛意識。</text:span></text:p>
                      <text:list>
                        <text:list-item>
                          <text:p text:style-name="P9">自動駕駛 是 自動駕駛程式、自動駕駛系統、自動駕駛模式、自動駕駛設定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意識層型多重人格。</text:p>
              <text:list>
                <text:list-item>
                  <text:p text:style-name="P9">祖代型意識層個體、其他意識層個體 搶奪、使用、放開 意識權。</text:p>
                  <text:list>
                    <text:list-item>
                      <text:p text:style-name="P30"><text:span text:style-name="T47">明顯例子，零個（</text:span><text:span text:style-name="T48">以上）</text:span><text:span text:style-name="T47">其他意識層個體 有機率進入 某一特定肉質層個體。</text:span></text:p>
                      <text:list>
                        <text:list-item>
                          <text:p text:style-name="P9">其他意識層個體 的 明顯例子，（人類 認定的）人格、神靈、邪靈。</text:p>
                          <text:list>
                            <text:list-item>
                              <text:p text:style-name="P9">人格 是 常駐型、潛伏型 進入 該肉質層個體的 其他意識層個體。</text:p>
                              <text:list>
                                <text:list-item>
                                  <text:p text:style-name="P30"><text:span text:style-name="T47">其他意識層個體 的 明顯例子，</text:span><text:span text:style-name="T49">（人類 認定的）浮游靈、幽靈、惡靈。</text:span></text:p>
                                </text:list-item>
                              </text:list>
                            </text:list-item>
                            <text:list-item>
                              <text:p text:style-name="P9">神靈、邪靈 是 暫時性 進入 該肉質層個體的 其他意識層個體。</text:p>
                            </text:list-item>
                            <text:list-item>
                              <text:p text:style-name="P30"><text:span text:style-name="T49">輝光 + 意識層個體 </text:span><text:span text:style-name="T394">↔</text:span><text:span text:style-name="T50"> 保護殼。</text:span></text:p>
                              <text:list>
                                <text:list-item>
                                  <text:p text:style-name="P363"><text:span text:style-name="T50">（內容 在</text:span><text:span text:style-name="T87"> </text:span><text:span text:style-name="T142">_ (第3本)</text:span><text:span text:style-name="T87"> 文件的 </text:span><text:span text:style-name="T142">輝光</text:span><text:span text:style-name="T50">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">假定，該個體 因為 其他個體、外物 感受到 受傷。</text:p>
                          <text:list>
                            <text:list-item>
                              <text:p text:style-name="P9">受傷 是 生理、心理、受傷。</text:p>
                            </text:list-item>
                          </text:list>
                        </text:list-item>
                        <text:list-item>
                          <text:p text:style-name="P9">該其他意識層個體 有機率為了 保護 該個體，搶奪、使用、放開 意識權。</text:p>
                          <text:list>
                            <text:list-item>
                              <text:p text:style-name="P9">搶奪、使用 意識權 是（人類 認定的）人格切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">明顯例子，多重人格、神靈附身、邪靈附身。</text:p>
                    </text:list-item>
                  </text:list>
                </text:list-item>
                <text:list-item>
                  <text:p text:style-name="P9">抽象例子，不同個體 駕駛 汽車。</text:p>
                </text:list-item>
                <text:list-item>
                  <text:p text:style-name="P9">不同意識層個體 有不同的 設定，肉質層 有機率做出 相對應的 改變、變化。</text:p>
                  <text:list>
                    <text:list-item>
                      <text:p text:style-name="P30"><text:span text:style-name="T47">明顯例子，假定，</text:span><text:span text:style-name="T86">某一特定</text:span><text:span text:style-name="T47">汽車 會紀錄，不同駕駛員的 駕駛習慣。</text:span></text:p>
                      <text:list>
                        <text:list-item>
                          <text:p text:style-name="P30"><text:span text:style-name="T47">假定，不同駕駛員 輪流，駕駛 同一輛 </text:span><text:span text:style-name="T86">汽</text:span><text:span text:style-name="T47">車。</text:span></text:p>
                        </text:list-item>
                        <text:list-item>
                          <text:p text:style-name="P30"><text:span text:style-name="T47">假定，不同駕駛 踩下油門的 角度 是 </text:span><text:span text:style-name="T88">1</text:span><text:span text:style-name="T51">度。</text:span></text:p>
                          <text:list>
                            <text:list-item>
                              <text:p text:style-name="P30"><text:span text:style-name="T51">第一個駕駛員，</text:span><text:span text:style-name="T88">只花1秒，車速 從0到10000（公里</text:span><text:span text:style-name="T51">/小時）。</text:span></text:p>
                            </text:list-item>
                            <text:list-item>
                              <text:p text:style-name="P30"><text:span text:style-name="T51">第二個駕駛員，</text:span><text:span text:style-name="T88">只花1秒，車速 從0到1</text:span><text:span text:style-name="T89">00000000</text:span><text:span text:style-name="T88">（</text:span><text:span text:style-name="T51">公里/小時）。</text:span></text:p>
                              <text:list>
                                <text:list-item>
                                  <text:p text:style-name="P30"><text:span text:style-name="T88">該汽車</text:span><text:span text:style-name="T51"> 做出 相對應的 引擎 運作，第一個駕駛員 更慢於 第二個駕駛員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"><text:span text:style-name="T51">汽車 </text:span><text:span text:style-name="T395">↔</text:span><text:span text:style-name="T52"> 肉質層個體。</text:span></text:p>
                          <text:list>
                            <text:list-item>
                              <text:p text:style-name="P10">駕駛員 <text:span text:style-name="T389">↔</text:span> 意識層個體。</text:p>
                              <text:list>
                                <text:list-item>
                                  <text:p text:style-name="P10">駕駛員 的 明顯例子，祖代型、本代型、他代型 意識層個體。</text:p>
                                </text:list-item>
                                <text:list-item>
                                  <text:p text:style-name="P10">駕駛員 的 明顯例子，主人格、心靈導師、人格、神靈、邪靈、上帝、惡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思想、決策、行動"/>思想、決策、行動<text:bookmark-end text:name="思想、決策、行動"/></text:p>
          <text:list>
            <text:list-item>
              <text:p text:style-name="P10">思想、決策、行動 是 某一特定個體的 意識層、肉質層，交互作用的 現象。</text:p>
            </text:list-item>
            <text:list-item>
              <text:p text:style-name="P11">抽象例子，個體（本身）。</text:p>
              <text:list>
                <text:list-item>
                  <text:p text:style-name="P11">思想 <text:span text:style-name="T396">↔</text:span><text:span text:style-name="T319"> 內在物質。</text:span></text:p>
                </text:list-item>
                <text:list-item>
                  <text:p text:style-name="P11">決策 <text:span text:style-name="T396">↔</text:span><text:span text:style-name="T319"> 內部機制。</text:span></text:p>
                </text:list-item>
                <text:list-item>
                  <text:p text:style-name="P11">行動 <text:span text:style-name="T396">↔</text:span><text:span text:style-name="T319"> 感測、交互作用。</text:span></text:p>
                </text:list-item>
              </text:list>
            </text:list-item>
            <text:list-item>
              <text:p text:style-name="P11">抽象例子，樹木。</text:p>
              <text:list>
                <text:list-item>
                  <text:p text:style-name="P10">思想 <text:span text:style-name="T396">↔</text:span><text:span text:style-name="T319"> 種子。</text:span></text:p>
                </text:list-item>
                <text:list-item>
                  <text:p text:style-name="P12">決策 <text:span text:style-name="T396">↔</text:span><text:span text:style-name="T319"> 向上生長、向光生長、晴天生長、縱向生長、橫向生長。</text:span></text:p>
                </text:list-item>
                <text:list-item>
                  <text:p text:style-name="P10">行動 <text:span text:style-name="T396">↔</text:span><text:span text:style-name="T319"> 發芽、開花、結果。</text:span></text:p>
                </text:list-item>
              </text:list>
            </text:list-item>
            <text:list-item>
              <text:p text:style-name="P10">抽象例子。</text:p>
              <text:list>
                <text:list-item>
                  <text:p text:style-name="P13">思想 <text:span text:style-name="T396">↔</text:span><text:span text:style-name="T319"> 蘊含。</text:span></text:p>
                </text:list-item>
                <text:list-item>
                  <text:p text:style-name="P13">決策 <text:span text:style-name="T396">↔</text:span><text:span text:style-name="T319"> 想去。</text:span></text:p>
                </text:list-item>
                <text:list-item>
                  <text:p text:style-name="P13">行動 <text:span text:style-name="T396">↔</text:span><text:span text:style-name="T319"> 進行。</text:span></text:p>
                </text:list-item>
              </text:list>
            </text:list-item>
            <text:list-item>
              <text:p text:style-name="P13">抽象例子，長鞭效應。</text:p>
              <text:list>
                <text:list-item>
                  <text:p text:style-name="P13">長鞭效應，思想 →<text:span text:style-name="T347"> 決策 → 行動。</text:span></text:p>
                  <text:list>
                    <text:list-item>
                      <text:p text:style-name="P18">→ 是 醞釀、產生、萌生、蘊含、傳遞、輸出。</text:p>
                    </text:list-item>
                  </text:list>
                </text:list-item>
              </text:list>
            </text:list-item>
            <text:list-item>
              <text:p text:style-name="P14">抽象例子，潛移默化、環境影響、非監督式學習。</text:p>
              <text:list>
                <text:list-item>
                  <text:p text:style-name="P14">感知、感受、感測、記憶、潛移默化、環境影響、非監督式學習，<text:span text:style-name="T348">行動 → 決策 → 思想</text:span>。</text:p>
                  <text:list>
                    <text:list-item>
                      <text:p text:style-name="P18">→ 是 感知、過濾、量化、傳遞、回饋、反饋。</text:p>
                    </text:list-item>
                    <text:list-item>
                      <text:p text:style-name="P14">抽象例子<text:span text:style-name="T86">，</text:span><text:span text:style-name="T108">Do nothing </text:span><text:span text:style-name="T397">↔</text:span><text:span text:style-name="T108"> 行動 什麼都不做</text:span><text:span text:style-name="T347">。</text:span></text:p>
                      <text:list>
                        <text:list-item>
                          <text:p text:style-name="P15">感知、感受、感測 當下的當下 的 狀態、現象、一切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抽象例子，打靶。</text:p>
              <text:list>
                <text:list-item>
                  <text:p text:style-name="P16">思想 <text:span text:style-name="T396">↔</text:span><text:span text:style-name="T319"> 子彈。</text:span></text:p>
                </text:list-item>
                <text:list-item>
                  <text:p text:style-name="P16">決策 <text:span text:style-name="T396">↔</text:span><text:span text:style-name="T319"> 彈道。</text:span></text:p>
                </text:list-item>
                <text:list-item>
                  <text:p text:style-name="P16">行動 <text:span text:style-name="T396">↔</text:span><text:span text:style-name="T319">（靶上的）彈痕</text:span>。</text:p>
                </text:list-item>
              </text:list>
            </text:list-item>
          </text:list>
        </text:list-item>
        <text:list-item>
          <text:p text:style-name="P31"><text:bookmark-start text:name="432（Hz）"/><text:span text:style-name="T86">432（Hz</text:span><text:span text:style-name="T47">）</text:span><text:bookmark-end text:name="432（Hz）"/></text:p>
          <text:list>
            <text:list-item>
              <text:p text:style-name="P19"><text:span text:style-name="T85">三角形，邊長比，3:4:5</text:span>。</text:p>
              <text:list>
                <text:list-item>
                  <text:p text:style-name="P20"><text:span text:style-name="T85">5 = </text:span><text:span text:style-name="T10">√（3</text:span><text:span text:style-name="T240">2</text:span><text:span text:style-name="T10"> + 4</text:span><text:span text:style-name="T240">2</text:span><text:span text:style-name="T10">）。</text:span></text:p>
                </text:list-item>
                <text:list-item>
                  <text:p text:style-name="P20"><text:span text:style-name="T10">（3</text:span><text:span text:style-name="T240">2</text:span><text:span text:style-name="T10"> * 4</text:span><text:span text:style-name="T240">2</text:span><text:span text:style-name="T10">）</text:span><text:span text:style-name="T11">= 144。</text:span></text:p>
                  <text:list>
                    <text:list-item>
                      <text:p text:style-name="P350">144 * 3 = 432。</text:p>
                    </text:list-item>
                    <text:list-item>
                      <text:p text:style-name="P350">144 * 4 = 576。</text:p>
                    </text:list-item>
                    <text:list-item>
                      <text:p text:style-name="P350">144 * 5 = 720。</text:p>
                    </text:list-item>
                  </text:list>
                </text:list-item>
                <text:list-item>
                  <text:p text:style-name="P350">三角形，夾角，180。</text:p>
                  <text:list>
                    <text:list-item>
                      <text:p text:style-name="P350">144 * 180 = 25920。</text:p>
                    </text:list-item>
                  </text:list>
                </text:list-item>
                <text:list-item>
                  <text:p text:style-name="P21"><text:span text:style-name="T10">（x + 3）（x + 4）= x</text:span><text:span text:style-name="T240">2</text:span><text:span text:style-name="T10"> + 7x + 12。</text:span></text:p>
                  <text:list>
                    <text:list-item>
                      <text:p text:style-name="P351">3 + 4 = 7。</text:p>
                    </text:list-item>
                    <text:list-item>
                      <text:p text:style-name="P352">3 * 4 = 12。</text:p>
                    </text:list-item>
                  </text:list>
                </text:list-item>
                <text:list-item>
                  <text:p text:style-name="P22"><text:span text:style-name="T12">（x + 3）（x + 4）（x + </text:span><text:span text:style-name="T13">5</text:span><text:span text:style-name="T12">）= x</text:span><text:span text:style-name="T241">3</text:span><text:span text:style-name="T12"> + </text:span><text:span text:style-name="T13">12</text:span><text:span text:style-name="T12">x</text:span><text:span text:style-name="T242">2</text:span><text:span text:style-name="T12"> + </text:span><text:span text:style-name="T13">4</text:span><text:span text:style-name="T12">7x + </text:span><text:span text:style-name="T13">60</text:span><text:span text:style-name="T12">。</text:span></text:p>
                  <text:list>
                    <text:list-item>
                      <text:p text:style-name="P23"><text:span text:style-name="T12">3 </text:span><text:span text:style-name="T10">+ 4 + 5 = 12。</text:span></text:p>
                    </text:list-item>
                    <text:list-item>
                      <text:p text:style-name="P23"><text:span text:style-name="T10">3 * 4 + 5 *（3 + 4）= </text:span><text:span text:style-name="T14">47</text:span><text:span text:style-name="T10">。</text:span></text:p>
                    </text:list-item>
                    <text:list-item>
                      <text:p text:style-name="P353">3 * 4 * 5 = 60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<text:bookmark-start text:name="一元一次方程式的乘積"/>一元<text:span text:style-name="T85">一</text:span>次方程式的乘積<text:bookmark-end text:name="一元一次方程式的乘積"/></text:p>
          <text:list>
            <text:list-item>
              <text:p text:style-name="P25"><text:span text:style-name="T85">假定，Π</text:span><text:span text:style-name="T244">n</text:span><text:span text:style-name="T85">（a</text:span><text:span text:style-name="T251">i</text:span><text:span text:style-name="T261"> * </text:span><text:span text:style-name="T85">x + b</text:span><text:span text:style-name="T251">i</text:span><text:span text:style-name="T85">）=Σ</text:span><text:span text:style-name="T244">n</text:span><text:span text:style-name="T85">（</text:span><text:span text:style-name="T156">g</text:span><text:span text:style-name="T252">i</text:span><text:span text:style-name="T157"> * x</text:span><text:span text:style-name="T245">i</text:span><text:span text:style-name="T85">）。</text:span></text:p>
            </text:list-item>
            <text:list-item>
              <text:p text:style-name="P25"><text:span text:style-name="T85">假定，Π</text:span><text:span text:style-name="T244">n</text:span><text:span text:style-name="T246">+1</text:span><text:span text:style-name="T85">（a</text:span><text:span text:style-name="T251">i</text:span><text:span text:style-name="T261"> * </text:span><text:span text:style-name="T85">x + b</text:span><text:span text:style-name="T251">i</text:span><text:span text:style-name="T85">）=Σ</text:span><text:span text:style-name="T244">n</text:span><text:span text:style-name="T247">+1</text:span><text:span text:style-name="T85">（</text:span><text:span text:style-name="T156">h</text:span><text:span text:style-name="T252">i</text:span><text:span text:style-name="T157"> * x</text:span><text:span text:style-name="T245">i</text:span><text:span text:style-name="T85">）。</text:span></text:p>
              <text:list>
                <text:list-item>
                  <text:p text:style-name="P25"><text:span text:style-name="T85">Σ</text:span><text:span text:style-name="T244">n</text:span><text:span text:style-name="T247">+1</text:span><text:span text:style-name="T85">（</text:span><text:span text:style-name="T156">h</text:span><text:span text:style-name="T252">i</text:span><text:span text:style-name="T157"> * x</text:span><text:span text:style-name="T245">i</text:span><text:span text:style-name="T85">）</text:span><text:span text:style-name="T158">=</text:span><text:span text:style-name="T85">Σ</text:span><text:span text:style-name="T244">n</text:span><text:span text:style-name="T85">（</text:span><text:span text:style-name="T156">g</text:span><text:span text:style-name="T252">i</text:span><text:span text:style-name="T157"> * x</text:span><text:span text:style-name="T245">i</text:span><text:span text:style-name="T85">）*（a</text:span><text:span text:style-name="T253">n+1</text:span><text:span text:style-name="T261"> * </text:span><text:span text:style-name="T85">x + b</text:span><text:span text:style-name="T253">n+1</text:span><text:span text:style-name="T85">）。</text:span></text:p>
                </text:list-item>
              </text:list>
            </text:list-item>
            <text:list-item>
              <text:p text:style-name="P25"><text:span text:style-name="T85">Σ</text:span><text:span text:style-name="T244">n</text:span><text:span text:style-name="T248">+1</text:span><text:span text:style-name="T85">（</text:span><text:span text:style-name="T159">h</text:span><text:span text:style-name="T252">i</text:span><text:span text:style-name="T262">）</text:span><text:span text:style-name="T263">=</text:span><text:span text:style-name="T261">Σ</text:span><text:span text:style-name="T244">n</text:span><text:span text:style-name="T261">（</text:span><text:span text:style-name="T264">g</text:span><text:span text:style-name="T252">i</text:span><text:span text:style-name="T262">）*</text:span><text:span text:style-name="T261">（a</text:span><text:span text:style-name="T253">n+1</text:span><text:span text:style-name="T261"> + b</text:span><text:span text:style-name="T253">n+1</text:span><text:span text:style-name="T261">）</text:span><text:span text:style-name="T262">。</text:span></text:p>
            </text:list-item>
            <text:list-item>
              <text:p text:style-name="P26"><text:span text:style-name="T264">h</text:span><text:span text:style-name="T252">i</text:span><text:span text:style-name="T261"> =（</text:span><text:span text:style-name="T265">a</text:span><text:span text:style-name="T253">n+1</text:span><text:span text:style-name="T266"> *</text:span><text:span text:style-name="T261"> </text:span><text:span text:style-name="T264">g</text:span><text:span text:style-name="T252">i-</text:span><text:span text:style-name="T251">1</text:span><text:span text:style-name="T261">）</text:span><text:span text:style-name="T267">+</text:span><text:span text:style-name="T261">（b</text:span><text:span text:style-name="T253">n+1</text:span><text:span text:style-name="T260"> </text:span><text:span text:style-name="T264">*</text:span><text:span text:style-name="T266"> </text:span><text:span text:style-name="T264">g</text:span><text:span text:style-name="T252">i</text:span><text:span text:style-name="T261">）。</text:span></text:p>
              <text:list>
                <text:list-item>
                  <text:p text:style-name="P27"><text:span text:style-name="T266">假定，g</text:span><text:span text:style-name="T252">-</text:span><text:span text:style-name="T251">1</text:span><text:span text:style-name="T261"> = 0。</text:span></text:p>
                </text:list-item>
                <text:list-item>
                  <text:p text:style-name="P28"><text:span text:style-name="T261">假定，g</text:span><text:span text:style-name="T251">n+1</text:span><text:span text:style-name="T261"> = 0。</text:span></text:p>
                </text:list-item>
              </text:list>
            </text:list-item>
          </text:list>
        </text:list-item>
        <text:list-item>
          <text:p text:style-name="P120"><text:bookmark-start text:name="維度"/>維度<text:bookmark-end text:name="維度"/></text:p>
          <text:list>
            <text:list-item>
              <text:p text:style-name="P120">明顯例子，空間維度、能量維度、個體維度。</text:p>
            </text:list-item>
            <text:list-item>
              <text:p text:style-name="P120">抽象例子。</text:p>
              <text:list>
                <text:list-item>
                  <text:p text:style-name="P120">正體型維度，<text:span text:style-name="T160">n</text:span><text:span text:style-name="T277">維</text:span> <text:span text:style-name="T398">↔</text:span><text:span text:style-name="T278"> a</text:span><text:span text:style-name="T250">n</text:span><text:span text:style-name="T278">。</text:span></text:p>
                  <text:list>
                    <text:list-item>
                      <text:p text:style-name="P121"><text:span text:style-name="T161">1維 </text:span><text:span text:style-name="T389">↔</text:span><text:span text:style-name="T85"> </text:span><text:span text:style-name="T162">a</text:span><text:span text:style-name="T85">。</text:span></text:p>
                    </text:list-item>
                    <text:list-item>
                      <text:p text:style-name="P121"><text:span text:style-name="T85">2維 </text:span><text:span text:style-name="T389">↔</text:span><text:span text:style-name="T85"> </text:span><text:span text:style-name="T15">a</text:span><text:span text:style-name="T243">2</text:span><text:span text:style-name="T85">。</text:span></text:p>
                    </text:list-item>
                    <text:list-item>
                      <text:p text:style-name="P121"><text:span text:style-name="T163">3</text:span><text:span text:style-name="T85">維 </text:span><text:span text:style-name="T389">↔</text:span><text:span text:style-name="T85"> </text:span><text:span text:style-name="T15">a</text:span><text:span text:style-name="T243">3</text:span><text:span text:style-name="T85">。</text:span></text:p>
                    </text:list-item>
                  </text:list>
                </text:list-item>
                <text:list-item>
                  <text:p text:style-name="P120">長體型維度，<text:span text:style-name="T160">n</text:span><text:span text:style-name="T277">維</text:span> <text:span text:style-name="T398">↔</text:span><text:span text:style-name="T278"> </text:span><text:span text:style-name="T161">Π</text:span><text:span text:style-name="T249">n</text:span><text:span text:style-name="T161">（a</text:span><text:span text:style-name="T254">i</text:span><text:span text:style-name="T161">）。</text:span></text:p>
                  <text:list>
                    <text:list-item>
                      <text:p text:style-name="P121"><text:span text:style-name="T161">1維 </text:span><text:span text:style-name="T389">↔</text:span><text:span text:style-name="T85"> </text:span><text:span text:style-name="T162">a</text:span><text:span text:style-name="T255">1</text:span><text:span text:style-name="T85">。</text:span></text:p>
                    </text:list-item>
                    <text:list-item>
                      <text:p text:style-name="P121"><text:span text:style-name="T85">2維 </text:span><text:span text:style-name="T389">↔</text:span><text:span text:style-name="T85"> </text:span><text:span text:style-name="T162">a</text:span><text:span text:style-name="T255">1</text:span><text:span text:style-name="T15"> * </text:span><text:span text:style-name="T162">a</text:span><text:span text:style-name="T255">2</text:span><text:span text:style-name="T85">。</text:span></text:p>
                    </text:list-item>
                    <text:list-item>
                      <text:p text:style-name="P121"><text:span text:style-name="T163">3</text:span><text:span text:style-name="T161">維 </text:span><text:span text:style-name="T398">↔</text:span><text:span text:style-name="T161"> </text:span><text:span text:style-name="T162">a</text:span><text:span text:style-name="T255">1</text:span><text:span text:style-name="T15"> * </text:span><text:span text:style-name="T162">a</text:span><text:span text:style-name="T255">2</text:span><text:span text:style-name="T161"> * </text:span><text:span text:style-name="T162">a</text:span><text:span text:style-name="T255">3</text:span><text:span text:style-name="T161">。</text:span></text:p>
                    </text:list-item>
                  </text:list>
                </text:list-item>
                <text:list-item>
                  <text:p text:style-name="P120">通解型維度，<text:span text:style-name="T160">n</text:span><text:span text:style-name="T277">維</text:span> <text:span text:style-name="T398">↔</text:span><text:span text:style-name="T278"> 積分</text:span><text:span text:style-name="T161">n</text:span><text:span text:style-name="T278">次</text:span><text:span text:style-name="T161">。</text:span></text:p>
                  <text:list>
                    <text:list-item>
                      <text:p text:style-name="P121"><text:span text:style-name="T161">1維 </text:span><text:span text:style-name="T389">↔</text:span><text:span text:style-name="T85"> </text:span><text:span text:style-name="T16">∫</text:span><text:span text:style-name="T10">（</text:span><text:span text:style-name="T17">f</text:span><text:span text:style-name="T18">(x)</text:span><text:span text:style-name="T10">）dx</text:span><text:span text:style-name="T85">。。</text:span></text:p>
                    </text:list-item>
                    <text:list-item>
                      <text:p text:style-name="P121"><text:span text:style-name="T85">2維 </text:span><text:span text:style-name="T389">↔</text:span><text:span text:style-name="T85"> </text:span><text:span text:style-name="T16">∫</text:span><text:span text:style-name="T10">（</text:span><text:span text:style-name="T16">∫</text:span><text:span text:style-name="T10">（</text:span><text:span text:style-name="T17">f</text:span><text:span text:style-name="T18">(x)</text:span><text:span text:style-name="T10">）dx）d</text:span><text:span text:style-name="T18">y</text:span><text:span text:style-name="T85">。</text:span></text:p>
                    </text:list-item>
                    <text:list-item>
                      <text:p text:style-name="P121"><text:span text:style-name="T163">3</text:span><text:span text:style-name="T85">維 </text:span><text:span text:style-name="T389">↔</text:span><text:span text:style-name="T85"> </text:span><text:span text:style-name="T16">∫</text:span><text:span text:style-name="T10">（</text:span><text:span text:style-name="T16">∫</text:span><text:span text:style-name="T10">（</text:span><text:span text:style-name="T16">∫</text:span><text:span text:style-name="T10">（</text:span><text:span text:style-name="T17">f</text:span><text:span text:style-name="T18">(x)</text:span><text:span text:style-name="T10">）dx）d</text:span><text:span text:style-name="T18">y</text:span><text:span text:style-name="T10">）d</text:span><text:span text:style-name="T19">z</text:span><text:span text:style-name="T85">。</text:span></text:p>
                    </text:list-item>
                  </text:list>
                </text:list-item>
              </text:list>
            </text:list-item>
            <text:list-item>
              <text:p text:style-name="P122"><text:span text:style-name="T85">&lt;_?a+</text:span><text:span text:style-name="T164">1</text:span><text:span text:style-name="T85">_&gt;個體的維度 </text:span><text:span text:style-name="T279">≥</text:span><text:span text:style-name="T85"> &lt;_?a_&gt;個體的維度。</text:span></text:p>
              <text:list>
                <text:list-item>
                  <text:p text:style-name="P122"><text:span text:style-name="T85">&lt;_?a+</text:span><text:span text:style-name="T164">1</text:span><text:span text:style-name="T85">_&gt;個體 蘊含 &lt;_?</text:span><text:span text:style-name="T165">a</text:span><text:span text:style-name="T85">_&gt;個體。</text:span></text:p>
                  <text:list>
                    <text:list-item>
                      <text:p text:style-name="P122"><text:span text:style-name="T85">&lt;_?a+</text:span><text:span text:style-name="T164">1</text:span><text:span text:style-name="T85">_&gt;個體 是 &lt;_?</text:span><text:span text:style-name="T165">a</text:span><text:span text:style-name="T85">_&gt;個體的 外在環境。</text:span></text:p>
                    </text:list-item>
                    <text:list-item>
                      <text:p text:style-name="P122"><text:span text:style-name="T85">&lt;_?a+</text:span><text:span text:style-name="T164">1</text:span><text:span text:style-name="T85">_&gt;個體的內在機制 是 &lt;_?</text:span><text:span text:style-name="T165">a</text:span><text:span text:style-name="T85">_&gt;個體的 萬物法則。</text:span></text:p>
                    </text:list-item>
                    <text:list-item>
                      <text:p text:style-name="P122"><text:span text:style-name="T85">&lt;_?a+</text:span><text:span text:style-name="T164">1</text:span><text:span text:style-name="T85">_&gt;個體 孕育、反孕育 &lt;_?</text:span><text:span text:style-name="T165">a</text:span><text:span text:style-name="T85">_&gt;個體。</text:span><text:span text:style-name="T23">（&lt;_?a+</text:span><text:span text:style-name="T24">1</text:span><text:span text:style-name="T23">_&gt;個體 蘊含、反蘊含 &lt;_?</text:span><text:span text:style-name="T25">a</text:span><text:span text:style-name="T23">_&gt;個體）</text:span></text:p>
                    </text:list-item>
                    <text:list-item>
                      <text:p text:style-name="P122"><text:span text:style-name="T85">&lt;_?</text:span><text:span text:style-name="T165">a</text:span><text:span text:style-name="T85">_&gt;個體 是 &lt;_?a+</text:span><text:span text:style-name="T164">1</text:span><text:span text:style-name="T85">_&gt;個體的 內在物質。</text:span></text:p>
                    </text:list-item>
                    <text:list-item>
                      <text:p text:style-name="P122"><text:span text:style-name="T85">&lt;_?</text:span><text:span text:style-name="T165">a</text:span><text:span text:style-name="T85">_&gt;個體 存在、生存、生活 在 &lt;_?a+</text:span><text:span text:style-name="T164">1</text:span><text:span text:style-name="T85">_&gt;個體。</text:span></text:p>
                    </text:list-item>
                    <text:list-item>
                      <text:p text:style-name="P122"><text:span text:style-name="T85">明顯例子，人類</text:span><text:span text:style-name="T166">個體 蘊含 動能個體。</text:span></text:p>
                    </text:list-item>
                  </text:list>
                </text:list-item>
                <text:list-item>
                  <text:p text:style-name="P122"><text:span text:style-name="T85">明顯例子，假定，某一特定人類個體 是 </text:span><text:span text:style-name="T167">3維個體。</text:span></text:p>
                  <text:list>
                    <text:list-item>
                      <text:p text:style-name="P67">假定，該人類個體 蘊含 某一特定動能個體。</text:p>
                      <text:list>
                        <text:list-item>
                          <text:p text:style-name="P122"><text:span text:style-name="T167">該動能個體 有機率做出 </text:span><text:span text:style-name="T168">1維運動。</text:span></text:p>
                          <text:list>
                            <text:list-item>
                              <text:p text:style-name="P68">做出 是 在 該人類個體的 裡面 做出。</text:p>
                            </text:list-item>
                            <text:list-item>
                              <text:p text:style-name="P122"><text:span text:style-name="T168">明顯例子，</text:span><text:span text:style-name="T167">直線運動。</text:span></text:p>
                            </text:list-item>
                          </text:list>
                        </text:list-item>
                        <text:list-item>
                          <text:p text:style-name="P67">該動能個體 有機率做出 2維運動。</text:p>
                          <text:list>
                            <text:list-item>
                              <text:p text:style-name="P67">明顯例子，弦波運動。</text:p>
                            </text:list-item>
                          </text:list>
                        </text:list-item>
                        <text:list-item>
                          <text:p text:style-name="P122"><text:span text:style-name="T167">該動能個體 有機率做出 </text:span><text:span text:style-name="T169">3維運動。</text:span></text:p>
                          <text:list>
                            <text:list-item>
                              <text:p text:style-name="P69">明顯例子，螺旋運動。</text:p>
                            </text:list-item>
                          </text:list>
                        </text:list-item>
                        <text:list-item>
                          <text:p text:style-name="P122"><text:span text:style-name="T169">該動能個體 無法做出 </text:span><text:span text:style-name="T170">4維運動。</text:span></text:p>
                          <text:list>
                            <text:list-item>
                              <text:p text:style-name="P70">明顯例子，（人類還沒認知到該存在的）運動。</text:p>
                              <text:list>
                                <text:list-item>
                                  <text:p text:style-name="P70">假定，某一特定個體 在做 該運動。</text:p>
                                  <text:list>
                                    <text:list-item>
                                      <text:p text:style-name="P70">假定，某一特定3維個體的 座標系 平行於 該運動軸。</text:p>
                                      <text:list>
                                        <text:list-item>
                                          <text:p text:style-name="P70">該運動軸 是 該座標系的 某一特定軸。</text:p>
                                          <text:list>
                                            <text:list-item>
                                              <text:p text:style-name="P123"><text:span text:style-name="T85">某一特定軸 的 明顯例子，</text:span><text:span text:style-name="T171">x軸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0">該3維個體 有機率認定，該個體 在做 螺旋運動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2">假定，某一特定3維個體的 座標系 垂直於 該運動軸。</text:p>
                                      <text:list>
                                        <text:list-item>
                                          <text:p text:style-name="P70">該運動軸 是 該座標系的 某一特定值。</text:p>
                                          <text:list>
                                            <text:list-item>
                                              <text:p text:style-name="P72">某一特定值 的 明顯例子，零點、零點軸、零維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0">該3維個體 有機率認定，該個體 在做 球形運動。</text:p>
                                        </text:list-item>
                                        <text:list-item>
                                          <text:p text:style-name="P70">該3維個體 有機率認定，該個體 在做 周而復始的螺旋運動。</text:p>
                                          <text:list>
                                            <text:list-item>
                                              <text:p text:style-name="P70">周而復始 是 某一特定範圍之內、週期性、封閉性、有限曲線。</text:p>
                                            </text:list-item>
                                            <text:list-item>
                                              <text:p text:style-name="P70">周而復始 的 抽象例子，火車、鐵路、軌道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0">假定，某一特定3維個體的 座標系 不平行、不垂直 於 該運動軸。</text:p>
                                      <text:list>
                                        <text:list-item>
                                          <text:p text:style-name="P70">該運動軸 是 該座標系的 某一特定線條。</text:p>
                                          <text:list>
                                            <text:list-item>
                                              <text:p text:style-name="P70">某一特定線條 的 明顯例子，直線、曲線、立體線。</text:p>
                                            </text:list-item>
                                            <text:list-item>
                                              <text:p text:style-name="P123"><text:span text:style-name="T85">某一特定線條 的 明顯例子，</text:span><text:span text:style-name="T172">1維線、2維線</text:span><text:span text:style-name="T85">、</text:span><text:span text:style-name="T172">3維線</text:span><text:span text:style-name="T85">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0">該3維個體 有機率認定，該個體 在做 螺旋、球形 複合型運動。</text:p>
                                          <text:list>
                                            <text:list-item>
                                              <text:p text:style-name="P70">該3維個體 有機率認定，該運動 有 螺旋運動、球形運動 特徵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9">運動自由度 受限於 維度。</text:p>
                  <text:list>
                    <text:list-item>
                      <text:p text:style-name="P69">某一特定個體的 運動自由度 受限於 該個體（自己）的 維度。</text:p>
                      <text:list>
                        <text:list-item>
                          <text:p text:style-name="P69">運動自由度 是 某一特定個體 運動的 自由度。</text:p>
                        </text:list-item>
                        <text:list-item>
                          <text:p text:style-name="P69">運動自由度 是 某一特定個體 有機率做出 某一特定運動。</text:p>
                          <text:list>
                            <text:list-item>
                              <text:p text:style-name="P69">運動 的 明顯例子，線性運動、直線運動、旋轉運動、弦波運動、螺旋運動。</text:p>
                            </text:list-item>
                          </text:list>
                        </text:list-item>
                        <text:list-item>
                          <text:p text:style-name="P69">該個體的 維度 受限於 蘊含該個體的 維度。</text:p>
                          <text:list>
                            <text:list-item>
                              <text:p text:style-name="P122"><text:span text:style-name="T169">明顯例子，假定，該個體 是 &lt;?</text:span><text:span text:style-name="T173">x</text:span><text:span text:style-name="T169">&gt;個體。</text:span></text:p>
                              <text:list>
                                <text:list-item>
                                  <text:p text:style-name="P122"><text:span text:style-name="T169">蘊含該個體 是 &lt;?</text:span><text:span text:style-name="T173">y</text:span><text:span text:style-name="T174">&gt;個體。</text:span></text:p>
                                </text:list-item>
                                <text:list-item>
                                  <text:p text:style-name="P124"><text:span text:style-name="T85">n &gt;= </text:span><text:span text:style-name="T173">y</text:span><text:span text:style-name="T85"> &gt; </text:span><text:span text:style-name="T173">x</text:span><text:span text:style-name="T85"> &gt;= u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5"><text:bookmark-start text:name="微塑料"/>微<text:span text:style-name="T388">塑膠</text:span><text:bookmark-end text:name="微塑料"/></text:p>
          <text:list>
            <text:list-item>
              <text:p text:style-name="P125">微<text:span text:style-name="T388">塑膠 是 </text:span>微小<text:span text:style-name="T169">的、眼睛</text:span><text:span text:style-name="T239">看不見</text:span><text:span text:style-name="T169">的、要用顯微鏡才有機率</text:span><text:span text:style-name="T239">看見</text:span><text:span text:style-name="T169">的 </text:span><text:span text:style-name="T388">塑膠。</text:span></text:p>
            </text:list-item>
            <text:list-item>
              <text:p text:style-name="P125">塑膠、微<text:span text:style-name="T388">塑膠</text:span> 有機率產生 垃圾島嶼。</text:p>
              <text:list>
                <text:list-item>
                  <text:p text:style-name="P124">漂流、平均分佈、集中分佈、跟著洋流移動、被某一特定個體攝取。</text:p>
                  <text:list>
                    <text:list-item>
                      <text:p text:style-name="P126">平均分佈 的 明顯例子，微塑膠 平均分佈在 土壤、海洋、空氣、海洋生物、生態圈。</text:p>
                    </text:list-item>
                    <text:list-item>
                      <text:p text:style-name="P124">被某一特定個體攝取 的 明顯例子，喝水、吃肉、呼吸。</text:p>
                    </text:list-item>
                  </text:list>
                </text:list-item>
              </text:list>
            </text:list-item>
            <text:list-item>
              <text:p text:style-name="P124">反制。</text:p>
              <text:list>
                <text:list-item>
                  <text:p text:style-name="P124">重複使用 塑膠製品。</text:p>
                </text:list-item>
                <text:list-item>
                  <text:p text:style-name="P126">花費 大量成本，過濾、聚集、處理 微塑膠。</text:p>
                  <text:list>
                    <text:list-item>
                      <text:p text:style-name="P126">微塑膠 的 明顯例子，水、肉、空氣、植物、動物 裡面的 微塑膠。</text:p>
                    </text:list-item>
                    <text:list-item>
                      <text:p text:style-name="P124">成本 的 明顯例子，維護成本、維修成本、時間成本、勞動力成本、文明的機會成本。</text:p>
                    </text:list-item>
                  </text:list>
                </text:list-item>
                <text:list-item>
                  <text:p text:style-name="P124">素食、無機體食。</text:p>
                  <text:list>
                    <text:list-item>
                      <text:p text:style-name="P364">（素食、無機體食 的 內容 在<text:span text:style-name="T85"> </text:span><text:span text:style-name="T140">_ (第4本)</text:span><text:span text:style-name="T85"> 文件的 </text:span><text:span text:style-name="T1">飲食</text:span>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<text:bookmark-start text:name="意義"/>意義<text:bookmark-end text:name="意義"/></text:p>
          <text:list>
            <text:list-item>
              <text:p text:style-name="P124">本質、現象、意義。</text:p>
              <text:list>
                <text:list-item>
                  <text:p text:style-name="P124">本質、現象 是 客觀賦予、事實、本身。</text:p>
                  <text:list>
                    <text:list-item>
                      <text:p text:style-name="P73">明顯例子，某一特定個體 存在（本身）、變化（本身）、一切（本身）。</text:p>
                    </text:list-item>
                    <text:list-item>
                      <text:p text:style-name="P73">明顯例子，某一特定個體的 內在物質、內部機制、外在環境、感測、交互作用（本身）。</text:p>
                    </text:list-item>
                    <text:list-item>
                      <text:p text:style-name="P73">明顯例子，某一特定個體 思想（本身）、決策（本身）、行動（本身）。</text:p>
                      <text:list>
                        <text:list-item>
                          <text:p text:style-name="P124"><text:span text:style-name="T175">思想（本身）、決策（本身）、行動（本身）是 </text:span>客觀賦予、事實、本身<text:span text:style-name="T175">。</text:span></text:p>
                          <text:list>
                            <text:list-item>
                              <text:p text:style-name="P73">明顯例子，某一特定個體 在 思考、決定吃什麼、拿出手機。</text:p>
                              <text:list>
                                <text:list-item>
                                  <text:p text:style-name="P73">思考（本身）、決定吃什麼（本身）、拿出手機（本身）是 客觀賦予。</text:p>
                                </text:list-item>
                                <text:list-item>
                                  <text:p text:style-name="P73">該個體 認定 自己在 思考、決定吃什麼、拿出手機，是 主觀賦予。</text:p>
                                </text:list-item>
                                <text:list-item>
                                  <text:p text:style-name="P73">該個體 描述 自己在 思考、決定吃什麼、拿出手機，是 主觀賦予。</text:p>
                                </text:list-item>
                                <text:list-item>
                                  <text:p text:style-name="P73">其他個體 認定 該個體在 思考、決定吃什麼、拿出手機，是 主觀賦予。</text:p>
                                </text:list-item>
                                <text:list-item>
                                  <text:p text:style-name="P73">其他個體 描述 該個體在 思考、決定吃什麼、拿出手機，是 主觀賦予。</text:p>
                                </text:list-item>
                                <text:list-item>
                                  <text:p text:style-name="P73">明顯例子，我思故我在 是 主觀賦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4">明顯例子，日食（本身）是 現象。</text:p>
                        </text:list-item>
                      </text:list>
                    </text:list-item>
                  </text:list>
                </text:list-item>
                <text:list-item>
                  <text:p text:style-name="P124">意義 是 主觀賦予、描述、形容。</text:p>
                  <text:list>
                    <text:list-item>
                      <text:p text:style-name="P73">明顯例子，某一特定個體 對 存在（本身）、變化（本身）、一切（本身）賦予 意義。</text:p>
                    </text:list-item>
                    <text:list-item>
                      <text:p text:style-name="P73">明顯例子，某一特定個體 對 內在物質、內部機制、外在環境（本身）賦予 意義。</text:p>
                    </text:list-item>
                    <text:list-item>
                      <text:p text:style-name="P73">明顯例子，某一特定個體 對 思想（本身）、決策（本身）、行動（本身）賦予 意義。</text:p>
                      <text:list>
                        <text:list-item>
                          <text:p text:style-name="P73">某一特定個體 對 行動（本身）賦予意義、描述情況、形容概念。</text:p>
                        </text:list-item>
                        <text:list-item>
                          <text:p text:style-name="P73">某一特定個體 對 行動（本身）賦予信念、描述本質、形容意義、投影。</text:p>
                          <text:list>
                            <text:list-item>
                              <text:p text:style-name="P73">投影 是 投影世界觀、投影到可以理解的描述。</text:p>
                              <text:list>
                                <text:list-item>
                                  <text:p text:style-name="P73">抽象例子，傅立葉轉換。</text:p>
                                  <text:list>
                                    <text:list-item>
                                      <text:p text:style-name="P127"><text:span text:style-name="T175">f</text:span><text:span text:style-name="T85">(t) </text:span><text:span text:style-name="T389">↔</text:span><text:span text:style-name="T85"> 本質、現象。</text:span></text:p>
                                    </text:list-item>
                                    <text:list-item>
                                      <text:p text:style-name="P75">F(f) <text:span text:style-name="T389">↔</text:span> 意義、終極意義。</text:p>
                                      <text:list>
                                        <text:list-item>
                                          <text:p text:style-name="P75">終極意義 是 零種意義（以上）。</text:p>
                                        </text:list-item>
                                        <text:list-item>
                                          <text:p text:style-name="P75">終極意義 是 無法細分的意義、某一特定意義。</text:p>
                                        </text:list-item>
                                        <text:list-item>
                                          <text:p text:style-name="P128"><text:span text:style-name="T176">抽象例子，</text:span><text:span text:style-name="T177">2維的三角形 </text:span><text:span text:style-name="T399">↔</text:span><text:span text:style-name="T177"> 某一特定 本質、現象。</text:span></text:p>
                                          <text:list>
                                            <text:list-item>
                                              <text:p text:style-name="P127"><text:span text:style-name="T178">使用 某一特定 視角、俯角 觀測 三角形的</text:span><text:span text:style-name="T179">面 </text:span><text:span text:style-name="T400">↔</text:span><text:span text:style-name="T179"> 終極意義。</text:span></text:p>
                                            </text:list-item>
                                            <text:list-item>
                                              <text:p text:style-name="P76">使用 某一特定座標系 觀測 三角形的面 <text:span text:style-name="T389">↔</text:span> 終極意義。</text:p>
                                            </text:list-item>
                                            <text:list-item>
                                              <text:p text:style-name="P76">終極意義 不是 三角形（本身）的 終極意義。</text:p>
                                            </text:list-item>
                                            <text:list-item>
                                              <text:p text:style-name="P76">終極意義 是 該視角、該俯角、該座標系，產生 的 終極意義。</text:p>
                                            </text:list-item>
                                            <text:list-item>
                                              <text:p text:style-name="P76">終極意義 是 某一特定 限制、條件、情境，產生 的 終極意義。</text:p>
                                            </text:list-item>
                                            <text:list-item>
                                              <text:p text:style-name="P76">相同 三角形，不同 視角、俯角、座標系，有 不同的 終極意義。</text:p>
                                            </text:list-item>
                                            <text:list-item>
                                              <text:p text:style-name="P76">明顯例子，2維三角形，在 XY座標系是 面，在 YZ座標系是 線。</text:p>
                                            </text:list-item>
                                            <text:list-item>
                                              <text:p text:style-name="P384"><text:span text:style-name="T179">三角形（本身）</text:span><text:span text:style-name="T401">↔</text:span><text:span text:style-name="T180"> </text:span><text:span text:style-name="T85">本質、現象</text:span><text:span text:style-name="T179">。</text:span></text:p>
                                            </text:list-item>
                                            <text:list-item>
                                              <text:p text:style-name="P127"><text:span text:style-name="T179">三角形的 點、線、面、特徵、描述、形容 </text:span><text:span text:style-name="T401">↔</text:span><text:span text:style-name="T180"> </text:span><text:span text:style-name="T85">意義、終極意義</text:span><text:span text:style-name="T179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5">f(t) 傅立葉轉換到 F(f) <text:span text:style-name="T389">↔</text:span> 投影。</text:p>
                                    </text:list-item>
                                    <text:list-item>
                                      <text:p text:style-name="P75">某一特定個體 有機率無法，直接求出 f(t) <text:span text:style-name="T389">↔</text:span> 直接理解 本質、現象。</text:p>
                                    </text:list-item>
                                    <text:list-item>
                                      <text:p text:style-name="P75">某一特定個體 有機率要投影到，f(t) <text:span text:style-name="T389">↔</text:span> 意義。</text:p>
                                      <text:list>
                                        <text:list-item>
                                          <text:p text:style-name="P127"><text:span text:style-name="T85">該個體 </text:span>才<text:span text:style-name="T85">有機率、才能 直觀、直接、間接 理解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5">抽象例子，一元n次方程式。</text:p>
                                  <text:list>
                                    <text:list-item>
                                      <text:p text:style-name="P77">f(x) <text:span text:style-name="T389">↔</text:span> 本質、現象。</text:p>
                                    </text:list-item>
                                    <text:list-item>
                                      <text:p text:style-name="P77">f(x)的解 <text:span text:style-name="T389">↔</text:span> 意義、多種意義。</text:p>
                                      <text:list>
                                        <text:list-item>
                                          <text:p text:style-name="P77">多種意義 是 一種意義（以上）。</text:p>
                                        </text:list-item>
                                        <text:list-item>
                                          <text:p text:style-name="P78">多種意義 是 一種意義（以上）組成的意義、多個面向的意義。</text:p>
                                        </text:list-item>
                                        <text:list-item>
                                          <text:p text:style-name="P128"><text:span text:style-name="T176">抽象例子，</text:span><text:span text:style-name="T177">2維的三角形 </text:span><text:span text:style-name="T399">↔</text:span><text:span text:style-name="T177"> 某一特定 本質、現象。</text:span></text:p>
                                          <text:list>
                                            <text:list-item>
                                              <text:p text:style-name="P128"><text:span text:style-name="T176">多個 邊、點 </text:span><text:span text:style-name="T400">↔</text:span><text:span text:style-name="T176"> 多種 意義、描述、形容。</text:span></text:p>
                                            </text:list-item>
                                            <text:list-item>
                                              <text:p text:style-name="P128"><text:span text:style-name="T176">三</text:span><text:span text:style-name="T177">個</text:span><text:span text:style-name="T176">邊 </text:span><text:span text:style-name="T400">↔</text:span><text:span text:style-name="T176"> 三種 意義、描述、形容。</text:span></text:p>
                                            </text:list-item>
                                            <text:list-item>
                                              <text:p text:style-name="P360"><text:span text:style-name="T289">三個點 不是 </text:span><text:span text:style-name="T290">三角形</text:span><text:span text:style-name="T289">。</text:span></text:p>
                                            </text:list-item>
                                            <text:list-item>
                                              <text:p text:style-name="P76">明顯例子，（單純）三個點，之間的 線、面 是 假想量、假想體。</text:p>
                                            </text:list-item>
                                            <text:list-item>
                                              <text:p text:style-name="P76">三個邊 不是 三角形。</text:p>
                                            </text:list-item>
                                            <text:list-item>
                                              <text:p text:style-name="P79">明顯例子，三個邊 沒有 連接在一起，不是 封閉面、三角形。</text:p>
                                            </text:list-item>
                                            <text:list-item>
                                              <text:p text:style-name="P79">明顯例子，<text:span text:style-name="T302">（單純）三個</text:span>邊<text:span text:style-name="T302">，之間的 點、面 是 假想量、假想體</text:span>。</text:p>
                                            </text:list-item>
                                            <text:list-item>
                                              <text:p text:style-name="P76">三角形的 面 是 三角形。</text:p>
                                            </text:list-item>
                                            <text:list-item>
                                              <text:p text:style-name="P318"><text:span text:style-name="T47">三角形的點 </text:span><text:span text:style-name="T402">↔</text:span><text:span text:style-name="T53"> 多種意義。</text:span></text:p>
                                            </text:list-item>
                                            <text:list-item>
                                              <text:p text:style-name="P318"><text:span text:style-name="T47">三角形的線 </text:span><text:span text:style-name="T402">↔</text:span><text:span text:style-name="T53"> 多種意義。</text:span></text:p>
                                            </text:list-item>
                                            <text:list-item>
                                              <text:p text:style-name="P318"><text:span text:style-name="T47">三角形的面 </text:span><text:span text:style-name="T402">↔</text:span><text:span text:style-name="T53"> 多種意義。</text:span></text:p>
                                            </text:list-item>
                                            <text:list-item>
                                              <text:p text:style-name="P129">明顯例子，相同 三角形的面，不同視角 <text:span text:style-name="T389">↔</text:span> 不同 意義。</text:p>
                                            </text:list-item>
                                            <text:list-item>
                                              <text:p text:style-name="P129">明顯例子，相同 三角形的面，不同俯角 <text:span text:style-name="T389">↔</text:span> 不同 描述、形容。</text:p>
                                            </text:list-item>
                                            <text:list-item>
                                              <text:p text:style-name="P318"><text:span text:style-name="T47">三角形（本身）</text:span><text:span text:style-name="T402">↔</text:span><text:span text:style-name="T53"> 本質、現象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8">明顯例子，球形閃電，球形、發光、穿透、低鳴響、爆炸聲。</text:p>
                                          <text:list>
                                            <text:list-item>
                                              <text:p text:style-name="P128"><text:span text:style-name="T176">球形、發光、穿透、低鳴聲、爆炸聲 </text:span><text:span text:style-name="T400">↔</text:span><text:span text:style-name="T176"> 五種 意義、描述、形容。</text:span></text:p>
                                            </text:list-item>
                                            <text:list-item>
                                              <text:p text:style-name="P128"><text:span text:style-name="T181">數學、概念、神學、哲學、物理學</text:span><text:span text:style-name="T176"> </text:span><text:span text:style-name="T400">↔</text:span><text:span text:style-name="T176"> 五種 意義、描述、形容。</text:span></text:p>
                                            </text:list-item>
                                            <text:list-item>
                                              <text:p text:style-name="P128"><text:span text:style-name="T176">球形閃電（本身）</text:span><text:span text:style-name="T403">↔</text:span><text:span text:style-name="T182"> 現象。</text:span></text:p>
                                            </text:list-item>
                                            <text:list-item>
                                              <text:p text:style-name="P80">球形閃電的 本質（本身）<text:span text:style-name="T389">↔</text:span> 本質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30"><text:span text:style-name="T85">零解 </text:span><text:span text:style-name="T404">↔</text:span><text:span text:style-name="T176"> 肉質層法則、第一層級法則（以上）賦予的 意義。</text:span></text:p>
                                          <text:list>
                                            <text:list-item>
                                              <text:p text:style-name="P130"><text:span text:style-name="T85">零解 </text:span><text:span text:style-name="T404">↔</text:span><text:span text:style-name="T176"> 該本質、該現象 的 終極意義。</text:span></text:p>
                                            </text:list-item>
                                            <text:list-item>
                                              <text:p text:style-name="P78">f(零解) 等於 0。</text:p>
                                            </text:list-item>
                                            <text:list-item>
                                              <text:p text:style-name="P130"><text:span text:style-name="T176">明顯例子，日食，</text:span><text:span text:style-name="T175">太陽光 經過 地球的大氣層，折射到 月亮。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1">非零解 <text:span text:style-name="T389">↔</text:span> 信念法則、第零層級法則（以下）賦予的 意義。</text:p>
                                          <text:list>
                                            <text:list-item>
                                              <text:p text:style-name="P130"><text:span text:style-name="T85">非零解 </text:span><text:span text:style-name="T404">↔</text:span><text:span text:style-name="T176"> 該本質、該現象 的 非終極意義。</text:span></text:p>
                                            </text:list-item>
                                            <text:list-item>
                                              <text:p text:style-name="P130"><text:span text:style-name="T176">f(非零</text:span><text:span text:style-name="T183">解</text:span><text:span text:style-name="T176">) 不等於 0。</text:span></text:p>
                                            </text:list-item>
                                            <text:list-item>
                                              <text:p text:style-name="P130"><text:span text:style-name="T176">明顯例子，日食，日食 映射到 國家大事</text:span><text:span text:style-name="T175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7">求出 f(x)的解 <text:span text:style-name="T389">↔</text:span> 投影。</text:p>
                                    </text:list-item>
                                  </text:list>
                                </text:list-item>
                                <text:list-item>
                                  <text:p text:style-name="P73">太陽光 經過 地球的大氣層，折射到 月亮 是 主觀賦予、描述、形容 日食。</text:p>
                                </text:list-item>
                              </text:list>
                            </text:list-item>
                            <text:list-item>
                              <text:p text:style-name="P73">賦予信念 的 明顯例子，設計、製造、使用 某一特定信念法則。</text:p>
                            </text:list-item>
                            <text:list-item>
                              <text:p text:style-name="P73">賦予信念 的 明顯例子，日食 映射到 國家大事。</text:p>
                            </text:list-item>
                          </text:list>
                        </text:list-item>
                        <text:list-item>
                          <text:p text:style-name="P364"><text:span text:style-name="T175">（</text:span><text:span text:style-name="T149">肉質層、意識層</text:span><text:span text:style-name="T175"> 文件的 </text:span><text:span text:style-name="T149">自由意識</text:span><text:span text:style-name="T175"> </text:span><text:span text:style-name="T184">的 </text:span><text:span text:style-name="T150">被動意識</text:span><text:span text:style-name="T185"> 的 </text:span><text:span text:style-name="T150">主意識 賦予 行動的 意義</text:span><text:span text:style-name="T175">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4">本質、現象 <text:span text:style-name="T405">↔</text:span><text:span text:style-name="T303"> </text:span><text:span text:style-name="T181">&lt;_?3_&gt;個體、</text:span><text:span text:style-name="T186">&lt;?</text:span><text:span text:style-name="T187">2&gt;個體、</text:span><text:span text:style-name="T181">道、德、個體、萬物法則、內在物質（本身）</text:span><text:span text:style-name="T188">。</text:span></text:p>
              <text:list>
                <text:list-item>
                  <text:p text:style-name="P124"><text:span text:style-name="T188">意義 </text:span><text:span text:style-name="T405">↔</text:span><text:span text:style-name="T175"> </text:span><text:span text:style-name="T181">數學、概念、神學、哲學、物理學、化學、生物學、考古學、歷史學、文化學</text:span><text:span text:style-name="T175">。</text:span></text:p>
                </text:list-item>
                <text:list-item>
                  <text:p text:style-name="P379"><text:span text:style-name="T54">（相關內容 在</text:span><text:span text:style-name="T90"> </text:span><text:span text:style-name="T143">_ (第1本)</text:span><text:span text:style-name="T90"> 文件的 </text:span><text:span text:style-name="T143">數學</text:span><text:span text:style-name="T90"> 的 </text:span><text:span text:style-name="T144">&lt;_?3_&gt;個體、</text:span><text:span text:style-name="T145">&lt;?</text:span><text:span text:style-name="T146">2&gt;個體（</text:span><text:span text:style-name="T144">以 人類 為例）</text:span><text:span text:style-name="T54">）</text:span></text:p>
                </text:list-item>
              </text:list>
            </text:list-item>
          </text:list>
        </text:list-item>
        <text:list-item>
          <text:p text:style-name="P131"><text:bookmark-start text:name="催眠"/>催眠<text:bookmark-end text:name="催眠"/></text:p>
          <text:list>
            <text:list-item>
              <text:p text:style-name="P131">主意識、第零層級意識（以下）放開、釋放 意識權。</text:p>
              <text:list>
                <text:list-item>
                  <text:p text:style-name="P131">潛意識、第一層級意識（以上）拿到、持有 意識權。</text:p>
                </text:list-item>
              </text:list>
            </text:list-item>
            <text:list-item>
              <text:p text:style-name="P131">明顯例子，某一特定個體 進入 催眠狀態。</text:p>
              <text:list>
                <text:list-item>
                  <text:p text:style-name="P131">其他個體 有機率跟 該個體的第一層級意識（以上）交互作用。</text:p>
                  <text:list>
                    <text:list-item>
                      <text:p text:style-name="P132"><text:span text:style-name="T91">該其他個</text:span><text:span text:style-name="T304">體 有機率認定，自己、</text:span>該個體的<text:span text:style-name="T304">高我 交互作用。</text:span></text:p>
                      <text:list>
                        <text:list-item>
                          <text:p text:style-name="P132">自己 是 該其他個體 自己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3"><text:bookmark-start text:name="（基督教 認定的）充滿聖靈"/>（基督教 認定的）充滿聖靈<text:bookmark-end text:name="（基督教 認定的）充滿聖靈"/></text:p>
          <text:list>
            <text:list-item>
              <text:p text:style-name="P133">明顯例子，聖靈 <text:span text:style-name="T406">↔</text:span><text:span text:style-name="T305"> 磁能、能量、宗量。</text:span></text:p>
              <text:list>
                <text:list-item>
                  <text:p text:style-name="P134">某一特定個體 充滿 聖靈 <text:span text:style-name="T407">↔</text:span><text:span text:style-name="T306"> 某一特定個體 充滿 磁能、能量、宗量。</text:span></text:p>
                  <text:list>
                    <text:list-item>
                      <text:p text:style-name="P355"><text:span text:style-name="T293">某一特定個體 充滿 聖靈 </text:span><text:span text:style-name="T301">↔</text:span><text:span text:style-name="T294"> 該個體的 靈魂導師 感應、感測、交互作用 該個體。</text:span></text:p>
                      <text:list>
                        <text:list-item>
                          <text:p text:style-name="P146">靈魂導師 是 本代型意識層個體。</text:p>
                        </text:list-item>
                      </text:list>
                    </text:list-item>
                  </text:list>
                </text:list-item>
                <text:list-item>
                  <text:p text:style-name="P359"><text:span text:style-name="T47">該個體 越心靈平靜、越無己、越愛 </text:span><text:span text:style-name="T408">↔</text:span><text:span text:style-name="T55"> 該個體的 材料特性 越趨近 電感、</text:span><text:span text:style-name="T47">超導體、能量場。</text:span></text:p>
                  <text:list>
                    <text:list-item>
                      <text:p text:style-name="P135">該個體 越思緒清澈、越仁德共生、越樂天單純 <text:span text:style-name="T409">↔</text:span><text:span text:style-name="T315"> 該個體 包覆的 雜質 越少。</text:span></text:p>
                      <text:list>
                        <text:list-item>
                          <text:p text:style-name="P365">（仁 的 描述 在 <text:span text:style-name="T2">哲學</text:span><text:span text:style-name="T151"> (第1本</text:span><text:span text:style-name="T152">)</text:span> 文件群的 <text:span text:style-name="T1">孔子</text:span> 的 <text:span text:style-name="T1">仁</text:span>）</text:p>
                        </text:list-item>
                        <text:list-item>
                          <text:p text:style-name="P366">（德 的 描述 在 <text:span text:style-name="T1">德</text:span> 文件群）</text:p>
                        </text:list-item>
                        <text:list-item>
                          <text:p text:style-name="P366">（共生 的 描述 在 <text:span text:style-name="T1">_</text:span> 文件群的 <text:span text:style-name="T1">湧現</text:span>）</text:p>
                        </text:list-item>
                      </text:list>
                    </text:list-item>
                    <text:list-item>
                      <text:p text:style-name="P136">該個體 越毫無思緒、越毫無慾望、越毫無比較 <text:span text:style-name="T409">↔</text:span><text:span text:style-name="T315"> 該個體 包覆的 雜質 越少。</text:span></text:p>
                      <text:list>
                        <text:list-item>
                          <text:p text:style-name="P136">毫無 是 趨近沒有、沒有、絕緣型沒有。</text:p>
                          <text:list>
                            <text:list-item>
                              <text:p text:style-name="P137">抽象例子，石墨 越毫無雜質，導電性 越高。</text:p>
                              <text:list>
                                <text:list-item>
                                  <text:p text:style-name="P136">抽象例子，石墨的 內在物質 越毫無雜質，導電性 越高。</text:p>
                                </text:list-item>
                                <text:list-item>
                                  <text:p text:style-name="P138">抽象例子，石墨的 內部機制 越毫無雜質，導電性 越高。</text:p>
                                </text:list-item>
                                <text:list-item>
                                  <text:p text:style-name="P138">抽象例子，石墨的 幾何結構 越毫無雜質，導電性 越高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該個體 越心靈平靜、越無己、越愛、越思緒清澈 <text:span text:style-name="T409">↔</text:span><text:span text:style-name="T315"> 該個體的 電阻值 越低。</text:span></text:p>
                    </text:list-item>
                    <text:list-item>
                      <text:p text:style-name="P135">聖靈 越容易、越能夠 充滿 該個體。</text:p>
                    </text:list-item>
                  </text:list>
                </text:list-item>
                <text:list-item>
                  <text:p text:style-name="P139"><text:span text:style-name="T307">該個體 越波濤洶湧、越有己、越反愛 </text:span><text:span text:style-name="T408">↔</text:span><text:span text:style-name="T308"> 該個體的 材料特性 越趨近 電阻、絕緣體</text:span><text:span text:style-name="T307">。</text:span></text:p>
                  <text:list>
                    <text:list-item>
                      <text:p text:style-name="P139">該個體 越思緒雜亂、越憤恨爭奪、越心機算計 <text:span text:style-name="T409">↔</text:span><text:span text:style-name="T315"> 該個體 包覆的 雜質 越多。</text:span></text:p>
                    </text:list-item>
                    <text:list-item>
                      <text:p text:style-name="P140">該個體 越思緒萬千、越蘊含慾望、越勾心鬥角 <text:span text:style-name="T409">↔</text:span><text:span text:style-name="T315"> 該個體 包覆的 雜質 越多。</text:span></text:p>
                    </text:list-item>
                    <text:list-item>
                      <text:p text:style-name="P141">該個體 越波濤洶湧、越有己、越反愛、越思緒雜亂 <text:span text:style-name="T409">↔</text:span><text:span text:style-name="T315"> 該個體的 電阻值 越高。</text:span></text:p>
                    </text:list-item>
                    <text:list-item>
                      <text:p text:style-name="P141">聖靈 越困難、越無法 充滿 該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41"><text:bookmark-start text:name="巧合"/>巧合<text:bookmark-end text:name="巧合"/></text:p>
          <text:list>
            <text:list-item>
              <text:p text:style-name="P82">必然型巧合。</text:p>
              <text:list>
                <text:list-item>
                  <text:p text:style-name="P82">必然型巧合。</text:p>
                  <text:list>
                    <text:list-item>
                      <text:p text:style-name="P82">第<text:span text:style-name="T316">1</text:span>種必然型巧合，使用 統計、機率，認定 某一特定巧合 是 必然型巧合。</text:p>
                      <text:list>
                        <text:list-item>
                          <text:p text:style-name="P83">明顯例子，第一個個體 正好想到 第二個個體。</text:p>
                          <text:list>
                            <text:list-item>
                              <text:p text:style-name="P83">正好想到 是 想到 瞬間、下一秒、過程當中、過沒多久、之後經過一小段時間。</text:p>
                            </text:list-item>
                            <text:list-item>
                              <text:p text:style-name="P83">第一個個體 正好 看到、聽到、遇到 第二個個體。</text:p>
                            </text:list-item>
                            <text:list-item>
                              <text:p text:style-name="P83">某一特定個體 進行 遙視、預言，統計出 該巧合 是 高機率發生的 巧合。</text:p>
                              <text:list>
                                <text:list-item>
                                  <text:p text:style-name="P84">明顯例子，該個體 遙視 <text:span text:style-name="T317">10000次，該巧合 發生10000次，發生率是100%。</text:span></text:p>
                                  <text:list>
                                    <text:list-item>
                                      <text:p text:style-name="P84">發生率 100% 不代表，這次 一定會發生 該巧合。</text:p>
                                    </text:list-item>
                                    <text:list-item>
                                      <text:p text:style-name="P85">發生率 0% 不代表，這次 一定不會發生 例外、沒有發生該巧合的巧合。</text:p>
                                      <text:list>
                                        <text:list-item>
                                          <text:p text:style-name="P85">例外 有機率 只是單純 還沒 統計到。</text:p>
                                        </text:list-item>
                                        <text:list-item>
                                          <text:p text:style-name="P84">莫非定律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84">該巧合 是 必然型巧合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第<text:span text:style-name="T316">2</text:span>種必然型巧合，使用 時機，認定 某一特定巧合 是 必然型巧合。</text:p>
                      <text:list>
                        <text:list-item>
                          <text:p text:style-name="P82">明顯例子，第一個個體 正好想到 第二個個體。</text:p>
                          <text:list>
                            <text:list-item>
                              <text:p text:style-name="P86">第一個個體 正好 看到、聽到、遇到 第二個個體。</text:p>
                            </text:list-item>
                            <text:list-item>
                              <text:p text:style-name="P86">該巧合 高機率，是 必然型巧合。</text:p>
                              <text:list>
                                <text:list-item>
                                  <text:p text:style-name="P86">明顯例子，金色甲蟲（榮格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巧合 有機率是 必然型巧合、（人類 認定的）神啟。</text:p>
                </text:list-item>
                <text:list-item>
                  <text:p text:style-name="P82">明顯例子，假定，第一個個體 已經、正在、即將 思想、決策、行動 第二個個體。</text:p>
                  <text:list>
                    <text:list-item>
                      <text:p text:style-name="P82">第一個個體 正好 看到、聽到、遇到 第二個個體。</text:p>
                      <text:list>
                        <text:list-item>
                          <text:p text:style-name="P87">第一個個體 遇到（人類 認定的）神啟。</text:p>
                        </text:list-item>
                        <text:list-item>
                          <text:p text:style-name="P88">第一個個體 受到（基督教 認定的）聖靈 提醒。</text:p>
                        </text:list-item>
                      </text:list>
                    </text:list-item>
                  </text:list>
                </text:list-item>
                <text:list-item>
                  <text:p text:style-name="P88">明顯例子，某一特定個體 正在 開車，即將到 機場，搭飛機。</text:p>
                  <text:list>
                    <text:list-item>
                      <text:p text:style-name="P142"><text:span text:style-name="T189">假定，該個體，抵達機場 →</text:span><text:span text:style-name="T190"> </text:span><text:span text:style-name="T189">開車門 →</text:span><text:span text:style-name="T190"> </text:span><text:span text:style-name="T189">機票 被 風 吹到高空 消失。</text:span></text:p>
                    </text:list-item>
                    <text:list-item>
                      <text:p text:style-name="P88">該個體 有機率 選擇其他航班、不搭飛機。</text:p>
                    </text:list-item>
                    <text:list-item>
                      <text:p text:style-name="P89">假定，該個體 選擇 不搭飛機。</text:p>
                    </text:list-item>
                    <text:list-item>
                      <text:p text:style-name="P89">假定，該個體 看到 原本的航班 出現 事故 的新聞。</text:p>
                    </text:list-item>
                    <text:list-item>
                      <text:p text:style-name="P90">該個體 遇到 未來型巧合、（人類 認定的）神啟、（基督教 認定的）聖靈提醒。</text:p>
                    </text:list-item>
                  </text:list>
                </text:list-item>
                <text:list-item>
                  <text:p text:style-name="P89">明顯例子，河川的 水 撞擊到 石頭，會 被濺起、被噴濺起來。</text:p>
                  <text:list>
                    <text:list-item>
                      <text:p text:style-name="P89">假定，水 在 碰到 石頭 之前，沒有 看到、感測到、意識到 石頭。</text:p>
                    </text:list-item>
                    <text:list-item>
                      <text:p text:style-name="P89">假定，水 在 碰到 石頭 之前，已經、正在、即將 感應到、想到 撞擊、石頭、被濺起。</text:p>
                      <text:list>
                        <text:list-item>
                          <text:p text:style-name="P89">感應到 不是 肉質層型 感覺到、感測到、意識到。</text:p>
                        </text:list-item>
                        <text:list-item>
                          <text:p text:style-name="P89">感應到 是 意識層型 感覺到、感測到、意識到。</text:p>
                        </text:list-item>
                      </text:list>
                    </text:list-item>
                    <text:list-item>
                      <text:p text:style-name="P143"><text:span text:style-name="T189">水 碰到 石頭 </text:span><text:span text:style-name="T410">↔</text:span><text:span text:style-name="T191"> 必然型巧合。</text:span></text:p>
                    </text:list-item>
                  </text:list>
                </text:list-item>
                <text:list-item>
                  <text:p text:style-name="P144"><text:span text:style-name="T191">明顯例子，假定，必然型巧合 以 </text:span><text:span text:style-name="T192">3</text:span><text:span text:style-name="T191">個標準差 為 分界。</text:span></text:p>
                  <text:list>
                    <text:list-item>
                      <text:p text:style-name="P92">某一特定個體 認定 某一特定事件 是 巧合。</text:p>
                    </text:list-item>
                    <text:list-item>
                      <text:p text:style-name="P92">假定，該個體的 本能、傳承 夠高，該個體 能夠 遙視、預言。</text:p>
                    </text:list-item>
                    <text:list-item>
                      <text:p text:style-name="P144"><text:span text:style-name="T191">假定，該巧合的 發生率 在 </text:span><text:span text:style-name="T192">3</text:span><text:span text:style-name="T191">個</text:span><text:span text:style-name="T189">標準差 以內。</text:span></text:p>
                      <text:list>
                        <text:list-item>
                          <text:p text:style-name="P145"><text:span text:style-name="T189">該</text:span><text:span text:style-name="T191">巧合</text:span><text:span text:style-name="T189"> 是 必然型巧合。</text:span></text:p>
                          <text:list>
                            <text:list-item>
                              <text:p text:style-name="P93">必然型巧合 是 高機率型巧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5"><text:span text:style-name="T189">假定，該</text:span><text:span text:style-name="T191">巧合</text:span><text:span text:style-name="T189">的 發生率 是 3個標準差 以外。</text:span></text:p>
                      <text:list>
                        <text:list-item>
                          <text:p text:style-name="P91">該事件 是 碰巧型巧合。</text:p>
                          <text:list>
                            <text:list-item>
                              <text:p text:style-name="P147">碰巧型巧合 是 低機率型巧合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7">必然型巧合 的 明顯例子，（人類 認定的）遙視、預言、推背圖、馬前課、啟示錄、末日審判。</text:p>
            </text:list-item>
          </text:list>
        </text:list-item>
        <text:list-item>
          <text:p text:style-name="P147"><text:bookmark-start text:name="味精"/>味精<text:bookmark-end text:name="味精"/></text:p>
          <text:list>
            <text:list-item>
              <text:p text:style-name="P148">味精 是 被 人類文明 誤解的 調味料。</text:p>
              <text:list>
                <text:list-item>
                  <text:p text:style-name="P149">明顯例子，某一特定個體 到 美式餐廳 吃 添加味精的 食物，該個體 認定自己 沒有 不適。</text:p>
                </text:list-item>
                <text:list-item>
                  <text:p text:style-name="P149">明顯例子，某一特定個體 到 中式餐廳 吃 添加味精的 食物，該個體 認定自己 有 不適。</text:p>
                  <text:list>
                    <text:list-item>
                      <text:p text:style-name="P149">該個體 認定，自己的不適 是 味精 的問題。</text:p>
                    </text:list-item>
                    <text:list-item>
                      <text:p text:style-name="P149">中國餐廳症候群。</text:p>
                    </text:list-item>
                  </text:list>
                </text:list-item>
                <text:list-item>
                  <text:p text:style-name="P148">抽象例子，中國清朝人類個體 認定 照相 會吸取 靈魂。</text:p>
                </text:list-item>
              </text:list>
            </text:list-item>
          </text:list>
        </text:list-item>
        <text:list-item>
          <text:p text:style-name="P148"><text:bookmark-start text:name="信念"/>信念<text:bookmark-end text:name="信念"/></text:p>
          <text:list>
            <text:list-item>
              <text:p text:style-name="P148">假定，某一特定個體 蘊含 某一特定信念。</text:p>
              <text:list>
                <text:list-item>
                  <text:p text:style-name="P148">假定，該個體 知道，另一個信念。</text:p>
                </text:list-item>
                <text:list-item>
                  <text:p text:style-name="P148">假定，該信念、該另一個信念 發生 衝突、矛盾、不自洽。</text:p>
                </text:list-item>
                <text:list-item>
                  <text:p text:style-name="P150">假定，該個體 接受 該另一個信念。</text:p>
                  <text:list>
                    <text:list-item>
                      <text:p text:style-name="P150">該個體 有機率 堅信、保護、強化 該另一個信念。</text:p>
                    </text:list-item>
                    <text:list-item>
                      <text:p text:style-name="P150">該個體 有機率 惱怒、攻擊、弱化 該信念。</text:p>
                    </text:list-item>
                  </text:list>
                </text:list-item>
                <text:list-item>
                  <text:p text:style-name="P148">假定，該個體 拒絕 該另一個信念。</text:p>
                  <text:list>
                    <text:list-item>
                      <text:p text:style-name="P148">該個體 有機率 惱怒、攻擊、弱化 該另一個信念。</text:p>
                    </text:list-item>
                    <text:list-item>
                      <text:p text:style-name="P148">該個體 有機率 堅信、保護、強化 該信念。</text:p>
                    </text:list-item>
                  </text:list>
                </text:list-item>
                <text:list-item>
                  <text:p text:style-name="P151">假定，該個體 融合 該信念、該另一個信念。</text:p>
                  <text:list>
                    <text:list-item>
                      <text:p text:style-name="P151">該個體 有機率陷入 衝突、矛盾、不自洽、自打嘴巴、漏洞百出。</text:p>
                    </text:list-item>
                    <text:list-item>
                      <text:p text:style-name="P148">該個體 有機率試著 產生 該個體 自己的 信念、投影世界觀。</text:p>
                    </text:list-item>
                  </text:list>
                </text:list-item>
                <text:list-item>
                  <text:p text:style-name="P148">該個體的 學習率 越高，接受 機率 越高。</text:p>
                  <text:list>
                    <text:list-item>
                      <text:p text:style-name="P148">該個體 越容易 接受 新信念。</text:p>
                    </text:list-item>
                    <text:list-item>
                      <text:p text:style-name="P148">該個體 越容易 拋棄 舊信念。</text:p>
                    </text:list-item>
                    <text:list-item>
                      <text:p text:style-name="P148">該個體的 信念 越不堅定、越脆弱、越容易被改變。</text:p>
                    </text:list-item>
                    <text:list-item>
                      <text:p text:style-name="P148">該個體 越追逐，該個體 越勞累。</text:p>
                    </text:list-item>
                    <text:list-item>
                      <text:p text:style-name="P148">該個體 越迷失自我。</text:p>
                    </text:list-item>
                  </text:list>
                </text:list-item>
                <text:list-item>
                  <text:p text:style-name="P152">該個體的 學習率 越低，拒絕 機率 越高。</text:p>
                  <text:list>
                    <text:list-item>
                      <text:p text:style-name="P152">該個體 越容易 拒絕 新信念。</text:p>
                    </text:list-item>
                    <text:list-item>
                      <text:p text:style-name="P153">該個體 越容易 維持 舊信念。</text:p>
                    </text:list-item>
                    <text:list-item>
                      <text:p text:style-name="P152">該個體的 信念 越堅定、越堅固、越不容易被改變。</text:p>
                    </text:list-item>
                    <text:list-item>
                      <text:p text:style-name="P152">該個體 越死守，該個體 越被淘汰。</text:p>
                    </text:list-item>
                    <text:list-item>
                      <text:p text:style-name="P152">該個體 越食古不化。</text:p>
                    </text:list-item>
                  </text:list>
                </text:list-item>
                <text:list-item>
                  <text:p text:style-name="P152">該個體 接受 新信念 的契機，有機率是（擁有 某一特定特徵的）個體群的 數量、比例。</text:p>
                  <text:list>
                    <text:list-item>
                      <text:p text:style-name="P152">抽象例子，假定，該個體的 年齡 是<text:span text:style-name="T86"> 10000歲</text:span>。</text:p>
                      <text:list>
                        <text:list-item>
                          <text:p text:style-name="P154">假定<text:span text:style-name="T86">，該個體的 接受閥值 是 </text:span><text:span text:style-name="T93">x%。</text:span></text:p>
                          <text:list>
                            <text:list-item>
                              <text:p text:style-name="P154"><text:span text:style-name="T93">x% 是（擁有 該特徵的）個體群 </text:span><text:span text:style-name="T318">有</text:span><text:span text:style-name="T92"> x% 的</text:span><text:span text:style-name="T318">個體比例 接受 新信念。</text:span></text:p>
                            </text:list-item>
                          </text:list>
                        </text:list-item>
                        <text:list-item>
                          <text:p text:style-name="P94">假定，該特徵 是 年齡相仿。</text:p>
                          <text:list>
                            <text:list-item>
                              <text:p text:style-name="P155"><text:span text:style-name="T92">明顯例子，</text:span><text:span text:style-name="T93">（擁有 該特徵的）個體群 是 </text:span><text:span text:style-name="T92">10000歲</text:span><text:span text:style-name="T318">左右的 其他個體。</text:span></text:p>
                            </text:list-item>
                          </text:list>
                        </text:list-item>
                        <text:list-item>
                          <text:p text:style-name="P156">假定，該個體 感受到、知道 <text:span text:style-name="T193">x% 的</text:span><text:span text:style-name="T93">（擁有 該特徵的）個體群</text:span><text:span text:style-name="T318"> </text:span>接受 新信念。</text:p>
                          <text:list>
                            <text:list-item>
                              <text:p text:style-name="P156">該個體 就會 開始、逐漸 接受 新信念。</text:p>
                            </text:list-item>
                            <text:list-item>
                              <text:p text:style-name="P156">認同感效應。</text:p>
                              <text:list>
                                <text:list-item>
                                  <text:p text:style-name="P156">尋求 被認同。</text:p>
                                </text:list-item>
                                <text:list-item>
                                  <text:p text:style-name="P156">尋求 安全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57">能夠觸發的 特徵種類 越多，學習率、學習機率 越高。</text:p>
                        </text:list-item>
                        <text:list-item>
                          <text:p text:style-name="P157">同時觸發（才會開始 接受 新信念）的 特徵種類 越少，學習率、學習機率 越高。</text:p>
                        </text:list-item>
                      </text:list>
                    </text:list-item>
                  </text:list>
                </text:list-item>
                <text:list-item>
                  <text:p text:style-name="P158">該個體 越依賴（該個體 自己的）自動導航、習慣、無意識動作，學習率、學習機率 越低。</text:p>
                </text:list-item>
                <text:list-item>
                  <text:p text:style-name="P158">每一個個體的 學習率 不同。</text:p>
                  <text:list>
                    <text:list-item>
                      <text:p text:style-name="P158">相同物種的 個體群的 學習率 有機率 近似、常態分佈。</text:p>
                    </text:list-item>
                  </text:list>
                </text:list-item>
                <text:list-item>
                  <text:p text:style-name="P158">每一個個體 要 定期、不定期、週期性 非監督式學習，自己的 適當的、優化的 學習率。</text:p>
                  <text:list>
                    <text:list-item>
                      <text:p text:style-name="P158">學習率 不是 剛體。</text:p>
                    </text:list-item>
                    <text:list-item>
                      <text:p text:style-name="P158">學習率 是 彈性體、塑性體。</text:p>
                    </text:list-item>
                    <text:list-item>
                      <text:p text:style-name="P158">學習率 相依於 該個體的肉質層、該個體的意識層、其他個體、外在環境、本能、傳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8"><text:bookmark-start text:name="上癮"/>上癮<text:bookmark-end text:name="上癮"/></text:p>
          <text:list>
            <text:list-item>
              <text:p text:style-name="P158">顯性特徵。</text:p>
              <text:list>
                <text:list-item>
                  <text:p text:style-name="P158">頻率 逐漸 提高。</text:p>
                  <text:list>
                    <text:list-item>
                      <text:p text:style-name="P158">抽象例子，突波 →<text:span text:style-name="T321"> </text:span>波 →<text:span text:style-name="T320"> 粒子 → 高頻波 → 高頻粒子 → 超高頻波 → 超高頻粒子。</text:span></text:p>
                    </text:list-item>
                  </text:list>
                </text:list-item>
                <text:list-item>
                  <text:p text:style-name="P158">強度 逐漸 提高。</text:p>
                  <text:list>
                    <text:list-item>
                      <text:p text:style-name="P159">假定，某一特定個體 對 某一特定行動 上癮。</text:p>
                      <text:list>
                        <text:list-item>
                          <text:p text:style-name="P160">假定，該行動的強度 相同。</text:p>
                          <text:list>
                            <text:list-item>
                              <text:p text:style-name="P160">該行動的次數 越多，該個體 感受到的 刺激 越低。</text:p>
                            </text:list-item>
                          </text:list>
                        </text:list-item>
                        <text:list-item>
                          <text:p text:style-name="P159">該個體 要感受到 相同強度的 刺激、滿足感、愉悅感。</text:p>
                          <text:list>
                            <text:list-item>
                              <text:p text:style-name="P161">該行動的次數 越多，所需的（該行動的）強度 越高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1">抽象例子，無限音階。</text:p>
                    </text:list-item>
                  </text:list>
                </text:list-item>
                <text:list-item>
                  <text:p text:style-name="P161">外部事件、記憶觸發、內部機制 是 觸發點、催化劑。</text:p>
                </text:list-item>
                <text:list-item>
                  <text:p text:style-name="P161">頻率、強度 超過 某一特定閥值，該行動 會變成 有害。</text:p>
                  <text:list>
                    <text:list-item>
                      <text:p text:style-name="P161">頻率閥值 是<text:span text:style-name="T86"> </text:span><text:span text:style-name="T94">零</text:span><text:span text:style-name="T322">次（以上）。</text:span></text:p>
                    </text:list-item>
                    <text:list-item>
                      <text:p text:style-name="P161">強度閥值 是 零<text:span text:style-name="T94">（以</text:span><text:span text:style-name="T322">上）。</text:span></text:p>
                    </text:list-item>
                    <text:list-item>
                      <text:p text:style-name="P161">明顯例子，水中毒。</text:p>
                    </text:list-item>
                  </text:list>
                </text:list-item>
              </text:list>
            </text:list-item>
            <text:list-item>
              <text:p text:style-name="P161">明顯例子，賭博、喝酒、吸毒、檳榔、吃糖、水中毒、工作狂、奶嘴樂、滑手機、宗教狂熱。</text:p>
            </text:list-item>
            <text:list-item>
              <text:p text:style-name="P161">反制。</text:p>
              <text:list>
                <text:list-item>
                  <text:p text:style-name="P95">思考、想像。</text:p>
                  <text:list>
                    <text:list-item>
                      <text:p text:style-name="P162">假定，某一特定個體 對 某一特定行動 上癮。</text:p>
                    </text:list-item>
                    <text:list-item>
                      <text:p text:style-name="P163">執行 之前，知道、思考<text:span text:style-name="T86">、想像</text:span> 該行動的 負面影響。</text:p>
                      <text:list>
                        <text:list-item>
                          <text:p text:style-name="P162">明顯例子，從 菸盒 拿出 香菸 之前，盯著 警示圖片 看。</text:p>
                          <text:list>
                            <text:list-item>
                              <text:p text:style-name="P96">知道、想像 發生在 自己身上的 可能性、負面影響、負面現象。</text:p>
                            </text:list-item>
                            <text:list-item>
                              <text:p text:style-name="P162">知道、思考 莫非定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2"><text:bookmark-start text:name="太陽"/>太陽<text:bookmark-end text:name="太陽"/></text:p>
          <text:list>
            <text:list-item>
              <text:p text:style-name="P162">對於 存在、生存、生活 在 太陽，的 個體 來說。</text:p>
              <text:list>
                <text:list-item>
                  <text:p text:style-name="P319"><text:span text:style-name="T47">地球、太陽系的行星 </text:span><text:span text:style-name="T411">↔</text:span><text:span text:style-name="T47"> 雲、衛星、天空島。</text:span></text:p>
                </text:list-item>
                <text:list-item>
                  <text:p text:style-name="P319"><text:span text:style-name="T47">太陽 </text:span><text:span text:style-name="T411">↔</text:span><text:span text:style-name="T47"> 居住地。</text:span></text:p>
                </text:list-item>
                <text:list-item>
                  <text:p text:style-name="P320"><text:span text:style-name="T47">太陽系 </text:span><text:span text:style-name="T411">↔</text:span><text:span text:style-name="T47"> 大氣層 範圍 之內的，自然現象。</text:span></text:p>
                </text:list-item>
                <text:list-item>
                  <text:p text:style-name="P320"><text:span text:style-name="T47">太陽系 的 排列、分布、狀態 </text:span><text:span text:style-name="T412">↔</text:span><text:span text:style-name="T56"> 太陽 大氣、天氣、</text:span><text:span text:style-name="T47">氣候 的 狀態。</text:span></text:p>
                </text:list-item>
              </text:list>
            </text:list-item>
          </text:list>
        </text:list-item>
        <text:list-item>
          <text:p text:style-name="P164"><text:bookmark-start text:name="氣功"/>氣功<text:bookmark-end text:name="氣功"/></text:p>
          <text:list>
            <text:list-item>
              <text:p text:style-name="P165">氣功 是 肉質層 產生 高頻振動，的 現象。</text:p>
              <text:list>
                <text:list-item>
                  <text:p text:style-name="P166">氣功 是 個體 產生 高頻振動，的 現象。</text:p>
                  <text:list>
                    <text:list-item>
                      <text:p text:style-name="P166">個體 的 明顯例子，肌肉、血液、骨頭、毛細孔、空氣、水蒸氣、液態水、冰塊、土壤。</text:p>
                    </text:list-item>
                  </text:list>
                </text:list-item>
                <text:list-item>
                  <text:p text:style-name="P167">明顯例子，假定，某一特定人類個體 進行 抓握動作。</text:p>
                  <text:list>
                    <text:list-item>
                      <text:p text:style-name="P167">該人類個體的 手指 產生 緩慢運動、低頻振動。</text:p>
                      <text:list>
                        <text:list-item>
                          <text:p text:style-name="P322"><text:span text:style-name="T47">假定，該人類個體的 手 </text:span><text:span text:style-name="T86">有 5根</text:span><text:span text:style-name="T47">手指。</text:span></text:p>
                        </text:list-item>
                        <text:list-item>
                          <text:p text:style-name="P323"><text:span text:style-name="T47">該人類個體的 手指的 肌肉 有機率同時 產</text:span><text:span text:style-name="T86">生 5種 緩慢運動、低頻振動。</text:span></text:p>
                        </text:list-item>
                      </text:list>
                    </text:list-item>
                    <text:list-item>
                      <text:p text:style-name="P167">假定，該人類個體 進行 氣功。</text:p>
                      <text:list>
                        <text:list-item>
                          <text:p text:style-name="P164">該人類個體的 手指的 肌肉 產生 高速運動、高頻振動。</text:p>
                        </text:list-item>
                        <text:list-item>
                          <text:p text:style-name="P320"><text:span text:style-name="T47">假定，該人類個體的 手指 有</text:span><text:span text:style-name="T86"> </text:span><text:span text:style-name="T95">10000組 </text:span><text:span text:style-name="T57">肌肉結構。</text:span></text:p>
                          <text:list>
                            <text:list-item>
                              <text:p text:style-name="P320"><text:span text:style-name="T57">該人類個體的 手指的 肌肉 有機率同時 </text:span><text:span text:style-name="T95">產生 10000種</text:span><text:span text:style-name="T57"> 高速運動、高頻振動。</text:span></text:p>
                            </text:list-item>
                          </text:list>
                        </text:list-item>
                        <text:list-item>
                          <text:p text:style-name="P168">該個體 有機率感測到 觸覺、生物電流。</text:p>
                          <text:list>
                            <text:list-item>
                              <text:p text:style-name="P168">明顯例子，該個體 有機率感受到 刺麻感、觸電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9">明顯例子，假定，某一特定人類個體的 聲帶 進行 高頻振動。</text:p>
                  <text:list>
                    <text:list-item>
                      <text:p text:style-name="P169">該人類個體 進行 氣功。</text:p>
                    </text:list-item>
                    <text:list-item>
                      <text:p text:style-name="P169">該人類個體 有機率震破 玻璃杯。</text:p>
                      <text:list>
                        <text:list-item>
                          <text:p text:style-name="P169">自然頻率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0"><text:span text:style-name="T57">某一特定個體的 氣功 越高 </text:span><text:span text:style-name="T413">↔</text:span><text:span text:style-name="T58"> 該個體的 </text:span><text:span text:style-name="T57">肉質層 控制 解析度、頻率、振幅 越高。</text:span></text:p>
              <text:list>
                <text:list-item>
                  <text:p text:style-name="P321"><text:span text:style-name="T57">明顯例子，</text:span><text:span text:style-name="T47">假定，某一特定人類個體的 手指 有</text:span><text:span text:style-name="T86"> </text:span><text:span text:style-name="T95">10000組 </text:span><text:span text:style-name="T57">肌肉結構。</text:span></text:p>
                  <text:list>
                    <text:list-item>
                      <text:p text:style-name="P321"><text:span text:style-name="T57">假定，昨天 該人類個體的 手指的 肌肉 最多同時 </text:span><text:span text:style-name="T95">產生 1種</text:span><text:span text:style-name="T57"> 高速運動、高頻振動。</text:span></text:p>
                    </text:list-item>
                    <text:list-item>
                      <text:p text:style-name="P321"><text:span text:style-name="T57">假定，今天 該人類個體的 手指的 肌肉 最多同時 </text:span><text:span text:style-name="T95">產生 1</text:span><text:span text:style-name="T97">0000</text:span><text:span text:style-name="T95">種</text:span><text:span text:style-name="T57"> 高速運動、高頻振動。</text:span></text:p>
                    </text:list-item>
                    <text:list-item>
                      <text:p text:style-name="P170">該人類個體的 控制解析度，今天 高於 昨天。</text:p>
                    </text:list-item>
                    <text:list-item>
                      <text:p text:style-name="P171">該人類個體的 氣功，今天 高於 昨天。</text:p>
                    </text:list-item>
                  </text:list>
                </text:list-item>
              </text:list>
            </text:list-item>
            <text:list-item>
              <text:p text:style-name="P320"><text:span text:style-name="T57">氣功 的 傳導、媒介、中介層 是 氣體、液體、固體、肉質層</text:span><text:span text:style-name="T95">、&lt;?</text:span><text:span text:style-name="T96">2&gt;個體</text:span><text:span text:style-name="T57">。</text:span></text:p>
            </text:list-item>
            <text:list-item>
              <text:p text:style-name="P172">氣功 有機率產生 聲流學 的 現象。</text:p>
              <text:list>
                <text:list-item>
                  <text:p text:style-name="P172">明顯例子，某一特定人類個體的 兩隻手 之間，放置 某一特定個體。</text:p>
                  <text:list>
                    <text:list-item>
                      <text:p text:style-name="P172">該人類個體 進行 氣功。</text:p>
                    </text:list-item>
                    <text:list-item>
                      <text:p text:style-name="P172">該人類個體 有機率使用 聲流學，移動、漂浮、運動 該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3"><text:bookmark-start text:name="腸腦"/>腸腦<text:bookmark-end text:name="腸腦"/></text:p>
          <text:list>
            <text:list-item>
              <text:p text:style-name="P173">腸腦。</text:p>
              <text:list>
                <text:list-item>
                  <text:p text:style-name="P173">第一手 攝取 資源。</text:p>
                  <text:list>
                    <text:list-item>
                      <text:p text:style-name="P173">明顯例子，人類個體 嘴巴咀嚼、胃部溶解 <text:span text:style-name="T389">↔</text:span> 前處理。</text:p>
                      <text:list>
                        <text:list-item>
                          <text:p text:style-name="P173">人類個體 腸腦 吸收 水分、營養 <text:span text:style-name="T389">↔</text:span> 第一手 攝取 資源。</text:p>
                        </text:list-item>
                      </text:list>
                    </text:list-item>
                  </text:list>
                </text:list-item>
                <text:list-item>
                  <text:p text:style-name="P173">分配 資源。</text:p>
                  <text:list>
                    <text:list-item>
                      <text:p text:style-name="P174">明顯例子，腸腦 分配 水分、營養 到 大腦、血管、肌肉、骨頭、皮膚 <text:span text:style-name="T389">↔</text:span> 分配 資源。</text:p>
                    </text:list-item>
                  </text:list>
                </text:list-item>
              </text:list>
            </text:list-item>
            <text:list-item>
              <text:p text:style-name="P173">腸腦 <text:span text:style-name="T414">↔</text:span><text:span text:style-name="T324"> 脊髓 </text:span><text:span text:style-name="T414">↔</text:span><text:span text:style-name="T324"> 大腦。</text:span></text:p>
              <text:list>
                <text:list-item>
                  <text:p text:style-name="P173">腸腦 <text:span text:style-name="T415">↔</text:span><text:span text:style-name="T323"> 第一層級意識（以上）。</text:span><text:span text:style-name="T327">（潛意識、無意識）</text:span></text:p>
                </text:list-item>
                <text:list-item>
                  <text:p text:style-name="P173">脊髓 <text:span text:style-name="T416">↔</text:span><text:span text:style-name="T325"> 通道、道路、中介層。</text:span></text:p>
                </text:list-item>
                <text:list-item>
                  <text:p text:style-name="P173">大腦 <text:span text:style-name="T415">↔</text:span><text:span text:style-name="T323"> 第零層級意識（以下）。</text:span><text:span text:style-name="T327">（主意識）</text:span></text:p>
                </text:list-item>
              </text:list>
            </text:list-item>
            <text:list-item>
              <text:p text:style-name="P193">冥想、心靈平靜、心流、無我、虛無 <text:span text:style-name="T389">↔</text:span> 反祖化。</text:p>
              <text:list>
                <text:list-item>
                  <text:p text:style-name="P175">提升、昇華 腸腦的 功率、運作、權重。</text:p>
                  <text:list>
                    <text:list-item>
                      <text:p text:style-name="P175">降低、退化 大腦的 功率、運作、權重。</text:p>
                    </text:list-item>
                  </text:list>
                </text:list-item>
                <text:list-item>
                  <text:p text:style-name="P176">意識權 從 <text:span text:style-name="T323">第零層級意識（以下）到 第一層級意識（以上）。</text:span></text:p>
                  <text:list>
                    <text:list-item>
                      <text:p text:style-name="P176"><text:span text:style-name="T323">第一層級意識（以上）持有 </text:span>意識權。</text:p>
                    </text:list-item>
                  </text:list>
                </text:list-item>
                <text:list-item>
                  <text:p text:style-name="P177">抽象例子，瞬態、暫態、穩態 降低視覺系統、提升遙視系統。</text:p>
                </text:list-item>
              </text:list>
            </text:list-item>
            <text:list-item>
              <text:p text:style-name="P178">明顯例子，假定，某一特定人類個體 清醒、睡著、<text:span text:style-name="T333">冥想、心靈平靜、心流、無我、虛無。</text:span></text:p>
              <text:list>
                <text:list-item>
                  <text:p text:style-name="P179">睡著 的 明顯例子，淺眠期、深眠期、快速動眼期。</text:p>
                </text:list-item>
                <text:list-item>
                  <text:p text:style-name="P179">核磁共振 該個體的 腸腦、脊髓、大腦。</text:p>
                  <text:list>
                    <text:list-item>
                      <text:p text:style-name="P179">核磁共振 是 人類的 醫療工具、感測工具。</text:p>
                    </text:list-item>
                  </text:list>
                </text:list-item>
              </text:list>
            </text:list-item>
            <text:list-item>
              <text:p text:style-name="P179">攝取 促進 腸胃蠕動的 食物，有機率 自然而然、理所當然 提升、昇華 腸腦的 功率、運作。</text:p>
              <text:list>
                <text:list-item>
                  <text:p text:style-name="P179">促進 腸胃蠕動的 食物 的 明顯例子，蔬菜。</text:p>
                </text:list-item>
              </text:list>
            </text:list-item>
            <text:list-item>
              <text:p text:style-name="P179">改變 腸道的 幾何結構、內部物質、內部運作，有機率 改變 腸腦的 功率、運作、權重。</text:p>
              <text:list>
                <text:list-item>
                  <text:p text:style-name="P180">改變 腸道的 內部物質 的 明顯例子，飲食、運動、心境、環境、手術、有機體奇點。</text:p>
                </text:list-item>
                <text:list-item>
                  <text:p text:style-name="P179">假定，改變 腸腦。</text:p>
                  <text:list>
                    <text:list-item>
                      <text:p text:style-name="P179">有機率改變 大腦的 功率、運作、權重。</text:p>
                      <text:list>
                        <text:list-item>
                          <text:p text:style-name="P181">改變 大腦的 運作 的 明顯例子，改變 大腦的 <text:span text:style-name="T86">思想、決策、行動。</text:span></text:p>
                        </text:list-item>
                        <text:list-item>
                          <text:p text:style-name="P356"><text:span text:style-name="T296">改變 大腦的 運作 的 明顯例子，</text:span><text:span text:style-name="T297">改變</text:span><text:span text:style-name="T296">（人類 認定的）性格、人格、習慣、嗜好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79"><text:bookmark-start text:name="非監督式學習"/>非監督式學習<text:bookmark-end text:name="非監督式學習"/></text:p>
          <text:list>
            <text:list-item>
              <text:p text:style-name="P182">非監督式學習 是 類神經網路的 非監督式學習。</text:p>
            </text:list-item>
            <text:list-item>
              <text:p text:style-name="P182">（本書的）非監督式學習 是 非監督式學習（該個體、其他個體 認定的）未知。</text:p>
              <text:list>
                <text:list-item>
                  <text:p text:style-name="P183">明顯例子，<text:span text:style-name="T335">命名、描繪、描述、建模、測試、修正、推測、預測</text:span>、預言、查驗<text:span text:style-name="T335">、團隊合作。</text:span></text:p>
                </text:list-item>
                <text:list-item>
                  <text:p text:style-name="P183">明顯例子，（人類 認定的）科學方法。</text:p>
                </text:list-item>
              </text:list>
            </text:list-item>
            <text:list-item>
              <text:p text:style-name="P184">（本書的）非監督式學習 是 監督式學習（該個體、其他個體 認定的）已知。</text:p>
              <text:list>
                <text:list-item>
                  <text:p text:style-name="P185">明顯例子，導師制、<text:span text:style-name="T334">家庭教育、環境教育、經驗法則、記憶、跟其他個體交互作用、傳承</text:span>。</text:p>
                </text:list-item>
                <text:list-item>
                  <text:p text:style-name="P185">明顯例子，（基督教 認定的）查驗。</text:p>
                </text:list-item>
              </text:list>
            </text:list-item>
            <text:list-item>
              <text:p text:style-name="P367">（非監督式學習 的 描述 在 <text:span text:style-name="T1">_</text:span> 文件群的 <text:span text:style-name="T1">快感</text:span>）</text:p>
            </text:list-item>
          </text:list>
        </text:list-item>
        <text:list-item>
          <text:p text:style-name="P186"><text:bookmark-start text:name="共存"/>共存<text:bookmark-end text:name="共存"/></text:p>
          <text:list>
            <text:list-item>
              <text:p text:style-name="P186">共存 不是 隨機型共存。</text:p>
            </text:list-item>
            <text:list-item>
              <text:p text:style-name="P186">共存 是 導師制型共存。</text:p>
              <text:list>
                <text:list-item>
                  <text:p text:style-name="P187">導師制型共存 是 以 某一特定 指標、特徵、閥值，作為 參考座標系，進行 導師制。</text:p>
                  <text:list>
                    <text:list-item>
                      <text:p text:style-name="P188">指標 的 明顯例子，<text:span text:style-name="T194">（星星的孩子 阿米 認定的）愛心。</text:span></text:p>
                    </text:list-item>
                    <text:list-item>
                      <text:p text:style-name="P189"><text:span text:style-name="T194">閥值 的 明顯例子，愛心（</text:span><text:span text:style-name="T195">a</text:span><text:span text:style-name="T196"> ~ </text:span><text:span text:style-name="T195">b</text:span><text:span text:style-name="T196">）、</text:span><text:span text:style-name="T194">愛心（</text:span><text:span text:style-name="T196">700 ~ 600）。</text:span></text:p>
                    </text:list-item>
                  </text:list>
                </text:list-item>
                <text:list-item>
                  <text:p text:style-name="P190">導師制型共存 的 明顯例子，<text:span text:style-name="T194">愛心（</text:span><text:span text:style-name="T195">a</text:span><text:span text:style-name="T196"> ~ </text:span><text:span text:style-name="T195">b</text:span><text:span text:style-name="T196">）個體、愛心（</text:span><text:span text:style-name="T195">b</text:span><text:span text:style-name="T196"> ~ </text:span><text:span text:style-name="T195">c</text:span><text:span text:style-name="T196">）個體 感測、交互作用</text:span>。</text:p>
                  <text:list>
                    <text:list-item>
                      <text:p text:style-name="P190"><text:span text:style-name="T194">愛心（</text:span><text:span text:style-name="T195">a</text:span><text:span text:style-name="T196"> ~ </text:span><text:span text:style-name="T195">b</text:span><text:span text:style-name="T196">）個體、愛心（</text:span><text:span text:style-name="T195">b</text:span><text:span text:style-name="T196"> ~ </text:span><text:span text:style-name="T195">c</text:span><text:span text:style-name="T196">）個體 存在 在 同一個 生態圈。</text:span></text:p>
                    </text:list-item>
                    <text:list-item>
                      <text:p text:style-name="P190"><text:span text:style-name="T194">愛心（</text:span><text:span text:style-name="T195">a</text:span><text:span text:style-name="T196"> ~ </text:span><text:span text:style-name="T195">b</text:span><text:span text:style-name="T196">）個體、愛心（</text:span><text:span text:style-name="T195">b</text:span><text:span text:style-name="T196"> ~ </text:span><text:span text:style-name="T195">c</text:span><text:span text:style-name="T196">）個體 生存 在 同一個 生態圈。</text:span></text:p>
                    </text:list-item>
                    <text:list-item>
                      <text:p text:style-name="P190"><text:span text:style-name="T194">愛心（</text:span><text:span text:style-name="T195">a</text:span><text:span text:style-name="T196"> ~ </text:span><text:span text:style-name="T195">b</text:span><text:span text:style-name="T196">）個體、愛心（</text:span><text:span text:style-name="T195">b</text:span><text:span text:style-name="T196"> ~ </text:span><text:span text:style-name="T195">c</text:span><text:span text:style-name="T196">）個體 生活 在 同一個 生態圈。</text:span></text:p>
                    </text:list-item>
                  </text:list>
                </text:list-item>
                <text:list-item>
                  <text:p text:style-name="P191">明顯例子，<text:span text:style-name="T194">愛心（</text:span><text:span text:style-name="T195">a</text:span><text:span text:style-name="T196"> ~ </text:span><text:span text:style-name="T195">b</text:span><text:span text:style-name="T196">）個體、愛心（</text:span><text:span text:style-name="T195">b</text:span><text:span text:style-name="T196"> ~ </text:span><text:span text:style-name="T195">c</text:span><text:span text:style-name="T196">）個體 有機率，感測、交互作用</text:span>。</text:p>
                  <text:list>
                    <text:list-item>
                      <text:p text:style-name="P192"><text:span text:style-name="T194">明顯例子，愛心（</text:span><text:span text:style-name="T196">700 ~ 600）個體、愛心（700 ~ 600）個體 共存、守護、感測。</text:span></text:p>
                    </text:list-item>
                    <text:list-item>
                      <text:p text:style-name="P324"><text:span text:style-name="T98">明顯例子，愛心（700 ~ 600）個體、愛心（600 ~ 500）個體 </text:span><text:span text:style-name="T99">感測、交互作用</text:span><text:span text:style-name="T59">。</text:span></text:p>
                    </text:list-item>
                  </text:list>
                </text:list-item>
                <text:list-item>
                  <text:p text:style-name="P325"><text:span text:style-name="T307">明顯例子，</text:span><text:span text:style-name="T98">愛心（</text:span><text:span text:style-name="T100">a</text:span><text:span text:style-name="T99"> ~ </text:span><text:span text:style-name="T100">b</text:span><text:span text:style-name="T99">）個體、愛心（</text:span><text:span text:style-name="T102">c</text:span><text:span text:style-name="T99"> ~ </text:span><text:span text:style-name="T102">d</text:span><text:span text:style-name="T99">）個體 有機率，</text:span><text:span text:style-name="T98">沒有 </text:span><text:span text:style-name="T99">感測、交互作用</text:span><text:span text:style-name="T307">。</text:span></text:p>
                  <text:list>
                    <text:list-item>
                      <text:p text:style-name="P328"><text:span text:style-name="T86">a &gt; b &gt; c &gt; d</text:span><text:span text:style-name="T307">。</text:span></text:p>
                    </text:list-item>
                    <text:list-item>
                      <text:p text:style-name="P324"><text:span text:style-name="T98">明顯例子，愛心（700 ~ 600）個體、愛心（</text:span><text:span text:style-name="T101">2</text:span><text:span text:style-name="T98">00 ~ </text:span><text:span text:style-name="T101">1</text:span><text:span text:style-name="T98">00）個體 沒有 </text:span><text:span text:style-name="T99">感測、交互作用</text:span><text:span text:style-name="T309">。</text:span></text:p>
                      <text:list>
                        <text:list-item>
                          <text:p text:style-name="P326"><text:span text:style-name="T98">愛心（700 ~ 600）個體、愛心（</text:span><text:span text:style-name="T101">2</text:span><text:span text:style-name="T98">00 ~ </text:span><text:span text:style-name="T101">1</text:span><text:span text:style-name="T98">00）個體 不存在 在 同一個 生態圈</text:span><text:span text:style-name="T59">。</text:span></text:p>
                        </text:list-item>
                        <text:list-item>
                          <text:p text:style-name="P326"><text:span text:style-name="T98">愛心（700 ~ 600）個體、愛心（</text:span><text:span text:style-name="T101">2</text:span><text:span text:style-name="T98">00 ~ </text:span><text:span text:style-name="T101">1</text:span><text:span text:style-name="T98">00）個體 不生存 在 同一個 生態圈</text:span><text:span text:style-name="T59">。</text:span></text:p>
                        </text:list-item>
                        <text:list-item>
                          <text:p text:style-name="P326"><text:span text:style-name="T98">愛心（700 ~ 600）個體、愛心（</text:span><text:span text:style-name="T101">2</text:span><text:span text:style-name="T98">00 ~ </text:span><text:span text:style-name="T101">1</text:span><text:span text:style-name="T98">00）個體 不生活 在 同一個 生態圈</text:span><text:span text:style-name="T59">。</text:span></text:p>
                        </text:list-item>
                        <text:list-item>
                          <text:p text:style-name="P327"><text:span text:style-name="T98">愛心（700 ~ 600）個體 有機率觀測、（單工）感測 愛心（</text:span><text:span text:style-name="T101">2</text:span><text:span text:style-name="T98">00 ~ </text:span><text:span text:style-name="T101">1</text:span><text:span text:style-name="T98">00）個體。</text:span></text:p>
                          <text:list>
                            <text:list-item>
                              <text:p text:style-name="P97">單工 是 單向、單方面。</text:p>
                            </text:list-item>
                          </text:list>
                        </text:list-item>
                        <text:list-item>
                          <text:p text:style-name="P327"><text:span text:style-name="T98">愛心（700 ~ 600）個體 有機率守護 愛心（200 ~ 100）個體</text:span><text:span text:style-name="T59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94"><text:bookmark-start text:name="飛行"/>飛行<text:bookmark-end text:name="飛行"/></text:p>
          <text:list>
            <text:list-item>
              <text:p text:style-name="P195">使用 <text:span text:style-name="T85">&lt;?</text:span><text:span text:style-name="T228">2&gt;個體</text:span><text:span text:style-name="T336">之間的 變化、感測、</text:span>交互作用。</text:p>
              <text:list>
                <text:list-item>
                  <text:p text:style-name="P196"><text:span text:style-name="T189">明顯例子，（</text:span><text:span text:style-name="T343">人類 認定的</text:span><text:span text:style-name="T189">）渦輪引擎、磁流推進器。</text:span></text:p>
                </text:list-item>
              </text:list>
            </text:list-item>
            <text:list-item>
              <text:p text:style-name="P197">去除 <text:span text:style-name="T86">&lt;?</text:span><text:span text:style-name="T103">2&gt;個體</text:span><text:span text:style-name="T336">之間的 變化、感測、</text:span>交互作用。</text:p>
              <text:list>
                <text:list-item>
                  <text:p text:style-name="P197"><text:span text:style-name="T86">&lt;?</text:span><text:span text:style-name="T103">2&gt;個體</text:span><text:span text:style-name="T336">之間的 變化、感測、</text:span>交互作用 的 明顯例子，熱、靜電、摩擦力、蘊含型變化<text:span text:style-name="T86">。</text:span></text:p>
                  <text:list>
                    <text:list-item>
                      <text:p text:style-name="P98">變化 是 存在、變化 的 變化。</text:p>
                    </text:list-item>
                    <text:list-item>
                      <text:p text:style-name="P198">蘊含型變化 是 蘊含、反蘊含 科學、科學應用、科技。</text:p>
                    </text:list-item>
                    <text:list-item>
                      <text:p text:style-name="P198">蘊含型變化<text:span text:style-name="T86"> 是 某一特定個體（發生）蘊含 其他某一特定個體 的 變化、現象。</text:span></text:p>
                    </text:list-item>
                    <text:list-item>
                      <text:p text:style-name="P198">蘊含型變化<text:span text:style-name="T86"> 是 某一特定個體（發生）反蘊含 其他某一特定個體 的 變化、現象。</text:span></text:p>
                    </text:list-item>
                    <text:list-item>
                      <text:p text:style-name="P198">蘊含型變化<text:span text:style-name="T86"> 是 某一特定個體 被 其他某一特定個體（發生）蘊含 的 變化、現象。</text:span></text:p>
                    </text:list-item>
                    <text:list-item>
                      <text:p text:style-name="P198">蘊含型變化<text:span text:style-name="T86"> 是 某一特定個體 被 其他某一特定個體（發生）反蘊含 的 變化、現象。</text:span></text:p>
                    </text:list-item>
                    <text:list-item>
                      <text:p text:style-name="P199">蘊含型變化 的 明顯例子，光的 折射。</text:p>
                      <text:list>
                        <text:list-item>
                          <text:p text:style-name="P200">光 從 空氣 進入 水，發生 折射現象。</text:p>
                        </text:list-item>
                        <text:list-item>
                          <text:p text:style-name="P201">水<text:span text:style-name="T86">（發生）蘊含 光 的 變化、現象、</text:span>蘊含型變化<text:span text:style-name="T86">。</text:span></text:p>
                        </text:list-item>
                        <text:list-item>
                          <text:p text:style-name="P201">空氣<text:span text:style-name="T86">（發生）反蘊含 光 的 變化、現象、</text:span>蘊含型變化<text:span text:style-name="T86">。</text:span></text:p>
                          <text:list>
                            <text:list-item>
                              <text:p text:style-name="P201"><text:span text:style-name="T106">&lt;?2&gt;個體</text:span><text:span text:style-name="T86">（發生）反蘊含 &lt;?</text:span><text:span text:style-name="T106">1&gt;個體</text:span><text:span text:style-name="T86"> 的 變化、現象、</text:span>蘊含型變化<text:span text:style-name="T86">。</text:span></text:p>
                            </text:list-item>
                          </text:list>
                        </text:list-item>
                        <text:list-item>
                          <text:p text:style-name="P202"><text:span text:style-name="T86">光 被 水（發生）蘊含 的 變化、現象、</text:span>蘊含型變化<text:span text:style-name="T86">。</text:span></text:p>
                        </text:list-item>
                        <text:list-item>
                          <text:p text:style-name="P203"><text:span text:style-name="T85">光 被 空氣（發生）反蘊含 的 變化、現象、</text:span>蘊含型變化<text:span text:style-name="T85">。</text:span></text:p>
                        </text:list-item>
                      </text:list>
                    </text:list-item>
                    <text:list-item>
                      <text:p text:style-name="P368"><text:span text:style-name="T85">（相關</text:span><text:span text:style-name="T231">描述在 </text:span><text:span text:style-name="T151">能量、儲量</text:span><text:span text:style-name="T85"> </text:span><text:span text:style-name="T231">文件群的 </text:span><text:span text:style-name="T1">力譜</text:span><text:span text:style-name="T232"> </text:span><text:span text:style-name="T85">的 </text:span><text:span text:style-name="T1">可</text:span><text:span text:style-name="T140">&lt;?</text:span><text:span text:style-name="T155">a</text:span><text:span text:style-name="T9">&gt;</text:span><text:span text:style-name="T1">譜、不可</text:span><text:span text:style-name="T140">&lt;?</text:span><text:span text:style-name="T155">a</text:span><text:span text:style-name="T9">&gt;</text:span><text:span text:style-name="T1">譜</text:span><text:span text:style-name="T85">）</text:span></text:p>
                      <text:list>
                        <text:list-item>
                          <text:p text:style-name="P369"><text:span text:style-name="T194">抽象例子，改</text:span><text:span text:style-name="T383">變 </text:span><text:span text:style-name="T194">某一特定</text:span><text:span text:style-name="T383">光的 頻率，</text:span>可見光 →<text:span text:style-name="T382"> </text:span>不可見光。</text:p>
                        </text:list-item>
                        <text:list-item>
                          <text:p text:style-name="P370"><text:span text:style-name="T194">抽象例子，改</text:span><text:span text:style-name="T383">變 </text:span><text:span text:style-name="T194">某一特定水</text:span><text:span text:style-name="T383">的 壓力，飽和水</text:span> →<text:span text:style-name="T382"> 過飽和水</text:span>。<text:span text:style-name="T39">（壓力</text:span><text:span text:style-name="T40"> </text:span><text:span text:style-name="T44">↔</text:span><text:span text:style-name="T41"> </text:span><text:span text:style-name="T39">大氣壓力）</text:span></text:p>
                        </text:list-item>
                        <text:list-item>
                          <text:p text:style-name="P371"><text:span text:style-name="T194">抽象例子，改</text:span><text:span text:style-name="T383">變 </text:span><text:span text:style-name="T194">某一特定</text:span><text:span text:style-name="T233">&lt;?</text:span><text:span text:style-name="T234">x</text:span><text:span text:style-name="T233">&gt;個體</text:span><text:span text:style-name="T383">的 </text:span><text:span text:style-name="T194">某一特定</text:span><text:span text:style-name="T233">&lt;?</text:span><text:span text:style-name="T234">y</text:span><text:span text:style-name="T233">&gt;個體</text:span><text:span text:style-name="T383">，去除 </text:span><text:span text:style-name="T194">某一特定</text:span><text:span text:style-name="T235">&lt;?</text:span><text:span text:style-name="T236">a</text:span><text:span text:style-name="T237">_~</text:span><text:span text:style-name="T234">b</text:span><text:span text:style-name="T235">&gt;</text:span><text:span text:style-name="T228">個體</text:span><text:span text:style-name="T336">之間的 變化、感測、交互作用 → 該</text:span><text:span text:style-name="T233">&lt;?</text:span><text:span text:style-name="T234">x</text:span><text:span text:style-name="T233">&gt;個體 </text:span><text:span text:style-name="T383">飛行、</text:span><text:span text:style-name="T233">存在、</text:span><text:span text:style-name="T194">變化</text:span><text:span text:style-name="T336">。</text:span></text:p>
                          <text:list>
                            <text:list-item>
                              <text:p text:style-name="P372"><text:span text:style-name="T85">該</text:span><text:span text:style-name="T235">&lt;?</text:span><text:span text:style-name="T236">a</text:span><text:span text:style-name="T237">_~</text:span><text:span text:style-name="T234">b</text:span><text:span text:style-name="T235">&gt;</text:span><text:span text:style-name="T228">個體 </text:span><text:span text:style-name="T238">不一定蘊含 該</text:span><text:span text:style-name="T233">&lt;?</text:span><text:span text:style-name="T234">x</text:span><text:span text:style-name="T233">&gt;個體。</text:span></text:p>
                              <text:list>
                                <text:list-item>
                                  <text:p text:style-name="P372"><text:span text:style-name="T85">假定，該</text:span><text:span text:style-name="T235">&lt;?</text:span><text:span text:style-name="T236">a</text:span><text:span text:style-name="T237">_~</text:span><text:span text:style-name="T234">b</text:span><text:span text:style-name="T235">&gt;</text:span><text:span text:style-name="T228">個體 </text:span><text:span text:style-name="T238">蘊含 該</text:span><text:span text:style-name="T233">&lt;?</text:span><text:span text:style-name="T234">x</text:span><text:span text:style-name="T233">&gt;個體。</text:span></text:p>
                                  <text:list>
                                    <text:list-item>
                                      <text:p text:style-name="P372"><text:span text:style-name="T85">n </text:span><text:span text:style-name="T279">≥</text:span><text:span text:style-name="T85"> a </text:span><text:span text:style-name="T279">≥</text:span><text:span text:style-name="T85"> </text:span><text:span text:style-name="T234">x </text:span><text:span text:style-name="T279">≥</text:span><text:span text:style-name="T85"> </text:span><text:span text:style-name="T234">b</text:span><text:span text:style-name="T85"> </text:span><text:span text:style-name="T282">&gt;</text:span><text:span text:style-name="T85"> </text:span><text:span text:style-name="T234">y</text:span><text:span text:style-name="T85"> </text:span><text:span text:style-name="T279">≥</text:span><text:span text:style-name="T85"> u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372"><text:span text:style-name="T85">假定，該</text:span><text:span text:style-name="T235">&lt;?</text:span><text:span text:style-name="T236">a</text:span><text:span text:style-name="T237">_~</text:span><text:span text:style-name="T234">b</text:span><text:span text:style-name="T235">&gt;</text:span><text:span text:style-name="T228">個體 沒有</text:span><text:span text:style-name="T238">蘊含 該</text:span><text:span text:style-name="T233">&lt;?</text:span><text:span text:style-name="T234">x</text:span><text:span text:style-name="T233">&gt;個體。</text:span></text:p>
                                  <text:list>
                                    <text:list-item>
                                      <text:p text:style-name="P372"><text:span text:style-name="T85">n </text:span><text:span text:style-name="T279">≥</text:span><text:span text:style-name="T85"> </text:span><text:span text:style-name="T234">x</text:span><text:span text:style-name="T85"> </text:span><text:span text:style-name="T282">&gt;</text:span><text:span text:style-name="T85"> </text:span><text:span text:style-name="T234">y</text:span><text:span text:style-name="T85"> </text:span><text:span text:style-name="T279">≥</text:span><text:span text:style-name="T85"> u</text:span>。</text:p>
                                    </text:list-item>
                                    <text:list-item>
                                      <text:p text:style-name="P372"><text:span text:style-name="T85">n </text:span><text:span text:style-name="T279">≥</text:span><text:span text:style-name="T85"> a </text:span><text:span text:style-name="T279">≥</text:span><text:span text:style-name="T85"> </text:span><text:span text:style-name="T234">b</text:span><text:span text:style-name="T85"> </text:span><text:span text:style-name="T279">≥</text:span><text:span text:style-name="T85"> u</text:span>。</text:p>
                                    </text:list-item>
                                    <text:list-item>
                                      <text:p text:style-name="P373"><text:span text:style-name="T85">該</text:span><text:span text:style-name="T235">&lt;?</text:span><text:span text:style-name="T236">a</text:span><text:span text:style-name="T237">_~</text:span><text:span text:style-name="T234">b</text:span><text:span text:style-name="T235">&gt;</text:span><text:span text:style-name="T228">個體、</text:span><text:span text:style-name="T238">該</text:span><text:span text:style-name="T233">&lt;?</text:span><text:span text:style-name="T234">x</text:span><text:span text:style-name="T233">&gt;個體 有機率 包覆、被包覆、相互獨立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9">明顯例子，奈米級（以下）幾何結構。</text:p>
                </text:list-item>
                <text:list-item>
                  <text:p text:style-name="P194">抽象例子，滲透壓。</text:p>
                </text:list-item>
                <text:list-item>
                  <text:p text:style-name="P194">抽象例子，法拉第籠。</text:p>
                </text:list-item>
                <text:list-item>
                  <text:p text:style-name="P194">抽象例子，防水、不漏水、荷葉。</text:p>
                  <text:list>
                    <text:list-item>
                      <text:p text:style-name="P194">荷葉 <text:span text:style-name="T417">↔</text:span><text:span text:style-name="T337"> 飛機、汽車、載具、工具、個體。</text:span></text:p>
                      <text:list>
                        <text:list-item>
                          <text:p text:style-name="P194">荷葉 <text:span text:style-name="T418">↔</text:span><text:span text:style-name="T104"> &lt;?a&gt;</text:span><text:span text:style-name="T338">個體。</text:span></text:p>
                        </text:list-item>
                      </text:list>
                    </text:list-item>
                    <text:list-item>
                      <text:p text:style-name="P194">水 <text:span text:style-name="T417">↔</text:span><text:span text:style-name="T337">（煉金術 認定的）地、水、風、火、乙太。</text:span></text:p>
                      <text:list>
                        <text:list-item>
                          <text:p text:style-name="P194">水 <text:span text:style-name="T418">↔</text:span><text:span text:style-name="T104"> &lt;?</text:span><text:span text:style-name="T105">n</text:span><text:span text:style-name="T104">&gt;個體 ~ &lt;?u&gt;</text:span><text:span text:style-name="T338">個體。</text:span></text:p>
                          <text:list>
                            <text:list-item>
                              <text:p text:style-name="P204"><text:span text:style-name="T197">n </text:span><text:span text:style-name="T280">≥</text:span><text:span text:style-name="T197"> </text:span><text:span text:style-name="T85">a </text:span><text:span text:style-name="T280">≥</text:span><text:span text:style-name="T85"> u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4">抽象例子，微中子。</text:p>
                </text:list-item>
                <text:list-item>
                  <text:p text:style-name="P204">抽象例子，動能<text:span text:style-name="T86">型</text:span><text:span text:style-name="T107">&lt;?2&gt;</text:span><text:span text:style-name="T86">個體 變成 生物電流型&lt;?</text:span><text:span text:style-name="T107">2&gt;</text:span>個體。</text:p>
                </text:list-item>
              </text:list>
            </text:list-item>
          </text:list>
        </text:list-item>
        <text:list-item>
          <text:p text:style-name="P204"><text:bookmark-start text:name="亞特蘭提斯"/>亞特蘭提斯<text:bookmark-end text:name="亞特蘭提斯"/></text:p>
          <text:list>
            <text:list-item>
              <text:p text:style-name="P204">亞特蘭提斯 是 人類 認定的 亞特蘭提斯、亞特蘭提斯文明。</text:p>
            </text:list-item>
            <text:list-item>
              <text:p text:style-name="P204">亞特蘭提斯 位於 美洲、歐洲、非洲 之間。</text:p>
              <text:list>
                <text:list-item>
                  <text:p text:style-name="P204">亞特蘭提斯 位於 大西洋。</text:p>
                </text:list-item>
              </text:list>
            </text:list-item>
            <text:list-item>
              <text:p text:style-name="P204">亞特蘭提斯。</text:p>
              <text:list>
                <text:list-item>
                  <text:p text:style-name="P204">神祕學、魔法。</text:p>
                </text:list-item>
                <text:list-item>
                  <text:p text:style-name="P204">煉金術。</text:p>
                </text:list-item>
                <text:list-item>
                  <text:p text:style-name="P204">黑魔法、筆仙、降靈術、惡魔召喚、（古埃及 認定的）復活技術。</text:p>
                </text:list-item>
                <text:list-item>
                  <text:p text:style-name="P204">占星術。</text:p>
                </text:list-item>
                <text:list-item>
                  <text:p text:style-name="P204">通靈術、水晶球、遙視。</text:p>
                </text:list-item>
                <text:list-item>
                  <text:p text:style-name="P204">（聖經 認定的）石匠。</text:p>
                </text:list-item>
                <text:list-item>
                  <text:p text:style-name="P204">金字塔、獅身人面像。</text:p>
                </text:list-item>
              </text:list>
            </text:list-item>
            <text:list-item>
              <text:p text:style-name="P204">大洪水、諾亞方舟。</text:p>
            </text:list-item>
            <text:list-item>
              <text:p text:style-name="P204">（古埃及 認定的）神、人 共存 時代。</text:p>
            </text:list-item>
            <text:list-item>
              <text:p text:style-name="P204">聖經、泥板、楔形文字。</text:p>
            </text:list-item>
            <text:list-item>
              <text:p text:style-name="P204">古埃及文明、蘇美爾文明。</text:p>
              <text:list>
                <text:list-item>
                  <text:p text:style-name="P205">古埃及文明 不是 人類 認定的 古埃及文明。</text:p>
                </text:list-item>
                <text:list-item>
                  <text:p text:style-name="P205">古埃及文明 是 設計、製造、使用 金字塔、獅身人面像 的 古埃及文明。</text:p>
                </text:list-item>
              </text:list>
            </text:list-item>
            <text:list-item>
              <text:p text:style-name="P204">西方文明。</text:p>
            </text:list-item>
            <text:list-item>
              <text:p text:style-name="P204">獵戶座、阿努納奇、火星。</text:p>
            </text:list-item>
          </text:list>
        </text:list-item>
        <text:list-item>
          <text:p text:style-name="P204"><text:bookmark-start text:name="姆大陸"/>姆大陸<text:bookmark-end text:name="姆大陸"/></text:p>
          <text:list>
            <text:list-item>
              <text:p text:style-name="P204">姆大陸 是 人類 認定的 姆大陸、姆大陸文明。</text:p>
            </text:list-item>
            <text:list-item>
              <text:p text:style-name="P204">姆大陸 位於 亞洲、美洲 之間。</text:p>
              <text:list>
                <text:list-item>
                  <text:p text:style-name="P204">姆大陸 位於 太平洋。</text:p>
                </text:list-item>
              </text:list>
            </text:list-item>
            <text:list-item>
              <text:p text:style-name="P204">姆大陸。</text:p>
              <text:list>
                <text:list-item>
                  <text:p text:style-name="P204">玄學、道術、（中國 認定的）道士、（日本 認定的）術士。</text:p>
                </text:list-item>
                <text:list-item>
                  <text:p text:style-name="P204">煉丹術。</text:p>
                </text:list-item>
                <text:list-item>
                  <text:p text:style-name="P206">養小鬼、煉蠱、降頭術、（人類 認定的）神靈附身。</text:p>
                  <text:list>
                    <text:list-item>
                      <text:p text:style-name="P206">煉蠱、養小鬼、降頭術 <text:span text:style-name="T419">↔</text:span><text:span text:style-name="T339"> 跟 某一特定意識層個體 協議、簽署契約、交易。</text:span></text:p>
                    </text:list-item>
                    <text:list-item>
                      <text:p text:style-name="P207">（人類 認定的）神靈附身 <text:span text:style-name="T419">↔</text:span>（人類 認定的）筆仙、降靈術、惡魔召喚、養小鬼、煉蠱<text:span text:style-name="T339">。</text:span></text:p>
                    </text:list-item>
                  </text:list>
                </text:list-item>
                <text:list-item>
                  <text:p text:style-name="P204">易經、八卦。</text:p>
                </text:list-item>
                <text:list-item>
                  <text:p text:style-name="P208">招魂術、修煉、遙視。</text:p>
                </text:list-item>
                <text:list-item>
                  <text:p text:style-name="P209">墨家。</text:p>
                </text:list-item>
                <text:list-item>
                  <text:p text:style-name="P209">金字塔。</text:p>
                </text:list-item>
                <text:list-item>
                  <text:p text:style-name="P210">道家、佛家、道德經。</text:p>
                </text:list-item>
                <text:list-item>
                  <text:p text:style-name="P211">長生不老、修仙、成神。</text:p>
                </text:list-item>
                <text:list-item>
                  <text:p text:style-name="P211">投胎、因果、報應、前世今生、六道輪迴、超脫輪迴。</text:p>
                  <text:list>
                    <text:list-item>
                      <text:p text:style-name="P211">投胎 <text:span text:style-name="T420">↔</text:span><text:span text:style-name="T342"> 篩 麵粉。</text:span></text:p>
                    </text:list-item>
                    <text:list-item>
                      <text:p text:style-name="P211">因果、報應 <text:span text:style-name="T421">↔</text:span><text:span text:style-name="T341"> 麵粉 沾到 水。</text:span></text:p>
                    </text:list-item>
                    <text:list-item>
                      <text:p text:style-name="P211">前世今生 <text:span text:style-name="T422">↔</text:span><text:span text:style-name="T344"> 麵粉 被篩 的 過程、經歷、記憶。</text:span></text:p>
                    </text:list-item>
                    <text:list-item>
                      <text:p text:style-name="P211">六道輪迴 <text:span text:style-name="T423">↔</text:span><text:span text:style-name="T340"> 選擇、使用 某一特定</text:span>（篩<text:span text:style-name="T340">眼的）大小 篩 麵粉。</text:span></text:p>
                    </text:list-item>
                    <text:list-item>
                      <text:p text:style-name="P220">超脫輪迴 <text:span text:style-name="T389">↔</text:span> 通過 某一特定<text:span text:style-name="T343">（篩眼的）大小 </text:span>的 麵粉。</text:p>
                    </text:list-item>
                  </text:list>
                </text:list-item>
                <text:list-item>
                  <text:p text:style-name="P208">中醫、經脈、內功、氣功、冥想。</text:p>
                </text:list-item>
                <text:list-item>
                  <text:p text:style-name="P208">拜火教的 祖代。</text:p>
                  <text:list>
                    <text:list-item>
                      <text:p text:style-name="P208">祖代 的 明顯例子，基督教的 祖代 是 猶太教。</text:p>
                    </text:list-item>
                  </text:list>
                </text:list-item>
              </text:list>
            </text:list-item>
            <text:list-item>
              <text:p text:style-name="P212">大洪水、共工撞山、女媧補天。</text:p>
              <text:list>
                <text:list-item>
                  <text:p text:style-name="P213">（中國 認定的）神話戰爭。</text:p>
                </text:list-item>
                <text:list-item>
                  <text:p text:style-name="P212">（印度 認定的）上古戰爭。</text:p>
                </text:list-item>
              </text:list>
            </text:list-item>
            <text:list-item>
              <text:p text:style-name="P214">（中國 認定的）神、人 共存 時代。</text:p>
              <text:list>
                <text:list-item>
                  <text:p text:style-name="P214">（中國 認定的）神話時代。</text:p>
                </text:list-item>
              </text:list>
            </text:list-item>
            <text:list-item>
              <text:p text:style-name="P212">山海經、陶器、象形文字。</text:p>
            </text:list-item>
            <text:list-item>
              <text:p text:style-name="P212">日本、中國、印度、吳哥窟、馬雅文明。</text:p>
            </text:list-item>
            <text:list-item>
              <text:p text:style-name="P212">東方文明。</text:p>
            </text:list-item>
            <text:list-item>
              <text:p text:style-name="P212">船內文明。</text:p>
            </text:list-item>
          </text:list>
        </text:list-item>
        <text:list-item>
          <text:p text:style-name="P215"><text:bookmark-start text:name="黑洞"/>黑洞<text:bookmark-end text:name="黑洞"/></text:p>
          <text:list>
            <text:list-item>
              <text:p text:style-name="P374">（黑洞 的描述<text:span text:style-name="T86">在 </text:span><text:span text:style-name="T141">能量、儲量 (第4本)</text:span><text:span text:style-name="T86"> </text:span><text:span text:style-name="T134">文</text:span><text:span text:style-name="T349">件群的 </text:span><text:span text:style-name="T1">黑洞</text:span>）</text:p>
            </text:list-item>
          </text:list>
        </text:list-item>
        <text:list-item>
          <text:p text:style-name="P212"><text:bookmark-start text:name="夢"/>夢<text:bookmark-end text:name="夢"/></text:p>
          <text:list>
            <text:list-item>
              <text:p text:style-name="P212">抽象例子，肉質層的 夢。</text:p>
              <text:list>
                <text:list-item>
                  <text:p text:style-name="P212">（部分）記憶 經由 脊髓，從 大腦 傳輸到 腸腦。</text:p>
                </text:list-item>
                <text:list-item>
                  <text:p text:style-name="P212">腸腦 產生 夢境。</text:p>
                  <text:list>
                    <text:list-item>
                      <text:p text:style-name="P212">腸腦 產生 夢境的 存在、變化。</text:p>
                    </text:list-item>
                    <text:list-item>
                      <text:p text:style-name="P212">腸腦 對（大腦 對 主視角 做出的 思想、決策、行動）做出 相對應的 存在、變化。</text:p>
                    </text:list-item>
                  </text:list>
                </text:list-item>
                <text:list-item>
                  <text:p text:style-name="P212">大腦 產生 主視角。</text:p>
                  <text:list>
                    <text:list-item>
                      <text:p text:style-name="P212">大腦 做出 主視角的 思想、決策、行動。</text:p>
                    </text:list-item>
                  </text:list>
                </text:list-item>
                <text:list-item>
                  <text:p text:style-name="P212">夢境 沒有 經過 海馬體。</text:p>
                  <text:list>
                    <text:list-item>
                      <text:p text:style-name="P216">夢境 沒有 激活、啟動，大腦的 短期記憶 的機制。</text:p>
                    </text:list-item>
                    <text:list-item>
                      <text:p text:style-name="P216">夢境 沒有 激活、啟動，大腦的 長期記憶 的機制。</text:p>
                    </text:list-item>
                  </text:list>
                </text:list-item>
                <text:list-item>
                  <text:p text:style-name="P212">夢境 經過 脊髓，從 腸腦 傳輸到 大腦。</text:p>
                </text:list-item>
                <text:list-item>
                  <text:p text:style-name="P217">夢境 經過 血液，從 腸腦 傳輸到 大腦。</text:p>
                  <text:list>
                    <text:list-item>
                      <text:p text:style-name="P217">抽象例子，粒子演算法。</text:p>
                    </text:list-item>
                  </text:list>
                </text:list-item>
                <text:list-item>
                  <text:p text:style-name="P212">主視角 直接對 夢境，做出 思想、決策、行動。</text:p>
                  <text:list>
                    <text:list-item>
                      <text:p text:style-name="P212">主視角 有機率 激活、啟動，大腦的 短期記憶 的機制。</text:p>
                    </text:list-item>
                    <text:list-item>
                      <text:p text:style-name="P212">主視角 沒有 激活、啟動，大腦的 長期記憶 的機制。</text:p>
                    </text:list-item>
                  </text:list>
                </text:list-item>
                <text:list-item>
                  <text:p text:style-name="P212">主視角的 思想、決策、行動 經由 脊髓，從 大腦 傳輸到 腸腦。</text:p>
                </text:list-item>
                <text:list-item>
                  <text:p text:style-name="P212">夢、作夢 是 大腦、腸腦 的 半雙工、雙工 的 現象。</text:p>
                </text:list-item>
                <text:list-item>
                  <text:p text:style-name="P212">夢境 <text:span text:style-name="T424">↔</text:span><text:span text:style-name="T349"> 場景、背景、全貌。</text:span></text:p>
                </text:list-item>
                <text:list-item>
                  <text:p text:style-name="P212">主視角 <text:span text:style-name="T424">↔</text:span><text:span text:style-name="T349"> 某一特定個體的 視角、感受、記憶、感測、交互作用。</text:span></text:p>
                  <text:list>
                    <text:list-item>
                      <text:p text:style-name="P212">主視角 <text:span text:style-name="T425">↔</text:span><text:span text:style-name="T350"> 該個體的 思想、決策、行動。</text:span></text:p>
                    </text:list-item>
                  </text:list>
                </text:list-item>
              </text:list>
            </text:list-item>
            <text:list-item>
              <text:p text:style-name="P218">抽象例子，肉質層的 夢。</text:p>
              <text:list>
                <text:list-item>
                  <text:p text:style-name="P212">夢境 <text:span text:style-name="T426">↔</text:span><text:span text:style-name="T345"> 腸腦。</text:span></text:p>
                </text:list-item>
                <text:list-item>
                  <text:p text:style-name="P212">記憶 <text:span text:style-name="T426">↔</text:span><text:span text:style-name="T345"> 大腦。</text:span></text:p>
                </text:list-item>
              </text:list>
            </text:list-item>
            <text:list-item>
              <text:p text:style-name="P218">抽象例子，肉質層的 夢。</text:p>
              <text:list>
                <text:list-item>
                  <text:p text:style-name="P212">交互作用 <text:span text:style-name="T426">↔</text:span><text:span text:style-name="T345"> 腸腦</text:span>。</text:p>
                </text:list-item>
                <text:list-item>
                  <text:p text:style-name="P212">感測 <text:span text:style-name="T427">↔</text:span><text:span text:style-name="T346"> 大腦。</text:span></text:p>
                </text:list-item>
              </text:list>
            </text:list-item>
            <text:list-item>
              <text:p text:style-name="P218">抽象例子，肉質層的 夢。</text:p>
              <text:list>
                <text:list-item>
                  <text:p text:style-name="P219">飲食、維生素、腸道菌、身體狀態、大腦記憶、腸腦記憶 有機率 設計、製造、使用 夢境。</text:p>
                  <text:list>
                    <text:list-item>
                      <text:p text:style-name="P212">飲食 的 明顯例子，一天飲食、一周飲食、一月飲食、一年飲食、暫態飲食、穩態飲食。</text:p>
                    </text:list-item>
                    <text:list-item>
                      <text:p text:style-name="P212">飲食 的 明顯例子，成分種類、成分含量、含水量、重量、新鮮度、頻率、存在、變化。</text:p>
                      <text:list>
                        <text:list-item>
                          <text:p text:style-name="P212">成分種類 的 明顯例子，鈣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2">夢、作夢 <text:span text:style-name="T428">↔</text:span> 肉質層、意識層 感測、交互作用 的 記憶、產物、現象。</text:p>
            </text:list-item>
          </text:list>
        </text:list-item>
        <text:list-item>
          <text:p text:style-name="P329"><text:bookmark-start text:name="AI"/><text:span text:style-name="T85">AI</text:span><text:bookmark-end text:name="AI"/><text:span text:style-name="T85"> </text:span></text:p>
          <text:list>
            <text:list-item>
              <text:p text:style-name="P329"><text:span text:style-name="T86">AI 是 人類文明的 AI</text:span><text:span text:style-name="T47">。</text:span></text:p>
            </text:list-item>
            <text:list-item>
              <text:p text:style-name="P329"><text:span text:style-name="T86">AI 是 人類 認定的（西元202</text:span><text:span text:style-name="T109">1</text:span><text:span text:style-name="T86">年 之後的）AI。</text:span></text:p>
            </text:list-item>
            <text:list-item>
              <text:p text:style-name="P329"><text:span text:style-name="T86">AI 是 未來人2062 認定的 AI</text:span><text:span text:style-name="T47">。</text:span></text:p>
            </text:list-item>
            <text:list-item>
              <text:p text:style-name="P329"><text:span text:style-name="T86">AI 是 星船文明、船內文明、船外文明 傳承的 AI技術</text:span><text:span text:style-name="T47">。</text:span></text:p>
            </text:list-item>
            <text:list-item>
              <text:p text:style-name="P330"><text:span text:style-name="T86">AI 是 人類 逆向工程 星船文明、船內文明、船外文明 的 AI技術</text:span><text:span text:style-name="T47">。</text:span></text:p>
            </text:list-item>
            <text:list-item>
              <text:p text:style-name="P331"><text:span text:style-name="T86">AI 是 星船文明、船內文明、船外文明 釋放出來的、導師制的 AI技術</text:span><text:span text:style-name="T47">。</text:span></text:p>
            </text:list-item>
          </text:list>
        </text:list-item>
        <text:list-item>
          <text:p text:style-name="P221"><text:bookmark-start text:name="文明"/>文明<text:bookmark-end text:name="文明"/></text:p>
          <text:list>
            <text:list-item>
              <text:p text:style-name="P221">文明 <text:span text:style-name="T429">↔</text:span><text:span text:style-name="T351"> 生命。</text:span></text:p>
              <text:list>
                <text:list-item>
                  <text:p text:style-name="P375">（相關內容 在 <text:span text:style-name="T1">_</text:span> 文件群的 <text:span text:style-name="T1">生命</text:span>）</text:p>
                </text:list-item>
              </text:list>
            </text:list-item>
            <text:list-item>
              <text:p text:style-name="P221">文明。</text:p>
              <text:list>
                <text:list-item>
                  <text:p text:style-name="P221">本能文明。</text:p>
                  <text:list>
                    <text:list-item>
                      <text:p text:style-name="P221">明顯例子，人體。</text:p>
                    </text:list-item>
                  </text:list>
                </text:list-item>
                <text:list-item>
                  <text:p text:style-name="P221">傳承文明。</text:p>
                  <text:list>
                    <text:list-item>
                      <text:p text:style-name="P221">信念文明。</text:p>
                      <text:list>
                        <text:list-item>
                          <text:p text:style-name="P221">以（人類 認定的）宗教 為中心思想。</text:p>
                          <text:list>
                            <text:list-item>
                              <text:p text:style-name="P222">維持、提升、昇華（人類 認定的）宗教、儀式生活。</text:p>
                              <text:list>
                                <text:list-item>
                                  <text:p text:style-name="P221">儀式 的 明顯例子，跪拜、燒紙錢、祈雨舞、儀式感、活人獻祭。</text:p>
                                </text:list-item>
                              </text:list>
                            </text:list-item>
                            <text:list-item>
                              <text:p text:style-name="P223">存在、生存、生活 在 信念文明的 個體，有機率認定 眼見為憑、現象為憑。</text:p>
                              <text:list>
                                <text:list-item>
                                  <text:p text:style-name="P223">眼見為憑 是 該個體 使用 本能 感測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1">以 個體 為 中心思想。</text:p>
                        </text:list-item>
                        <text:list-item>
                          <text:p text:style-name="P221">以 信念法則 為中心思想。</text:p>
                        </text:list-item>
                      </text:list>
                    </text:list-item>
                    <text:list-item>
                      <text:p text:style-name="P221">物質文明。</text:p>
                      <text:list>
                        <text:list-item>
                          <text:p text:style-name="P224">以 科學 為中心思想。</text:p>
                          <text:list>
                            <text:list-item>
                              <text:p text:style-name="P225">維持、提升、昇華 科學、科技、物質生活。</text:p>
                            </text:list-item>
                            <text:list-item>
                              <text:p text:style-name="P225">存在、生存、生活 在 物質文明的 個體，有機率認定 感測為憑、因果為憑。</text:p>
                              <text:list>
                                <text:list-item>
                                  <text:p text:style-name="P226">感測為憑 是 該個體 使用 感測器、儀器、工具 感測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5">以 道 為中心思想。</text:p>
                        </text:list-item>
                        <text:list-item>
                          <text:p text:style-name="P225">以 肉質層法則 為中心思想。</text:p>
                        </text:list-item>
                      </text:list>
                    </text:list-item>
                    <text:list-item>
                      <text:p text:style-name="P221">精神文明。</text:p>
                      <text:list>
                        <text:list-item>
                          <text:p text:style-name="P222">以 精神 為中心思想。</text:p>
                          <text:list>
                            <text:list-item>
                              <text:p text:style-name="P221">維持、提升、昇華 思想、精神生活。</text:p>
                            </text:list-item>
                            <text:list-item>
                              <text:p text:style-name="P223">存在、生存、生活 在 精神文明的 個體，有機率認定 感受為憑、本身為憑。</text:p>
                              <text:list>
                                <text:list-item>
                                  <text:p text:style-name="P227">感受為憑 是 該個體 使用 感受、內心、意識 感測。</text:p>
                                  <text:list>
                                    <text:list-item>
                                      <text:p text:style-name="P376">（意識 的 描述在 <text:span text:style-name="T1">意識</text:span> 文件群的 <text:span text:style-name="T1">意識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1">以 德 為中心思想。</text:p>
                        </text:list-item>
                        <text:list-item>
                          <text:p text:style-name="P228">以 意識層法則 為中心思想。</text:p>
                        </text:list-item>
                      </text:list>
                    </text:list-item>
                  </text:list>
                </text:list-item>
                <text:list-item>
                  <text:p text:style-name="P221">新生文明。</text:p>
                  <text:list>
                    <text:list-item>
                      <text:p text:style-name="P221">物質文明、精神文明 均衡發展。</text:p>
                      <text:list>
                        <text:list-item>
                          <text:p text:style-name="P332"><text:span text:style-name="T60">物質文明、精神文明</text:span><text:span text:style-name="T61"> 的 提升、昇華，不能 顧此失彼。</text:span></text:p>
                        </text:list-item>
                        <text:list-item>
                          <text:p text:style-name="P333"><text:span text:style-name="T60">均衡發展 不是</text:span><text:span text:style-name="T66"> </text:span><text:span text:style-name="T117">50%</text:span><text:span text:style-name="T60">物質文明 </text:span><text:span text:style-name="T66">+ </text:span><text:span text:style-name="T117">50%</text:span><text:span text:style-name="T60">精神文明。</text:span></text:p>
                        </text:list-item>
                        <text:list-item>
                          <text:p text:style-name="P333"><text:span text:style-name="T60">均衡發展 是</text:span><text:span text:style-name="T117">（x%）</text:span><text:span text:style-name="T60">物質文明 </text:span><text:span text:style-name="T66">+</text:span><text:span text:style-name="T117">（100% - x%）</text:span><text:span text:style-name="T60">精神文明。</text:span></text:p>
                          <text:list>
                            <text:list-item>
                              <text:p text:style-name="P334"><text:span text:style-name="T117">100% </text:span><text:span text:style-name="T281">≥</text:span><text:span text:style-name="T117"> x% </text:span><text:span text:style-name="T281">≥</text:span><text:span text:style-name="T117"> </text:span><text:span text:style-name="T118">0%。</text:span></text:p>
                              <text:list>
                                <text:list-item>
                                  <text:p text:style-name="P100">x% 不是 剛體。</text:p>
                                </text:list-item>
                                <text:list-item>
                                  <text:p text:style-name="P101">x% 是 彈性體。</text:p>
                                </text:list-item>
                                <text:list-item>
                                  <text:p text:style-name="P102">x% 極端強烈相依於 該文明的（當下的、遙視的、數模預的）道、德、個體。</text:p>
                                </text:list-item>
                                <text:list-item>
                                  <text:p text:style-name="P335"><text:span text:style-name="T117">x% 極端強烈相依於 該文明的（當下的、遙視的、數模預的）</text:span><text:span text:style-name="T119">資源、原物料</text:span><text:span text:style-name="T117">。</text:span></text:p>
                                </text:list-item>
                                <text:list-item>
                                  <text:p text:style-name="P103">x% 極端強烈相依於 該文明的（當下的、遙視的、數模預的）內在物質。</text:p>
                                </text:list-item>
                                <text:list-item>
                                  <text:p text:style-name="P103">x% 極端強烈相依於 該文明的（當下的、遙視的、數模預的）外在環境。</text:p>
                                </text:list-item>
                                <text:list-item>
                                  <text:p text:style-name="P103">x% 極端強烈相依於 該文明的（當下的、遙視的、數模預的）一切。</text:p>
                                  <text:list>
                                    <text:list-item>
                                      <text:p text:style-name="P104">遙視的 是 遙視到 未來的。</text:p>
                                      <text:list>
                                        <text:list-item>
                                          <text:p text:style-name="P380"><text:span text:style-name="T117">（遙視 的 描述在 </text:span><text:span text:style-name="T148">_</text:span><text:span text:style-name="T116"> 文件群的 </text:span><text:span text:style-name="T147">遙視</text:span><text:span text:style-name="T117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3">數模預的 是 使用 某一特定法則層級 建立 數學模型，預測到 未來的。</text:p>
                                      <text:list>
                                        <text:list-item>
                                          <text:p text:style-name="P380"><text:span text:style-name="T117">（法則層級 的 描述在 </text:span><text:span text:style-name="T148">_傳</text:span><text:span text:style-name="T5">承</text:span><text:span text:style-name="T116"> 文件群的 </text:span><text:span text:style-name="T147">法則 與 層級</text:span><text:span text:style-name="T117">）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1">道、德、個體 均衡發展。</text:p>
                      <text:list>
                        <text:list-item>
                          <text:p text:style-name="P231">道、德、個體 的 提升、昇華，不能 顧此失彼。</text:p>
                        </text:list-item>
                        <text:list-item>
                          <text:p text:style-name="P381"><text:span text:style-name="T60">（相關內容 在 </text:span><text:span text:style-name="T4">文明三要素</text:span><text:span text:style-name="T60">）</text:span></text:p>
                        </text:list-item>
                      </text:list>
                    </text:list-item>
                    <text:list-item>
                      <text:p text:style-name="P221">所有的 法則層級 均衡發展。</text:p>
                      <text:list>
                        <text:list-item>
                          <text:p text:style-name="P229">所有的 法則層級 不是 局限於、被侷限在 肉質層法則、意識層法則。</text:p>
                        </text:list-item>
                        <text:list-item>
                          <text:p text:style-name="P229">所有的 法則層級 是 所有、一切的一切 的 法則層級。</text:p>
                        </text:list-item>
                        <text:list-item>
                          <text:p text:style-name="P377"><text:span text:style-name="T117">（法則層級 的 描述在 </text:span><text:span text:style-name="T151">_傳</text:span><text:span text:style-name="T2">承</text:span><text:span text:style-name="T200"> 文件群的 </text:span><text:span text:style-name="T153">法則 與 層級</text:span><text:span text:style-name="T117">）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1"><text:bookmark-start text:name="宇宙觀"/>宇宙觀<text:bookmark-end text:name="宇宙觀"/></text:p>
          <text:list>
            <text:list-item>
              <text:p text:style-name="P221">牛頓 <text:span text:style-name="T430">↔</text:span><text:span text:style-name="T352"> 被動機械宇宙觀。</text:span></text:p>
            </text:list-item>
            <text:list-item>
              <text:p text:style-name="P221">萊布尼茲 <text:span text:style-name="T430">↔</text:span><text:span text:style-name="T352"> 主動機械宇宙觀。</text:span></text:p>
            </text:list-item>
            <text:list-item>
              <text:p text:style-name="P230">本書 <text:span text:style-name="T430">↔</text:span><text:span text:style-name="T352"> 個體宇宙觀。</text:span></text:p>
              <text:list>
                <text:list-item>
                  <text:p text:style-name="P232">個體宇宙觀 的 明顯例子，宇宙胞。</text:p>
                </text:list-item>
                <text:list-item>
                  <text:p text:style-name="P336"><text:span text:style-name="T110">個體宇宙觀 的 明顯例子，&lt;_?3_&gt;個體。</text:span><text:span text:style-name="T27">、&lt;?</text:span><text:span text:style-name="T28">a&gt;個體（</text:span><text:span text:style-name="T26">n</text:span><text:span text:style-name="T29">≥a≥u</text:span><text:span text:style-name="T28">）</text:span><text:span text:style-name="T27">、&lt;?[A]&gt;個體</text:span><text:span text:style-name="T28">（</text:span><text:span text:style-name="T26">Λ</text:span><text:span text:style-name="T29">≥A≥V</text:span><text:span text:style-name="T32">）</text:span></text:p>
                </text:list-item>
                <text:list-item>
                  <text:p text:style-name="P233">個體宇宙觀 的 明顯例子，能量、儲量。</text:p>
                </text:list-item>
                <text:list-item>
                  <text:p text:style-name="P233">個體宇宙觀 的 明顯例子，肉質層、意識層。</text:p>
                </text:list-item>
                <text:list-item>
                  <text:p text:style-name="P234">個體宇宙觀 的 明顯例子，無機體、有機體、游離體。</text:p>
                </text:list-item>
                <text:list-item>
                  <text:p text:style-name="P234">抽象例子，假定，某一特定人類個體 蘊含 某一特定力個體。</text:p>
                  <text:list>
                    <text:list-item>
                      <text:p text:style-name="P234">對於 該力、該力個體 來說，該人類個體 是 宇宙。</text:p>
                      <text:list>
                        <text:list-item>
                          <text:p text:style-name="P234">該力、該力個體 有機率認定 該人類個體 是 宇宙。</text:p>
                          <text:list>
                            <text:list-item>
                              <text:p text:style-name="P337"><text:span text:style-name="T64">力 </text:span><text:span text:style-name="T65">是</text:span><text:span text:style-name="T113"> &lt;?1&gt;</text:span><text:span text:style-name="T65">個體。</text:span></text:p>
                            </text:list-item>
                            <text:list-item>
                              <text:p text:style-name="P337"><text:span text:style-name="T65">人類個體 是</text:span><text:span text:style-name="T113"> &lt;?2&gt;個</text:span><text:span text:style-name="T65">體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7"><text:span text:style-name="T63">假定，該</text:span><text:span text:style-name="T64">人類個體</text:span><text:span text:style-name="T63">的 一個生命週期 是</text:span><text:span text:style-name="T111"> </text:span><text:span text:style-name="T112">10000年</text:span><text:span text:style-name="T64">。</text:span></text:p>
                      <text:list>
                        <text:list-item>
                          <text:p text:style-name="P338"><text:span text:style-name="T64">一個生命週期 是 </text:span><text:span text:style-name="T47">成長期 →</text:span><text:span text:style-name="T63"> 成熟期 → 衰亡期。</text:span></text:p>
                        </text:list-item>
                        <text:list-item>
                          <text:p text:style-name="P338"><text:span text:style-name="T64">假定，該力的 </text:span><text:span text:style-name="T63">一個生命週期</text:span><text:span text:style-name="T111"> 是 </text:span><text:span text:style-name="T112">0.0001年</text:span><text:span text:style-name="T64">。</text:span></text:p>
                        </text:list-item>
                        <text:list-item>
                          <text:p text:style-name="P236">假定，該人類個體 在 成長期。</text:p>
                          <text:list>
                            <text:list-item>
                              <text:p text:style-name="P236">該力 有機率認定（該力 認定的）宇宙 正在 膨脹、綻放。</text:p>
                              <text:list>
                                <text:list-item>
                                  <text:p text:style-name="P236">原因很明顯，該力、該人類個體 的 尺度 相差太大。</text:p>
                                  <text:list>
                                    <text:list-item>
                                      <text:p text:style-name="P237">該力 進入到、跨越到，該人類個體 的 成熟期、衰亡期，的 機率 極低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6">假定，該人類個體 在 成熟期。</text:p>
                          <text:list>
                            <text:list-item>
                              <text:p text:style-name="P236">該力 有機率認定（該力 認定的）宇宙 是 絕對靜止宇宙、靜態宇宙、完美宇宙。</text:p>
                            </text:list-item>
                          </text:list>
                        </text:list-item>
                        <text:list-item>
                          <text:p text:style-name="P236">假定，該人類個體 在 衰亡期。</text:p>
                          <text:list>
                            <text:list-item>
                              <text:p text:style-name="P236">該力 有機率認定（該力 認定的）宇宙 正在 收縮、凋亡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5"><text:bookmark-start text:name="宇宙起源"/>宇宙起源<text:bookmark-end text:name="宇宙起源"/></text:p>
          <text:list>
            <text:list-item>
              <text:p text:style-name="P339"><text:span text:style-name="T47">人類 </text:span><text:span text:style-name="T431">↔</text:span><text:span text:style-name="T62"> 宇宙大爆炸理論</text:span><text:span text:style-name="T47">。</text:span></text:p>
            </text:list-item>
            <text:list-item>
              <text:p text:style-name="P339"><text:span text:style-name="T47">人類 </text:span><text:span text:style-name="T431">↔</text:span><text:span text:style-name="T62"> 宇宙暴漲理論。</text:span></text:p>
            </text:list-item>
            <text:list-item>
              <text:p text:style-name="P339"><text:span text:style-name="T62">本書</text:span><text:span text:style-name="T310"> </text:span><text:span text:style-name="T389">↔</text:span><text:span text:style-name="T307"> 個體宇宙觀。</text:span></text:p>
              <text:list>
                <text:list-item>
                  <text:p text:style-name="P382"><text:span text:style-name="T47">（個體宇宙觀 的 描述在 </text:span><text:span text:style-name="T3">_</text:span><text:span text:style-name="T47"> 文件群的 </text:span><text:span text:style-name="T4">宇宙觀</text:span><text:span text:style-name="T47">）</text:span></text:p>
                </text:list-item>
                <text:list-item>
                  <text:p text:style-name="P383"><text:span text:style-name="T47">（宇宙起源 的 相關描述 在 </text:span><text:span text:style-name="T3">_</text:span><text:span text:style-name="T47"> 文件群的 </text:span><text:span text:style-name="T6">宇宙 的 起源</text:span><text:span text:style-name="T47">）</text:span></text:p>
                </text:list-item>
              </text:list>
            </text:list-item>
          </text:list>
        </text:list-item>
        <text:list-item>
          <text:p text:style-name="P238"><text:bookmark-start text:name="工具"/>工具<text:bookmark-end text:name="工具"/></text:p>
          <text:list>
            <text:list-item>
              <text:p text:style-name="P238">通用型工具、特化型工具。</text:p>
              <text:list>
                <text:list-item>
                  <text:p text:style-name="P378">（相關內容 在 <text:span text:style-name="T1">_</text:span> 文件群的 <text:span text:style-name="T1">數學</text:span>）</text:p>
                </text:list-item>
                <text:list-item>
                  <text:p text:style-name="P378">（相關內容 在 <text:span text:style-name="T1">_</text:span> 文件群的 <text:span text:style-name="T1">語言</text:span>）</text:p>
                </text:list-item>
              </text:list>
            </text:list-item>
            <text:list-item>
              <text:p text:style-name="P239">工具 的 明顯例子。</text:p>
              <text:list>
                <text:list-item>
                  <text:p text:style-name="P239">人類，身體 是 大腦的 工具。</text:p>
                  <text:list>
                    <text:list-item>
                      <text:p text:style-name="P240">身體 維持、提升、昇華，大腦的 存在、生存、生活。</text:p>
                    </text:list-item>
                    <text:list-item>
                      <text:p text:style-name="P241">大腦 維持、提升、昇華，身體的 存在、生存、生活。</text:p>
                    </text:list-item>
                    <text:list-item>
                      <text:p text:style-name="P239">大腦、身體 共生。</text:p>
                    </text:list-item>
                  </text:list>
                </text:list-item>
                <text:list-item>
                  <text:p text:style-name="P238">人類，肉體 是 意識的 工具。<text:span text:style-name="T326">（肉質層 是 意識層的 工具）</text:span></text:p>
                  <text:list>
                    <text:list-item>
                      <text:p text:style-name="P240">肉體 維持、提升、昇華，意識的 存在、生存、生活。</text:p>
                    </text:list-item>
                    <text:list-item>
                      <text:p text:style-name="P241">意識 維持、提升、昇華，肉體的 存在、生存、生活。</text:p>
                    </text:list-item>
                    <text:list-item>
                      <text:p text:style-name="P242">意識、身體 共生。</text:p>
                    </text:list-item>
                  </text:list>
                </text:list-item>
                <text:list-item>
                  <text:p text:style-name="P238">人類，物質 是 精神的 工具。</text:p>
                  <text:list>
                    <text:list-item>
                      <text:p text:style-name="P240">物質 維持、提升、昇華，精神的 存在、生存、生活。</text:p>
                    </text:list-item>
                    <text:list-item>
                      <text:p text:style-name="P241">精神 維持、提升、昇華，物質的 存在、生存、生活。</text:p>
                    </text:list-item>
                    <text:list-item>
                      <text:p text:style-name="P242">精神、物質 共生。</text:p>
                    </text:list-item>
                  </text:list>
                </text:list-item>
                <text:list-item>
                  <text:p text:style-name="P243">人類，細胞 是 人體的 工具。<text:span text:style-name="T328">（&lt;?</text:span><text:span text:style-name="T329">2&gt;個體 是 &lt;_?3_&gt;個</text:span><text:span text:style-name="T331">體的 工具</text:span><text:span text:style-name="T326">）</text:span></text:p>
                  <text:list>
                    <text:list-item>
                      <text:p text:style-name="P242">細胞 維持、提升、昇華，人體的 存在、生存、生活。</text:p>
                    </text:list-item>
                    <text:list-item>
                      <text:p text:style-name="P241">人體 維持、提升、昇華，細胞的 存在、生存、生活。</text:p>
                    </text:list-item>
                    <text:list-item>
                      <text:p text:style-name="P242">人體、細胞 共生。</text:p>
                    </text:list-item>
                  </text:list>
                </text:list-item>
                <text:list-item>
                  <text:p text:style-name="P244">人類，人類個體 是 人類文明的 工具。<text:span text:style-name="T326">（個體 是 文明、生命、個體 的 工具）</text:span></text:p>
                  <text:list>
                    <text:list-item>
                      <text:p text:style-name="P244">人類個體 維持、提升、昇華，人類文明的 存在、生存、生活。</text:p>
                    </text:list-item>
                    <text:list-item>
                      <text:p text:style-name="P244">人類文明 維持、提升、昇華，人類個體的 存在、生存、生活。</text:p>
                    </text:list-item>
                    <text:list-item>
                      <text:p text:style-name="P244">人類文明、人類個體 共生。</text:p>
                    </text:list-item>
                  </text:list>
                </text:list-item>
              </text:list>
            </text:list-item>
            <text:list-item>
              <text:p text:style-name="P244">工具的 型態。</text:p>
              <text:list>
                <text:list-item>
                  <text:p text:style-name="P244">單工型工具。</text:p>
                  <text:list>
                    <text:list-item>
                      <text:p text:style-name="P244">明顯例子，奴役、剝削。</text:p>
                      <text:list>
                        <text:list-item>
                          <text:p text:style-name="P244">明顯例子，人類、肉雞。</text:p>
                        </text:list-item>
                      </text:list>
                    </text:list-item>
                  </text:list>
                </text:list-item>
                <text:list-item>
                  <text:p text:style-name="P244">半雙工型工具。</text:p>
                  <text:list>
                    <text:list-item>
                      <text:p text:style-name="P244">明顯例子，共生。</text:p>
                      <text:list>
                        <text:list-item>
                          <text:p text:style-name="P244">明顯例子，蜜蜂、植物。</text:p>
                        </text:list-item>
                      </text:list>
                    </text:list-item>
                  </text:list>
                </text:list-item>
                <text:list-item>
                  <text:p text:style-name="P244">雙工型工具。</text:p>
                  <text:list>
                    <text:list-item>
                      <text:p text:style-name="P245">明顯例子，共生。</text:p>
                      <text:list>
                        <text:list-item>
                          <text:p text:style-name="P245">明顯例子，蜜蜂、蜂巢。</text:p>
                        </text:list-item>
                        <text:list-item>
                          <text:p text:style-name="P245">明顯例子，人類個體、人類文明個體。</text:p>
                        </text:list-item>
                        <text:list-item>
                          <text:p text:style-name="P245">明顯例子，細胞個體、人類個體。<text:span text:style-name="T328">（力個體、人類個體）（&lt;?</text:span><text:span text:style-name="T330">2&gt;個體、&lt;_?3_&gt;個體）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4">工具的 認知。</text:p>
              <text:list>
                <text:list-item>
                  <text:p text:style-name="P279">假定，某一特定個體 設計、製造、使用 某一特定工具個體。</text:p>
                </text:list-item>
                <text:list-item>
                  <text:p text:style-name="P279">該工具個體 有機率沒有 意識。</text:p>
                  <text:list>
                    <text:list-item>
                      <text:p text:style-name="P280">明顯例子，鐵鎚。</text:p>
                      <text:list>
                        <text:list-item>
                          <text:p text:style-name="P280">該個體 使用 鐵鎚 敲擊 釘子。</text:p>
                        </text:list-item>
                      </text:list>
                    </text:list-item>
                  </text:list>
                </text:list-item>
                <text:list-item>
                  <text:p text:style-name="P279">該工具個體 有機率有 意識。</text:p>
                  <text:list>
                    <text:list-item>
                      <text:p text:style-name="P279">該工具個體 有機率有 認知到 自己是 工具。</text:p>
                      <text:list>
                        <text:list-item>
                          <text:p text:style-name="P281">該個體 潛意識、主意識 進行（該個體 期望的、預期的）思想、決策、行動。</text:p>
                        </text:list-item>
                        <text:list-item>
                          <text:p text:style-name="P281">明顯例子，蜜蜂。</text:p>
                          <text:list>
                            <text:list-item>
                              <text:p text:style-name="P282">蜜蜂 潛意識、主意識 採集花蜜。</text:p>
                            </text:list-item>
                            <text:list-item>
                              <text:p text:style-name="P282">蜜蜂、蜂巢 共生。</text:p>
                              <text:list>
                                <text:list-item>
                                  <text:p text:style-name="P282">蜜蜂 是 蜂巢的 存活工具。</text:p>
                                </text:list-item>
                                <text:list-item>
                                  <text:p text:style-name="P282">蜂巢 是 蜜蜂的 食住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9">該工具個體 有機率沒有 認知到 自己是 工具。</text:p>
                      <text:list>
                        <text:list-item>
                          <text:p text:style-name="P279">該個體 無意識、潛意識 進行（該個體 期望的、預期的）思想、決策、行動。</text:p>
                        </text:list-item>
                        <text:list-item>
                          <text:p text:style-name="P280">明顯例子，蜜蜂。</text:p>
                          <text:list>
                            <text:list-item>
                              <text:p text:style-name="P282">蜜蜂 無意識、潛意識 撒播花粉。</text:p>
                            </text:list-item>
                            <text:list-item>
                              <text:p text:style-name="P282">蜜蜂、植物 共生。</text:p>
                              <text:list>
                                <text:list-item>
                                  <text:p text:style-name="P282">蜜蜂 是 植物的 繁衍工具。</text:p>
                                </text:list-item>
                                <text:list-item>
                                  <text:p text:style-name="P282">植物 是 蜜蜂的 存活工具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44"><text:bookmark-start text:name="血液"/>血液<text:bookmark-end text:name="血液"/></text:p>
          <text:list>
            <text:list-item>
              <text:p text:style-name="P244">血液的 存在、變化，產生 肉質層的一切 的 存在、變化。</text:p>
              <text:list>
                <text:list-item>
                  <text:p text:style-name="P244">明顯例子，血液的 存在、變化，產生 情緒的 狀態、狀態轉移。</text:p>
                </text:list-item>
                <text:list-item>
                  <text:p text:style-name="P244">血液 <text:span text:style-name="T432">↔</text:span><text:span text:style-name="T353"> 液體。</text:span></text:p>
                </text:list-item>
              </text:list>
            </text:list-item>
            <text:list-item>
              <text:p text:style-name="P244">明顯例子，假定，某一特定人類個體 是由 固體、液體、氣體 組成。</text:p>
              <text:list>
                <text:list-item>
                  <text:p text:style-name="P244">固體 產生 輪廓、外型、關節、夾層、保護層。</text:p>
                  <text:list>
                    <text:list-item>
                      <text:p text:style-name="P246">明顯例子，骨頭、肌肉、皮膚。</text:p>
                      <text:list>
                        <text:list-item>
                          <text:p text:style-name="P357"><text:span text:style-name="T300">明顯</text:span><text:span text:style-name="T299">例子，骨頭</text:span><text:span text:style-name="T295">（本身）。</text:span></text:p>
                        </text:list-item>
                        <text:list-item>
                          <text:p text:style-name="P246"><text:span text:style-name="T354">明顯</text:span>例子，骨頭<text:span text:style-name="T85"> 包覆的 鈣</text:span>。</text:p>
                        </text:list-item>
                        <text:list-item>
                          <text:p text:style-name="P246"><text:span text:style-name="T354">明顯</text:span>例子，骨頭 蘊含的 光、力。</text:p>
                        </text:list-item>
                      </text:list>
                    </text:list-item>
                  </text:list>
                </text:list-item>
                <text:list-item>
                  <text:p text:style-name="P244">液體 產生（相對）緩慢而持久的 狀態、狀態轉移。</text:p>
                  <text:list>
                    <text:list-item>
                      <text:p text:style-name="P244">抽象例子，血液。</text:p>
                      <text:list>
                        <text:list-item>
                          <text:p text:style-name="P358"><text:span text:style-name="T300">明顯</text:span><text:span text:style-name="T299">例子，</text:span><text:span text:style-name="T295">血液（本身）。</text:span></text:p>
                        </text:list-item>
                        <text:list-item>
                          <text:p text:style-name="P247"><text:span text:style-name="T354">明顯</text:span>例子，<text:span text:style-name="T86">血液 包覆的 </text:span>紅血球。</text:p>
                        </text:list-item>
                        <text:list-item>
                          <text:p text:style-name="P247"><text:span text:style-name="T354">明顯</text:span>例子，血液 蘊含的 光、力。</text:p>
                        </text:list-item>
                      </text:list>
                    </text:list-item>
                  </text:list>
                </text:list-item>
                <text:list-item>
                  <text:p text:style-name="P244">氣體 產生（相對）快速而短暫的 狀態、狀態轉移。</text:p>
                  <text:list>
                    <text:list-item>
                      <text:p text:style-name="P244">明顯例子，肺泡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4"><text:bookmark-start text:name="鑽石"/>鑽石<text:bookmark-end text:name="鑽石"/></text:p>
          <text:list>
            <text:list-item>
              <text:p text:style-name="P248">碳。</text:p>
              <text:list>
                <text:list-item>
                  <text:p text:style-name="P248">鑽石 是 碳。</text:p>
                </text:list-item>
                <text:list-item>
                  <text:p text:style-name="P248">鑽石 是 透明的 碳。</text:p>
                </text:list-item>
                <text:list-item>
                  <text:p text:style-name="P248">鑽石 是 在（人類 認定的）可見光（光譜）之內，透明的 碳。</text:p>
                </text:list-item>
              </text:list>
            </text:list-item>
          </text:list>
        </text:list-item>
        <text:list-item>
          <text:p text:style-name="P248"><text:bookmark-start text:name="免費能源"/>免費能源<text:bookmark-end text:name="免費能源"/></text:p>
          <text:list>
            <text:list-item>
              <text:p text:style-name="P249">明顯例子，光、電磁波。</text:p>
              <text:list>
                <text:list-item>
                  <text:p text:style-name="P249">明顯例子，來源，月光、太陽風、宇宙射線。</text:p>
                  <text:list>
                    <text:list-item>
                      <text:p text:style-name="P249">月光、太陽風、宇宙輻射 <text:span text:style-name="T433">↔</text:span><text:span text:style-name="T379"> 攝取 核融合、粒子加速機 的 輸出。</text:span></text:p>
                    </text:list-item>
                    <text:list-item>
                      <text:p text:style-name="P250"><text:span text:style-name="T355">地球文明 </text:span>不需要浪費 勞動力、創造力、專注力、時間、空間、資源 在 輸入、處理。</text:p>
                    </text:list-item>
                    <text:list-item>
                      <text:p text:style-name="P283">地球文明 有機率 設計、製造、使用、維護 能量轉換工具。</text:p>
                    </text:list-item>
                    <text:list-item>
                      <text:p text:style-name="P283">地球文明 有機率 保養、修復、優化、昇華 能量轉換工具。</text:p>
                      <text:list>
                        <text:list-item>
                          <text:p text:style-name="P251">明顯例子，假定，<text:span text:style-name="T355">能量轉換工具 是 現有本能、現有資源、現有工具。</text:span></text:p>
                          <text:list>
                            <text:list-item>
                              <text:p text:style-name="P284">地球文明 不用、不需要 設計、製造。</text:p>
                            </text:list-item>
                            <text:list-item>
                              <text:p text:style-name="P252">地球文明 <text:span text:style-name="T355">有機率</text:span> 使用、<text:span text:style-name="T355">保養、修復、優化、昇華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5">地球文明 無為、無感、自然、自然而然、理所當然，攝取 輸出。</text:p>
                    </text:list-item>
                  </text:list>
                </text:list-item>
                <text:list-item>
                  <text:p text:style-name="P248">種類。</text:p>
                  <text:list>
                    <text:list-item>
                      <text:p text:style-name="P253">（人類 認定的）可見光、不可見光。</text:p>
                    </text:list-item>
                    <text:list-item>
                      <text:p text:style-name="P254">（人類 認定的）可見光、微波、宇宙射線、高頻電磁波、中頻電磁波、低頻電磁波。</text:p>
                    </text:list-item>
                    <text:list-item>
                      <text:p text:style-name="P248">能夠穿透（人類 認定的）烏雲、雲朵、雲層 的 光、電磁波。</text:p>
                    </text:list-item>
                  </text:list>
                </text:list-item>
                <text:list-item>
                  <text:p text:style-name="P255">明顯例子，外太空，中繼站，使用 <text:span text:style-name="T86">RLC電</text:span>路 接收 光、電磁波。</text:p>
                  <text:list>
                    <text:list-item>
                      <text:p text:style-name="P256"><text:span text:style-name="T86">RLC電</text:span>路 的 明顯例子，（人類 認定的）<text:span text:style-name="T86">W</text:span><text:span text:style-name="T115">iFi電路</text:span><text:span text:style-name="T86">。</text:span></text:p>
                      <text:list>
                        <text:list-item>
                          <text:p text:style-name="P256"><text:span text:style-name="T85">W</text:span><text:span text:style-name="T199">iFi電路 </text:span>是 發出、接收 <text:span text:style-name="T85">光、電磁波 的 電路。</text:span></text:p>
                        </text:list-item>
                      </text:list>
                    </text:list-item>
                    <text:list-item>
                      <text:p text:style-name="P255">光、電磁波 轉換成 某一特定 光譜、電磁波頻率，傳輸到 地球、地球大氣。</text:p>
                      <text:list>
                        <text:list-item>
                          <text:p text:style-name="P257">某一特定電磁波頻率 的 明顯例子，舒曼波<text:span text:style-name="T86">、</text:span><text:span text:style-name="T114">8</text:span><text:span text:style-name="T198">（Hz）電磁波</text:span>。</text:p>
                        </text:list-item>
                        <text:list-item>
                          <text:p text:style-name="P258">明顯例子，某一特定<text:span text:style-name="T86">RLC電</text:span>路。</text:p>
                          <text:list>
                            <text:list-item>
                              <text:p text:style-name="P258">該<text:span text:style-name="T85">RLC</text:span>電路 接收 外太空的 微波、宇宙射線。</text:p>
                            </text:list-item>
                            <text:list-item>
                              <text:p text:style-name="P258">該<text:span text:style-name="T85">RLC</text:span>電路 發出 舒曼波<text:span text:style-name="T86">、</text:span><text:span text:style-name="T114">8</text:span><text:span text:style-name="T198">（Hz）電磁波</text:span>，到 地球、地球大氣。</text:p>
                            </text:list-item>
                          </text:list>
                        </text:list-item>
                        <text:list-item>
                          <text:p text:style-name="P257">抽象例子，網際網路、伺服器、雲端。</text:p>
                        </text:list-item>
                      </text:list>
                    </text:list-item>
                    <text:list-item>
                      <text:p text:style-name="P255">接收到 該光譜、該電磁波頻率 的 電器，轉換成 直流電。</text:p>
                      <text:list>
                        <text:list-item>
                          <text:p text:style-name="P259">抽象例子，區域網路、終端機、終端用戶。</text:p>
                        </text:list-item>
                      </text:list>
                    </text:list-item>
                    <text:list-item>
                      <text:p text:style-name="P260">中繼站 的 明顯例子，<text:span text:style-name="T355">浮萍型能量轉換工具。</text:span></text:p>
                    </text:list-item>
                    <text:list-item>
                      <text:p text:style-name="P261">中繼站 的 明顯例子，（人類 認定的）人造衛星、太空電梯<text:span text:style-name="T355">。</text:span></text:p>
                    </text:list-item>
                    <text:list-item>
                      <text:p text:style-name="P262">明顯例子，架設 中繼站 在（人類 認定的）平流層、外太空、拉格朗日。</text:p>
                    </text:list-item>
                  </text:list>
                </text:list-item>
                <text:list-item>
                  <text:p text:style-name="P263">明顯例子，地球，中繼站。</text:p>
                  <text:list>
                    <text:list-item>
                      <text:p text:style-name="P263">明顯例子，沃登克里夫塔（特斯拉）。</text:p>
                    </text:list-item>
                  </text:list>
                </text:list-item>
                <text:list-item>
                  <text:p text:style-name="P255">明顯例子，地球，終端機，使用 <text:span text:style-name="T86">RLC電</text:span>路 接收 光、電磁波。</text:p>
                  <text:list>
                    <text:list-item>
                      <text:p text:style-name="P255">光、電磁波 轉換成 直流電。</text:p>
                      <text:list>
                        <text:list-item>
                          <text:p text:style-name="P264">抽象例子，區域網路、終端機、終端用戶。</text:p>
                        </text:list-item>
                      </text:list>
                    </text:list-item>
                    <text:list-item>
                      <text:p text:style-name="P248">直流電 直接轉換成 能源，提供給 電器。</text:p>
                    </text:list-item>
                    <text:list-item>
                      <text:p text:style-name="P265">明顯例子，設計、製造、使用 某一特定<text:span text:style-name="T86">RLC電</text:span>路 接收 微波、宇宙射線。</text:p>
                      <text:list>
                        <text:list-item>
                          <text:p text:style-name="P266"><text:span text:style-name="T86">該RLC電</text:span>路，輸入 微波、宇宙射線，輸出 直流電，提供給 電器。</text:p>
                          <text:list>
                            <text:list-item>
                              <text:p text:style-name="P267">微波、宇宙射線 轉換成 直流電。</text:p>
                            </text:list-item>
                            <text:list-item>
                              <text:p text:style-name="P268">直流電 直接轉換成 能源，提供給 電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68">明顯例子，溫度差。</text:p>
              <text:list>
                <text:list-item>
                  <text:p text:style-name="P268">明顯例子，太空電梯。</text:p>
                  <text:list>
                    <text:list-item>
                      <text:p text:style-name="P269">地表溫度、太空溫度 之間的 溫度差 →<text:span text:style-name="T380"> 產生 電流</text:span> →<text:span text:style-name="T380"> 直流電。</text:span></text:p>
                      <text:list>
                        <text:list-item>
                          <text:p text:style-name="P270">尼古拉<text:span text:style-name="T227">·特斯拉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68"><text:bookmark-start text:name="平行宇宙"/>平行宇宙<text:bookmark-end text:name="平行宇宙"/></text:p>
          <text:list>
            <text:list-item>
              <text:p text:style-name="P268">平行宇宙 是（人類 認定的）平行宇宙、複製出另一個宇宙。</text:p>
            </text:list-item>
            <text:list-item>
              <text:p text:style-name="P268">某一特定個體 做出 不同的 思想、決策、行動，不會 產生 平行宇宙。</text:p>
              <text:list>
                <text:list-item>
                  <text:p text:style-name="P268">明顯例子，假定，某一特定人類個體 蘊含 某一特定力個體。</text:p>
                  <text:list>
                    <text:list-item>
                      <text:p text:style-name="P271">該力個體 做出 不同的 思想、決策、行動。</text:p>
                    </text:list-item>
                    <text:list-item>
                      <text:p text:style-name="P271">不會 複製出 另一個人類個體。</text:p>
                    </text:list-item>
                  </text:list>
                </text:list-item>
                <text:list-item>
                  <text:p text:style-name="P272">明顯例子，假定，某一特定人類個體 包覆 某一特定細胞個體。</text:p>
                  <text:list>
                    <text:list-item>
                      <text:p text:style-name="P271">該細胞個體 做出 不同的 思想、決策、行動。</text:p>
                    </text:list-item>
                    <text:list-item>
                      <text:p text:style-name="P271">不會 複製出 另一個人類個體。</text:p>
                    </text:list-item>
                  </text:list>
                </text:list-item>
                <text:list-item>
                  <text:p text:style-name="P273">明顯例子，假定，（人類 認定的）<text:span text:style-name="T356">費米子 </text:span>做出 不同的 思想、決策、行動。</text:p>
                  <text:list>
                    <text:list-item>
                      <text:p text:style-name="P274"><text:span text:style-name="T356">費米子 基於</text:span>（人類 認定的）<text:span text:style-name="T189">布朗運動、混沌理論 </text:span>做出 不同的 思想、決策、行動。</text:p>
                    </text:list-item>
                    <text:list-item>
                      <text:p text:style-name="P273">不會 產生 平行宇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3"><text:bookmark-start text:name="宇宙常數"/>宇宙常數<text:bookmark-end text:name="宇宙常數"/></text:p>
          <text:list>
            <text:list-item>
              <text:p text:style-name="P273">宇宙常數 的 明顯例子<text:span text:style-name="T85">，萬有引力常數、光速、普朗克常數</text:span><text:span text:style-name="T202">、圓周率、三角函數恆等式</text:span>。</text:p>
            </text:list-item>
            <text:list-item>
              <text:p text:style-name="P275">宇宙常數 的 明顯例子<text:span text:style-name="T85">，</text:span>萬物法則、投影世界觀、（人類 認定的）常數、物理定律、化學反應。</text:p>
            </text:list-item>
            <text:list-item>
              <text:p text:style-name="P273">宇宙常數 極端相<text:span text:style-name="T86">依於 &lt;_?</text:span><text:span text:style-name="T120">3_&gt;個</text:span><text:span text:style-name="T357">體的 幾何形狀、材料特性、內在物質、內部機制、外在環境。</text:span></text:p>
              <text:list>
                <text:list-item>
                  <text:p text:style-name="P276"><text:span text:style-name="T86">&lt;_?</text:span><text:span text:style-name="T120">3_&gt;個</text:span><text:span text:style-name="T357">體的</text:span> 是 <text:span text:style-name="T86">&lt;_?</text:span><text:span text:style-name="T120">3_&gt;個</text:span><text:span text:style-name="T357">體 </text:span>當下的當下 的<text:span text:style-name="T357">。</text:span></text:p>
                  <text:list>
                    <text:list-item>
                      <text:p text:style-name="P277">明顯例子，宇宙常數 極端相<text:span text:style-name="T86">依於 &lt;_?</text:span><text:span text:style-name="T120">3_&gt;個</text:span><text:span text:style-name="T357">體 </text:span>當下的當下 的<text:span text:style-name="T86"> </text:span><text:span text:style-name="T357">幾何形狀、材料特性。</text:span></text:p>
                    </text:list-item>
                    <text:list-item>
                      <text:p text:style-name="P277">宇宙常數 不是 剛體。</text:p>
                    </text:list-item>
                    <text:list-item>
                      <text:p text:style-name="P278">宇宙常數 是 彈性體、塑性體。</text:p>
                    </text:list-item>
                  </text:list>
                </text:list-item>
                <text:list-item>
                  <text:p text:style-name="P273">明顯例子，彈簧常數 極端相依於 彈簧的 材料特性、雜質分布。</text:p>
                  <text:list>
                    <text:list-item>
                      <text:p text:style-name="P273"><text:span text:style-name="T85">F = </text:span><text:span text:style-name="T201">k * x</text:span><text:span text:style-name="T358">。</text:span></text:p>
                      <text:list>
                        <text:list-item>
                          <text:p text:style-name="P273"><text:span text:style-name="T86">F 是</text:span> 力。</text:p>
                        </text:list-item>
                        <text:list-item>
                          <text:p text:style-name="P286"><text:span text:style-name="T86">k 是</text:span> 彈簧常數。</text:p>
                        </text:list-item>
                        <text:list-item>
                          <text:p text:style-name="P286"><text:span text:style-name="T85">x 是</text:span> 彈簧壓縮長度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6"><text:bookmark-start text:name="維度棋"/>維度棋<text:bookmark-end text:name="維度棋"/><text:span text:style-name="T35">（維度棋 也能 跨領域移植，明顯例子，撲克牌、人生遊戲、唱歌、跳舞、網球、生命）</text:span></text:p>
          <text:list>
            <text:list-item>
              <text:p text:style-name="P286">維度棋 是 <text:span text:style-name="T203">n</text:span><text:span text:style-name="T359">維棋。</text:span><text:span text:style-name="T35">（有興趣的 專家讀者 自行研究）</text:span></text:p>
            </text:list-item>
            <text:list-item>
              <text:p text:style-name="P286">明顯例子，正方形型黑白棋、長方形型象棋、圓柱形型跳棋、圓錐形型圍棋、<text:span text:style-name="T85">工</text:span>形型複合型棋。</text:p>
              <text:list>
                <text:list-item>
                  <text:p text:style-name="P288"><text:span text:style-name="T358">正方形型黑白棋 是 </text:span><text:span text:style-name="T85">n</text:span>維<text:span text:style-name="T358">正方形型黑白棋。</text:span></text:p>
                  <text:list>
                    <text:list-item>
                      <text:p text:style-name="P289"><text:span text:style-name="T358">正方形型黑白棋 是 </text:span><text:span text:style-name="T85">n</text:span>維<text:span text:style-name="T121">m個</text:span><text:span text:style-name="T361">棋盤的正方形型黑白棋。</text:span></text:p>
                    </text:list-item>
                    <text:list-item>
                      <text:p text:style-name="P290"><text:span text:style-name="T358">正方形型黑白棋 是 </text:span><text:span text:style-name="T85">n</text:span>維<text:span text:style-name="T121">m個</text:span><text:span text:style-name="T361">棋盤</text:span><text:span text:style-name="T208">p</text:span><text:span text:style-name="T361">個玩家的正方形型黑白棋。</text:span></text:p>
                      <text:list>
                        <text:list-item>
                          <text:p text:style-name="P290">玩家 之間 有機率 對抗、合作、共生。<text:span text:style-name="T36">（明顯例子，生命，發展出 各種各樣的生態）</text:span></text:p>
                        </text:list-item>
                        <text:list-item>
                          <text:p text:style-name="P290">明顯例子<text:span text:style-name="T86">，</text:span><text:span text:style-name="T124">2</text:span><text:span text:style-name="T360">維正方形型</text:span><text:span text:style-name="T204">黑白棋。</text:span></text:p>
                          <text:list>
                            <text:list-item>
                              <text:p text:style-name="P290"><text:span text:style-name="T122">2維的 1</text:span><text:span text:style-name="T121">個正方形棋盤的 2個玩</text:span><text:span text:style-name="T361">家的 </text:span><text:span text:style-name="T204">黑白棋 是（人類 認定的）黑白棋。</text:span></text:p>
                            </text:list-item>
                            <text:list-item>
                              <text:p text:style-name="P291">明顯例子，<text:span text:style-name="T211">2</text:span><text:span text:style-name="T360">維</text:span><text:span text:style-name="T122">的 3個</text:span><text:span text:style-name="T360">正方形棋盤的 </text:span><text:span text:style-name="T204">黑白棋。</text:span></text:p>
                              <text:list>
                                <text:list-item>
                                  <text:p text:style-name="P291"><text:span text:style-name="T126">3</text:span><text:span text:style-name="T122">個</text:span><text:span text:style-name="T360">棋盤 的 大小 有機率 不同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2">明顯例子，<text:span text:style-name="T205">3</text:span><text:span text:style-name="T360">維正方形型</text:span><text:span text:style-name="T204">黑白棋 是 立體的 黑白棋。</text:span></text:p>
                          <text:list>
                            <text:list-item>
                              <text:p text:style-name="P293">明顯例子，<text:span text:style-name="T205">3</text:span><text:span text:style-name="T360">維的 </text:span><text:span text:style-name="T122">2個</text:span><text:span text:style-name="T360">正方形棋盤的 </text:span><text:span text:style-name="T204">黑白棋。</text:span></text:p>
                            </text:list-item>
                            <text:list-item>
                              <text:p text:style-name="P293">明顯例子，<text:span text:style-name="T123">3</text:span><text:span text:style-name="T122">維</text:span><text:span text:style-name="T360">的 </text:span><text:span text:style-name="T122">3個</text:span><text:span text:style-name="T360">正方形棋盤的 </text:span><text:span text:style-name="T204">黑白棋。</text:span></text:p>
                              <text:list>
                                <text:list-item>
                                  <text:p text:style-name="P294"><text:span text:style-name="T216">3</text:span><text:span text:style-name="T204">個</text:span><text:span text:style-name="T360">棋盤 的 大小 有機率 不同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95"><text:span text:style-name="T201">工</text:span><text:span text:style-name="T358">形型複合型棋 是 </text:span><text:span text:style-name="T85">n</text:span>維<text:span text:style-name="T201">工</text:span><text:span text:style-name="T358">形型複合型棋。</text:span></text:p>
                  <text:list>
                    <text:list-item>
                      <text:p text:style-name="P295"><text:span text:style-name="T201">工</text:span><text:span text:style-name="T358">形型複合型棋 是 </text:span><text:span text:style-name="T85">n</text:span>維<text:span text:style-name="T217">m個</text:span><text:span text:style-name="T361">棋盤的</text:span><text:span text:style-name="T201">工</text:span><text:span text:style-name="T358">形型複合型棋。</text:span></text:p>
                    </text:list-item>
                    <text:list-item>
                      <text:p text:style-name="P295"><text:span text:style-name="T201">工</text:span><text:span text:style-name="T358">形型複合型棋 是 </text:span><text:span text:style-name="T85">n</text:span>維<text:span text:style-name="T217">m個</text:span><text:span text:style-name="T361">棋盤</text:span><text:span text:style-name="T208">p</text:span><text:span text:style-name="T361">個玩家的</text:span><text:span text:style-name="T201">工</text:span><text:span text:style-name="T358">形型複合型棋。</text:span></text:p>
                      <text:list>
                        <text:list-item>
                          <text:p text:style-name="P295">明顯例子，<text:span text:style-name="T205">3</text:span><text:span text:style-name="T204">維</text:span><text:span text:style-name="T360">的 </text:span><text:span text:style-name="T204">3個</text:span><text:span text:style-name="T360">正方形棋盤的 </text:span><text:span text:style-name="T204">黑白棋、五子棋、圍棋。</text:span></text:p>
                          <text:list>
                            <text:list-item>
                              <text:p text:style-name="P296"><text:span text:style-name="T204">第</text:span><text:span text:style-name="T218">1個</text:span><text:span text:style-name="T204">棋盤 是 尺寸相對較大的</text:span><text:span text:style-name="T360">正方形</text:span><text:span text:style-name="T204">棋盤、黑白棋。</text:span></text:p>
                            </text:list-item>
                            <text:list-item>
                              <text:p text:style-name="P297"><text:span text:style-name="T204">第</text:span><text:span text:style-name="T218">2個</text:span><text:span text:style-name="T204">棋盤 是 尺寸相對較小的</text:span><text:span text:style-name="T360">正方形</text:span><text:span text:style-name="T204">棋盤、五子棋。</text:span></text:p>
                            </text:list-item>
                            <text:list-item>
                              <text:p text:style-name="P297"><text:span text:style-name="T204">第</text:span><text:span text:style-name="T218">3個</text:span><text:span text:style-name="T204">棋盤 是 尺寸相對較大的</text:span><text:span text:style-name="T360">正方形</text:span><text:span text:style-name="T204">棋盤、圍棋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5">遊戲規則。</text:p>
              <text:list>
                <text:list-item>
                  <text:p text:style-name="P105">觸發 某一特定條件 才能 移動、改變、行動、存在、變化。</text:p>
                  <text:list>
                    <text:list-item>
                      <text:p text:style-name="P298"><text:span text:style-name="T204">明顯例子，假定，有 2個玩家 在玩 </text:span><text:span text:style-name="T123">3</text:span><text:span text:style-name="T122">維3個</text:span><text:span text:style-name="T360">棋盤</text:span><text:span text:style-name="T204">2</text:span><text:span text:style-name="T360">個玩家的正方形型</text:span><text:span text:style-name="T204">黑白棋</text:span><text:span text:style-name="T206">。</text:span></text:p>
                      <text:list>
                        <text:list-item>
                          <text:p text:style-name="P299"><text:span text:style-name="T206">假定，第1個棋盤 是 某一特定玩家 在，上一回合的 第</text:span><text:span text:style-name="T210">3</text:span><text:span text:style-name="T206">個棋盤 沒有 行動，該玩家 才能 行動。</text:span></text:p>
                        </text:list-item>
                        <text:list-item>
                          <text:p text:style-name="P300"><text:span text:style-name="T206">假定，第</text:span><text:span text:style-name="T207">2</text:span><text:span text:style-name="T206">個棋盤 是 某一特定玩家 在 第</text:span><text:span text:style-name="T207">1</text:span><text:span text:style-name="T206">個棋盤 有 一次翻過對方3個棋子（以上），該玩家 才能 行動。</text:span></text:p>
                        </text:list-item>
                        <text:list-item>
                          <text:p text:style-name="P106">假定，第3個棋盤 是 某一特定玩家 在 第1個棋盤、第2個棋盤（投影）的 某一特定位置，同時有 自己的 棋子，該玩家 才能 下在 該位置。</text:p>
                          <text:list>
                            <text:list-item>
                              <text:p text:style-name="P300"><text:span text:style-name="T206">所有</text:span><text:span text:style-name="T212">棋盤的 大小 有機率 不同。</text:span></text:p>
                            </text:list-item>
                            <text:list-item>
                              <text:p text:style-name="P113">投影 是 線性投影、非線性投影。</text:p>
                              <text:list>
                                <text:list-item>
                                  <text:p text:style-name="P301"><text:span text:style-name="T212">線性投影 的 </text:span><text:span text:style-name="T206">明顯例子，正角投影、垂直投影、線性投影。</text:span></text:p>
                                </text:list-item>
                                <text:list-item>
                                  <text:p text:style-name="P301"><text:span text:style-name="T212">非線型投影 的 </text:span><text:span text:style-name="T206">明顯例子，</text:span><text:span text:style-name="T212">正規化</text:span><text:span text:style-name="T206">投影、遮罩型投影、卷積型投影。</text:span></text:p>
                                  <text:list>
                                    <text:list-item>
                                      <text:p text:style-name="P107">遮罩 的 明顯例子，影像處理 認定的 遮罩。</text:p>
                                      <text:list>
                                        <text:list-item>
                                          <text:p text:style-name="P108">抽象例子，假定，某一特定遮罩 是 第1個棋盤的 遮罩。</text:p>
                                          <text:list>
                                            <text:list-item>
                                              <text:p text:style-name="P302"><text:span text:style-name="T206">假定，該遮罩 是 </text:span><text:span text:style-name="T213">3 * 3 的（</text:span><text:span text:style-name="T214">2維）</text:span><text:span text:style-name="T213">遮罩。</text:span></text:p>
                                            </text:list-item>
                                            <text:list-item>
                                              <text:p text:style-name="P114">假定，該遮罩的 權重 都是 0.1。</text:p>
                                            </text:list-item>
                                            <text:list-item>
                                              <text:p text:style-name="P114">假定，總和 超過 0.5 才認定 有 棋子。</text:p>
                                            </text:list-item>
                                            <text:list-item>
                                              <text:p text:style-name="P114">該遮罩 當中，有 5個 棋子（以上）才認定 有棋子。</text:p>
                                            </text:list-item>
                                            <text:list-item>
                                              <text:p text:style-name="P115">原因很明顯，閥值 / 權重 = 認定 有棋子 的（最少）棋子數量。</text:p>
                                            </text:list-item>
                                            <text:list-item>
                                              <text:p text:style-name="P308"><text:span text:style-name="T213">原因很明顯，0.</text:span><text:span text:style-name="T85">5 / 0.1 = 5。</text:span></text:p>
                                            </text:list-item>
                                            <text:list-item>
                                              <text:p text:style-name="P308"><text:span text:style-name="T85">假定，第1個棋盤的非線性投影、</text:span><text:span text:style-name="T215">第2個棋盤的該位置 都有棋子。</text:span></text:p>
                                            </text:list-item>
                                            <text:list-item>
                                              <text:p text:style-name="P116">該玩家 能夠（選擇 要、不要）下在 該位置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9">卷積 的 明顯例子，類神經網路 認定的 卷積。</text:p>
                                      <text:list>
                                        <text:list-item>
                                          <text:p text:style-name="P109">卷積後，某一特定位置 超過 某一特定閥值，認定 該位置 有 棋子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6">假定，（該遊戲 所有的）遊戲規則 都跟 投影、幾何、空間 無關、沒有相關性。</text:p>
                              <text:list>
                                <text:list-item>
                                  <text:p text:style-name="P110">明顯例子，假定，沒有 這條遊戲規則。</text:p>
                                </text:list-item>
                              </text:list>
                            </text:list-item>
                            <text:list-item>
                              <text:p text:style-name="P303"><text:span text:style-name="T206">該黑白棋 不是 </text:span><text:span text:style-name="T123">3</text:span><text:span text:style-name="T122">維</text:span><text:span text:style-name="T204">黑白棋</text:span><text:span text:style-name="T122">。</text:span></text:p>
                              <text:list>
                                <text:list-item>
                                  <text:p text:style-name="P304"><text:span text:style-name="T206">該黑白棋 不是 </text:span><text:span text:style-name="T123">3</text:span><text:span text:style-name="T122">維3個</text:span><text:span text:style-name="T360">棋盤</text:span><text:span text:style-name="T204">2</text:span><text:span text:style-name="T360">個玩家的正方形型</text:span><text:span text:style-name="T204">黑白棋</text:span><text:span text:style-name="T206">。</text:span></text:p>
                                </text:list-item>
                              </text:list>
                            </text:list-item>
                            <text:list-item>
                              <text:p text:style-name="P303"><text:span text:style-name="T206">該黑白棋 是 </text:span><text:span text:style-name="T125">2</text:span><text:span text:style-name="T122">維</text:span><text:span text:style-name="T204">黑白棋</text:span><text:span text:style-name="T122">。</text:span></text:p>
                              <text:list>
                                <text:list-item>
                                  <text:p text:style-name="P304"><text:span text:style-name="T206">該黑白棋 是 </text:span><text:span text:style-name="T125">2</text:span><text:span text:style-name="T122">維3個</text:span><text:span text:style-name="T360">棋盤</text:span><text:span text:style-name="T204">2</text:span><text:span text:style-name="T360">個玩家的正方形型</text:span><text:span text:style-name="T204">黑白棋</text:span><text:span text:style-name="T206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1">棋盤 之間的 關係式、流程圖。</text:p>
                          <text:list>
                            <text:list-item>
                              <text:p text:style-name="P305"><text:span text:style-name="T206">第</text:span><text:span text:style-name="T207">1</text:span><text:span text:style-name="T206">個棋盤、第</text:span><text:span text:style-name="T209">2</text:span><text:span text:style-name="T206">個棋盤 →</text:span><text:span text:style-name="T219"> </text:span><text:span text:style-name="T206">第</text:span><text:span text:style-name="T209">3</text:span><text:span text:style-name="T206">個棋盤 →</text:span><text:span text:style-name="T219"> </text:span><text:span text:style-name="T206">第</text:span><text:span text:style-name="T207">1</text:span><text:span text:style-name="T206">個棋盤 →</text:span><text:span text:style-name="T219"> </text:span><text:span text:style-name="T206">第</text:span><text:span text:style-name="T209">2</text:span><text:span text:style-name="T206">個棋盤。</text:span></text:p>
                            </text:list-item>
                          </text:list>
                        </text:list-item>
                        <text:list-item>
                          <text:p text:style-name="P306"><text:span text:style-name="T206">假定，下棋順序 是 第</text:span><text:span text:style-name="T207">1</text:span><text:span text:style-name="T206">個棋盤、第</text:span><text:span text:style-name="T209">2</text:span><text:span text:style-name="T206">個棋盤、第</text:span><text:span text:style-name="T209">3</text:span><text:span text:style-name="T206">個棋盤。</text:span></text:p>
                        </text:list-item>
                        <text:list-item>
                          <text:p text:style-name="P112">假定，勝利條件 是 第3個棋盤 獲勝。</text:p>
                        </text:list-item>
                      </text:list>
                    </text:list-item>
                    <text:list-item>
                      <text:p text:style-name="P307"><text:span text:style-name="T206">存在 的 明顯例子，</text:span><text:span text:style-name="T204">假定，有 2個玩家 在玩 </text:span><text:span text:style-name="T123">3</text:span><text:span text:style-name="T122">維3個</text:span><text:span text:style-name="T360">棋盤</text:span><text:span text:style-name="T204">2</text:span><text:span text:style-name="T360">個玩家的正方形型</text:span><text:span text:style-name="T204">黑白棋</text:span><text:span text:style-name="T206">。</text:span></text:p>
                      <text:list>
                        <text:list-item>
                          <text:p text:style-name="P340"><text:span text:style-name="T127">假定，4個角落的 某一特定棋子 經過 10000個回合，沒有 被用來翻棋子，該棋子 的 存在 消失</text:span><text:span text:style-name="T67">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87"><text:bookmark-start text:name="卍"/>卍<text:bookmark-end text:name="卍"/></text:p>
          <text:list>
            <text:list-item>
              <text:p text:style-name="P287">卍 是（佛家 認定的）卍。</text:p>
            </text:list-item>
            <text:list-item>
              <text:p text:style-name="P341"><text:span text:style-name="T76">（佛家 認定的）卍、（道家 認定的）太極 </text:span><text:span text:style-name="T434">↔</text:span><text:span text:style-name="T77"> 漩渦、周而復始、旋度現象。</text:span></text:p>
              <text:list>
                <text:list-item>
                  <text:p text:style-name="P309">旋度 是 散度、旋度 的 旋度。</text:p>
                </text:list-item>
                <text:list-item>
                  <text:p text:style-name="P310">某一特定個體 越是 非監督式學習 漩渦、自然現象、（道家 認定的）道。</text:p>
                  <text:list>
                    <text:list-item>
                      <text:p text:style-name="P342"><text:span text:style-name="T77">該個體 設計、製造、使用 </text:span><text:span text:style-name="T76">卍、太極、某一特定循環 </text:span><text:span text:style-name="T78">符號，的 機率 越高</text:span><text:span text:style-name="T77">。</text:span></text:p>
                    </text:list-item>
                  </text:list>
                </text:list-item>
                <text:list-item>
                  <text:p text:style-name="P311">抽象例子，日晷。</text:p>
                </text:list-item>
              </text:list>
            </text:list-item>
          </text:list>
        </text:list-item>
        <text:list-item>
          <text:p text:style-name="P311"><text:bookmark-start text:name="衰老"/>衰老<text:bookmark-end text:name="衰老"/></text:p>
          <text:list>
            <text:list-item>
              <text:p text:style-name="P343"><text:span text:style-name="T77">衰老 是（可預防、可醫治、可修復 的</text:span><text:span text:style-name="T135">）暫態誤差、穩態誤差</text:span><text:span text:style-name="T77">。</text:span></text:p>
              <text:list>
                <text:list-item>
                  <text:p text:style-name="P343"><text:span text:style-name="T77">衰老 是（可預防、可醫治、可修復 的</text:span><text:span text:style-name="T135">）</text:span><text:span text:style-name="T79">疾病、病症、症狀。</text:span></text:p>
                </text:list-item>
                <text:list-item>
                  <text:p text:style-name="P316">明顯例子，人類。</text:p>
                  <text:list>
                    <text:list-item>
                      <text:p text:style-name="P344"><text:span text:style-name="T79">會 衰老 的人類</text:span><text:span text:style-name="T80">個體 </text:span><text:span text:style-name="T435">↔</text:span><text:span text:style-name="T81"> </text:span><text:span text:style-name="T79">一大群</text:span><text:span text:style-name="T136">、</text:span><text:span text:style-name="T80">正常個體、正常</text:span><text:span text:style-name="T79">人類</text:span><text:span text:style-name="T80">個體。</text:span></text:p>
                    </text:list-item>
                    <text:list-item>
                      <text:p text:style-name="P345"><text:span text:style-name="T79">（只有）稍微 衰老 的人類</text:span><text:span text:style-name="T80">個體 </text:span><text:span text:style-name="T435">↔</text:span><text:span text:style-name="T81"> </text:span><text:span text:style-name="T80">一小群</text:span><text:span text:style-name="T136">、異端者、</text:span><text:span text:style-name="T80">凍齡</text:span><text:span text:style-name="T136">者</text:span><text:span text:style-name="T80">、童顏</text:span><text:span text:style-name="T136">者</text:span><text:span text:style-name="T80">。</text:span></text:p>
                    </text:list-item>
                    <text:list-item>
                      <text:p text:style-name="P346"><text:span text:style-name="T79">不會 衰老 的人類</text:span><text:span text:style-name="T80">個體 </text:span><text:span text:style-name="T435">↔</text:span><text:span text:style-name="T81"> </text:span><text:span text:style-name="T80">單一</text:span><text:span text:style-name="T136">、精神病患者</text:span><text:span text:style-name="T80">、被其他人類個體認定有疾病的</text:span><text:span text:style-name="T79">人類</text:span><text:span text:style-name="T80">個體。</text:span></text:p>
                    </text:list-item>
                  </text:list>
                </text:list-item>
                <text:list-item>
                  <text:p text:style-name="P347"><text:span text:style-name="T79">不是 每一個物種 都有 該疾病、該病症、該症狀。</text:span><text:span text:style-name="T33">（肉質層型</text:span><text:span text:style-name="T31">物</text:span><text:span text:style-name="T33">種）</text:span></text:p>
                  <text:list>
                    <text:list-item>
                      <text:p text:style-name="P348"><text:span text:style-name="T79">明顯例子，鯨魚</text:span><text:span text:style-name="T77">。</text:span></text:p>
                      <text:list>
                        <text:list-item>
                          <text:p text:style-name="P349"><text:span text:style-name="T79">會 衰老 的鯨魚</text:span><text:span text:style-name="T80">個體 </text:span><text:span text:style-name="T435">↔</text:span><text:span text:style-name="T81"> </text:span><text:span text:style-name="T80">單一</text:span><text:span text:style-name="T136">、精神病患者</text:span><text:span text:style-name="T80">、被其他</text:span><text:span text:style-name="T79">鯨魚</text:span><text:span text:style-name="T80">個體認定有疾病的</text:span><text:span text:style-name="T79">鯨魚</text:span><text:span text:style-name="T80">個體。</text:span></text:p>
                        </text:list-item>
                        <text:list-item>
                          <text:p text:style-name="P349"><text:span text:style-name="T79">（只有）稍微 衰老 的鯨魚</text:span><text:span text:style-name="T80">個體 </text:span><text:span text:style-name="T435">↔</text:span><text:span text:style-name="T81"> </text:span><text:span text:style-name="T80">一小群</text:span><text:span text:style-name="T136">、異端者、病癥者、病變者</text:span><text:span text:style-name="T80">。</text:span><text:span text:style-name="T30">、癌化</text:span></text:p>
                        </text:list-item>
                        <text:list-item>
                          <text:p text:style-name="P349"><text:span text:style-name="T79">不會 衰老 的鯨魚</text:span><text:span text:style-name="T80">個體 </text:span><text:span text:style-name="T435">↔</text:span><text:span text:style-name="T81"> </text:span><text:span text:style-name="T79">一大群</text:span><text:span text:style-name="T136">、</text:span><text:span text:style-name="T80">正常個體、正常</text:span><text:span text:style-name="T79">鯨魚</text:span><text:span text:style-name="T80">個體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1">反制。</text:p>
              <text:list>
                <text:list-item>
                  <text:p text:style-name="P71">有機體奇點。</text:p>
                  <text:list>
                    <text:list-item>
                      <text:p text:style-name="P312"><text:span text:style-name="T229">&lt;?</text:span><text:span text:style-name="T230">a&gt;流學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3"><text:bookmark-start text:name="月球"/>月球<text:bookmark-end text:name="月球"/></text:p>
          <text:list>
            <text:list-item>
              <text:p text:style-name="P317">星船。</text:p>
            </text:list-item>
            <text:list-item>
              <text:p text:style-name="P314">獵戶座。</text:p>
            </text:list-item>
          </text:list>
        </text:list-item>
        <text:list-item>
          <text:p text:style-name="P314"><text:bookmark-start text:name="黏菌"/>黏菌<text:bookmark-end text:name="黏菌"/></text:p>
          <text:list>
            <text:list-item>
              <text:p text:style-name="P315">（留存的）路徑 <text:span text:style-name="T436">↔</text:span><text:span text:style-name="T381"> 螞蟻演算法</text:span>（的結果）<text:span text:style-name="T381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2:01:29.830000000</dc:date>
    <meta:editing-duration>P15DT15H26M4S</meta:editing-duration>
    <meta:editing-cycles>15373</meta:editing-cycles>
    <meta:document-statistic meta:table-count="0" meta:image-count="0" meta:object-count="0" meta:page-count="1" meta:paragraph-count="1259" meta:word-count="25657" meta:character-count="31292" meta:non-whitespace-character-count="27822"/>
  </office:meta>
</office:document-meta>
</file>